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 svg:font-family="Helvetica, arial, freesans, clean, sans-serif"/>
    <style:font-face style:name="Mangal1" svg:font-family="Mangal"/>
    <style:font-face style:name="OpenSymbol" svg:font-family="OpenSymbol"/>
    <style:font-face style:name="sans-serif" svg:font-family="sans-serif"/>
    <style:font-face style:name="Courier 10 Pitch" svg:font-family="'Courier 10 Pitch'" style:font-pitch="fixed"/>
    <style:font-face style:name="Dark Courier1" svg:font-family="'Dark Courier'" style:font-pitch="fixed"/>
    <style:font-face style:name="Courier New" svg:font-family="'Courier New'" style:font-family-generic="modern" style:font-pitch="fixed"/>
    <style:font-face style:name="Dark Courier" svg:font-family="'Dark Courie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2854in" fo:margin-left="0.816in" table:align="left" style:may-break-between-rows="false"/>
    </style:style>
    <style:style style:name="Table1.A" style:family="table-column">
      <style:table-column-properties style:column-width="1.3583in"/>
    </style:style>
    <style:style style:name="Table1.B" style:family="table-column">
      <style:table-column-properties style:column-width="2.9188in"/>
    </style:style>
    <style:style style:name="Table1.C" style:family="table-column">
      <style:table-column-properties style:column-width="1.008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style:font-size-asian="9pt" style:font-size-complex="9pt"/>
    </style:style>
    <style:style style:name="P2" style:family="paragraph" style:parent-style-name="Footnote">
      <style:paragraph-properties fo:margin-left="0in" fo:margin-right="0in" fo:text-indent="0in" style:auto-text-indent="false"/>
    </style:style>
    <style:style style:name="P3" style:family="paragraph" style:parent-style-name="Footnote">
      <style:paragraph-properties fo:margin-left="0in" fo:margin-right="0in" fo:text-indent="0in" style:auto-text-indent="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4" style:family="paragraph" style:parent-style-name="Footnote">
      <style:paragraph-properties fo:margin-left="0in" fo:margin-right="0in" fo:text-indent="0in" style:auto-text-indent="false"/>
      <style:text-properties style:font-name="Times New Roman" fo:font-size="12pt" style:font-size-asian="12pt" style:font-size-complex="12pt"/>
    </style:style>
    <style:style style:name="P5" style:family="paragraph" style:parent-style-name="Footnote">
      <style:paragraph-properties fo:margin-left="0in" fo:margin-right="0in" fo:text-indent="0in" style:auto-text-indent="false"/>
      <style:text-properties fo:font-style="normal" style:font-style-asian="normal" style:font-style-complex="normal"/>
    </style:style>
    <style:style style:name="P6" style:family="paragraph" style:parent-style-name="Standard">
      <style:paragraph-properties fo:margin-left="0in" fo:margin-right="0in" fo:text-indent="0in" style:auto-text-indent="false" style:text-autospace="none">
        <style:tab-stops>
          <style:tab-stop style:position="0.6075in"/>
        </style:tab-stops>
      </style:paragraph-properties>
    </style:style>
    <style:style style:name="P7" style:family="paragraph" style:parent-style-name="Standard">
      <style:paragraph-properties fo:margin-left="0in" fo:margin-right="0in" fo:text-indent="0in" style:auto-text-indent="false" style:text-autospace="none"/>
      <style:text-properties fo:font-variant="normal" fo:text-transform="none" fo:color="#0000ff" style:font-name="Dark Courier" fo:font-size="10pt" fo:letter-spacing="normal" fo:language="en" fo:country="US" fo:font-style="normal" fo:font-weight="normal" style:font-name-asian="Courier New" style:font-size-asian="10pt" style:font-weight-asian="normal" style:font-name-complex="Courier New" style:font-size-complex="10pt" style:font-weight-complex="normal"/>
    </style:style>
    <style:style style:name="P8" style:family="paragraph" style:parent-style-name="Standard">
      <style:paragraph-properties fo:margin-left="0in" fo:margin-right="0in" fo:text-indent="0in" style:auto-text-indent="false" style:text-autospace="none"/>
      <style:text-properties fo:font-variant="normal" fo:text-transform="none" fo:color="#222222" style:font-name="Dark Courier" fo:font-size="10pt" fo:letter-spacing="normal" fo:language="en" fo:country="US" fo:font-style="normal" fo:font-weight="normal" style:font-name-asian="Courier New" style:font-size-asian="10pt" style:font-weight-asian="normal" style:font-name-complex="Courier New" style:font-size-complex="10pt" style:font-weight-complex="normal"/>
    </style:style>
    <style:style style:name="P9" style:family="paragraph" style:parent-style-name="Preformatted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0" style:family="paragraph" style:parent-style-name="Preformatted_20_Text">
      <style:paragraph-properties fo:margin-left="0in" fo:margin-right="0in" fo:text-indent="0in" style:auto-text-indent="false" style:text-autospace="none"/>
      <style:text-properties fo:font-variant="normal" fo:text-transform="none" fo:color="#000000" style:font-name="Dark Courier" fo:font-size="10pt" fo:letter-spacing="normal" fo:language="en" fo:country="US" fo:font-style="normal" fo:font-weight="normal" style:font-name-asian="Courier New" style:font-size-asian="10pt" style:font-weight-asian="normal" style:font-name-complex="Courier New" style:font-size-complex="10pt" style:font-weight-complex="normal"/>
    </style:style>
    <style:style style:name="P11"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P12" style:family="paragraph" style:parent-style-name="Preformatted_20_Text">
      <style:paragraph-properties fo:margin-left="0in" fo:margin-right="0in" fo:text-align="center" style:justify-single-word="false" fo:orphans="2" fo:widows="2" fo:text-indent="0in" style:auto-text-indent="false"/>
      <style:text-properties fo:font-variant="normal" fo:text-transform="none" fo:color="#000000" style:font-name="Times New Roman" fo:letter-spacing="normal" fo:font-style="normal" fo:font-weight="normal"/>
    </style:style>
    <style:style style:name="P13" style:family="paragraph" style:parent-style-name="Preformatted_20_Text">
      <style:paragraph-properties fo:margin-left="0in" fo:margin-right="0in" fo:orphans="2" fo:widows="2" fo:text-indent="0in" style:auto-text-indent="false"/>
      <style:text-properties fo:font-variant="normal" fo:text-transform="none" fo:color="#000000" style:font-name="Times New Roman" fo:letter-spacing="normal" fo:font-style="normal" fo:font-weight="normal"/>
    </style:style>
    <style:style style:name="P14" style:family="paragraph" style:parent-style-name="Standard">
      <style:paragraph-properties fo:margin-left="0in" fo:margin-right="0in" fo:text-indent="0in" style:auto-text-indent="false" fo:padding="0.0291in" fo:border-left="none" fo:border-right="none" fo:border-top="none" fo:border-bottom="0.06pt solid #000000" style:text-autospace="none" style:join-border="false"/>
      <style:text-properties fo:font-variant="normal" fo:text-transform="none" fo:color="#222222" style:font-name="Dark Courier" fo:font-size="12pt" fo:letter-spacing="normal" fo:language="en" fo:country="US" fo:font-style="normal" fo:font-weight="normal" style:font-name-asian="Courier New" style:font-size-asian="9pt" style:font-weight-asian="normal" style:font-name-complex="Courier New" style:font-size-complex="9pt" style:font-weight-complex="normal"/>
    </style:style>
    <style:style style:name="P15" style:family="paragraph" style:parent-style-name="Endnote">
      <style:paragraph-properties fo:margin-left="0in" fo:margin-right="0in" fo:text-indent="0in" style:auto-text-indent="false"/>
    </style:style>
    <style:style style:name="P16" style:family="paragraph" style:parent-style-name="Table_20_Contents">
      <style:paragraph-properties fo:margin-left="0in" fo:margin-right="0in" fo:text-align="center" style:justify-single-word="false" fo:text-indent="0in" style:auto-text-indent="false"/>
      <style:text-properties fo:font-size="12pt" style:font-size-asian="12pt" style:font-size-complex="12pt"/>
    </style:style>
    <style:style style:name="P17" style:family="paragraph" style:parent-style-name="Table_20_Heading">
      <style:paragraph-properties fo:margin-left="0in" fo:margin-right="0in" fo:text-align="center" style:justify-single-word="false" fo:text-indent="0in" style:auto-text-indent="false"/>
      <style:text-properties fo:font-size="12pt" style:font-size-asian="12pt" style:font-size-complex="12pt"/>
    </style:style>
    <style:style style:name="P18" style:family="paragraph" style:parent-style-name="Footnote">
      <style:paragraph-properties fo:margin-left="0in" fo:margin-right="0in" fo:text-indent="0in" style:auto-text-indent="false" fo:break-before="pag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19" style:family="paragraph" style:parent-style-name="Footnot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20" style:family="paragraph" style:parent-style-name="Footnote">
      <style:text-properties style:font-name="Times New Roman" fo:font-size="10pt" style:font-size-asian="10pt" style:font-size-complex="10pt"/>
    </style:style>
    <style:style style:name="P21" style:family="paragraph" style:parent-style-name="Standard">
      <style:text-properties fo:font-variant="normal" fo:text-transform="none" fo:color="#222222" style:font-name="Times New Roman" fo:font-size="12pt" fo:letter-spacing="normal" fo:language="en" fo:country="US" fo:font-style="normal" fo:font-weight="normal" style:font-name-asian="Courier New" style:font-size-asian="12pt" style:font-weight-asian="normal" style:font-name-complex="Courier New" style:font-size-complex="12pt" style:font-weight-complex="normal"/>
    </style:style>
    <style:style style:name="P22" style:family="paragraph" style:parent-style-name="Standard">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23" style:family="paragraph" style:parent-style-name="Standard">
      <style:text-properties fo:font-variant="normal" fo:text-transform="none" fo:color="#222222" style:font-name="Dark Courier" fo:font-size="12pt" fo:letter-spacing="normal" fo:font-style="normal" fo:font-weight="normal" style:font-size-asian="12pt" style:font-weight-asian="normal" style:font-size-complex="12pt" style:font-weight-complex="normal"/>
    </style:style>
    <style:style style:name="P24" style:family="paragraph" style:parent-style-name="Standard">
      <style:text-properties fo:font-variant="normal" fo:text-transform="none" fo:color="#222222" style:text-line-through-style="none" style:font-name="Times New Roman" fo:font-size="12pt" fo:letter-spacing="normal" fo:language="en" fo:country="US" fo:font-style="normal" style:text-underline-style="none" fo:font-weight="normal" style:text-blinking="false" style:font-name-asian="Courier New" style:font-size-asian="12pt" style:font-style-asian="normal" style:font-weight-asian="normal" style:font-name-complex="Courier New" style:font-size-complex="12pt" style:font-style-complex="normal" style:font-weight-complex="normal"/>
    </style:style>
    <style:style style:name="P25"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P27" style:family="paragraph" style:parent-style-name="Standard">
      <style:text-properties fo:font-variant="normal" fo:text-transform="none" fo:color="#333333" style:font-name="Times New Roman" fo:font-size="12pt" fo:letter-spacing="normal" fo:font-style="normal" fo:font-weight="normal" style:font-size-asian="12pt" style:font-size-complex="12pt"/>
    </style:style>
    <style:style style:name="P28" style:family="paragraph" style:parent-style-name="Standard">
      <style:text-properties fo:font-variant="normal" fo:text-transform="none" fo:color="#333333"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P29" style:family="paragraph" style:parent-style-name="Standard">
      <style:text-properties fo:font-variant="normal" fo:text-transform="none" fo:color="#ff0000" style:font-name="Dark Courier" fo:font-size="12pt" fo:letter-spacing="normal" fo:language="en" fo:country="US" fo:font-style="normal" fo:font-weight="bold" style:font-name-asian="Courier New" style:font-size-asian="12pt" style:font-weight-asian="bold" style:font-name-complex="Courier New" style:font-size-complex="12pt" style:font-weight-complex="bold"/>
    </style:style>
    <style:style style:name="P30" style:family="paragraph" style:parent-style-name="Standard">
      <style:text-properties fo:font-variant="normal" fo:text-transform="none" fo:color="#666666" style:font-name="Dark Courier" fo:font-size="12pt" fo:letter-spacing="normal" fo:language="en" fo:country="US" fo:font-style="normal" fo:font-weight="bold" style:font-name-asian="Courier New" style:font-size-asian="12pt" style:font-weight-asian="bold" style:font-name-complex="Courier New" style:font-size-complex="12pt" style:font-weight-complex="bold"/>
    </style:style>
    <style:style style:name="P31" style:family="paragraph" style:parent-style-name="Standard">
      <style:text-properties fo:font-variant="normal" fo:text-transform="none" fo:color="#008000" style:font-name="Dark Courier" fo:font-size="12pt" fo:letter-spacing="normal" fo:language="en" fo:country="US" fo:font-style="normal" fo:font-weight="bold" style:font-name-asian="Courier New" style:font-size-asian="12pt" style:font-weight-asian="bold" style:font-name-complex="Courier New" style:font-size-complex="12pt" style:font-weight-complex="bold"/>
    </style:style>
    <style:style style:name="P32"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en" fo:country="US" style:font-name-asian="Courier New" style:font-size-asian="9pt" style:font-name-complex="Courier New" style:font-size-complex="9pt"/>
    </style:style>
    <style:style style:name="P33" style:family="paragraph" style:parent-style-name="Standard">
      <style:text-properties fo:font-size="12pt" style:font-size-asian="12pt" style:font-size-complex="12pt"/>
    </style:style>
    <style:style style:name="P34" style:family="paragraph" style:parent-style-name="Standard">
      <style:text-properties fo:font-size="12pt" fo:font-weight="normal" style:font-size-asian="12pt" style:font-weight-asian="normal" style:font-size-complex="12pt" style:font-weight-complex="normal"/>
    </style:style>
    <style:style style:name="P35" style:family="paragraph" style:parent-style-name="Standard">
      <style:text-properties style:font-name="Times New Roman"/>
    </style:style>
    <style:style style:name="P36" style:family="paragraph" style:parent-style-name="Standard">
      <style:text-properties style:font-name="Times New Roman" fo:font-size="12pt" style:font-size-asian="12pt" style:font-size-complex="12pt"/>
    </style:style>
    <style:style style:name="P37" style:family="paragraph" style:parent-style-name="Standard">
      <style:text-properties style:font-name="Times New Roman" fo:font-size="12pt" fo:font-weight="normal" style:font-size-asian="12pt" style:font-weight-asian="normal" style:font-size-complex="12pt" style:font-weight-complex="normal"/>
    </style:style>
    <style:style style:name="P38" style:family="paragraph" style:parent-style-name="Standard">
      <style:text-properties style:use-window-font-color="true"/>
    </style:style>
    <style:style style:name="P39" style:family="paragraph" style:parent-style-name="Standard">
      <style:text-properties style:use-window-font-color="true" style:font-name="Times New Roman"/>
    </style:style>
    <style:style style:name="P40" style:family="paragraph" style:parent-style-name="Standard">
      <style:text-properties style:use-window-font-color="true" style:font-name="Times New Roman" fo:font-size="12pt" fo:font-weight="normal" style:font-size-asian="12pt" style:font-weight-asian="normal" style:font-size-complex="12pt" style:font-weight-complex="normal"/>
    </style:style>
    <style:style style:name="P41" style:family="paragraph" style:parent-style-name="Standard">
      <style:paragraph-properties fo:text-align="center"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use-window-font-color="true" style:font-name="Times New Roman" fo:font-size="12pt" fo:language="en" fo:country="US" style:font-name-asian="Courier New" style:font-size-asian="12pt" style:font-name-complex="Courier New" style:font-size-complex="12pt"/>
    </style:style>
    <style:style style:name="P42" style:family="paragraph" style:parent-style-name="Standard">
      <style:paragraph-properties fo:text-align="center"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use-window-font-color="true" style:font-name="Times New Roman" fo:font-size="12pt" fo:language="en" fo:country="US" fo:font-style="italic" style:font-name-asian="Courier New" style:font-size-asian="12pt" style:font-style-asian="italic" style:font-name-complex="Courier New" style:font-size-complex="12pt" style:font-style-complex="italic"/>
    </style:style>
    <style:style style:name="P43" style:family="paragraph" style:parent-style-name="Standard">
      <style:text-properties style:use-window-font-color="true" style:font-name="Times New Roman" fo:font-weight="normal" style:font-weight-asian="normal" style:font-weight-complex="normal"/>
    </style:style>
    <style:style style:name="P44" style:family="paragraph" style:parent-style-name="Standard">
      <style:text-properties style:use-window-font-color="true" style:font-name="Times New Roman" fo:font-size="10pt" fo:font-weight="normal" style:font-size-asian="10pt" style:font-weight-asian="normal" style:font-size-complex="10pt" style:font-weight-complex="normal"/>
    </style:style>
    <style:style style:name="P45" style:family="paragraph" style:parent-style-name="Standard">
      <style:text-properties style:use-window-font-color="true" style:font-name="Times New Roman" fo:font-size="11pt" fo:font-weight="normal" style:font-size-asian="11pt" style:font-weight-asian="normal" style:font-size-complex="11pt" style:font-weight-complex="normal"/>
    </style:style>
    <style:style style:name="P46" style:family="paragraph" style:parent-style-name="Standard">
      <style:text-properties style:use-window-font-color="true" style:font-name="Courier New" fo:font-size="12pt" fo:font-weight="normal" style:font-size-asian="12pt" style:font-weight-asian="normal" style:font-size-complex="12pt" style:font-weight-complex="normal"/>
    </style:style>
    <style:style style:name="P47" style:family="paragraph" style:parent-style-name="Standard">
      <style:text-properties style:use-window-font-color="true" style:font-name="Courier 10 Pitch"/>
    </style:style>
    <style:style style:name="P48" style:family="paragraph" style:parent-style-name="Standard">
      <style:text-properties style:use-window-font-color="true" style:font-name="Dark Courier"/>
    </style:style>
    <style:style style:name="P49" style:family="paragraph" style:parent-style-name="Standard">
      <style:text-properties style:use-window-font-color="true" style:font-name="Dark Courier" fo:font-size="11pt" fo:font-weight="normal" style:font-size-asian="11pt" style:font-weight-asian="normal" style:font-size-complex="11pt" style:font-weight-complex="normal"/>
    </style:style>
    <style:style style:name="P50" style:family="paragraph" style:parent-style-name="Standard">
      <style:text-properties style:font-name="Dark Courier"/>
    </style:style>
    <style:style style:name="P51" style:family="paragraph" style:parent-style-name="Standard">
      <style:text-properties style:font-name="Dark Courier" fo:font-size="12pt" fo:font-weight="normal" style:font-size-asian="12pt" style:font-weight-asian="normal" style:font-size-complex="12pt" style:font-weight-complex="normal"/>
    </style:style>
    <style:style style:name="P52" style:family="paragraph" style:parent-style-name="Standard">
      <style:text-properties style:font-name="Dark Courier" fo:font-size="12pt" style:font-size-asian="12pt" style:font-size-complex="12pt"/>
    </style:style>
    <style:style style:name="P53" style:family="paragraph" style:parent-style-name="Standard">
      <style:text-properties style:font-name="Dark Courier" fo:font-size="11pt" fo:font-weight="normal" style:font-size-asian="11pt" style:font-weight-asian="normal" style:font-size-complex="11pt" style:font-weight-complex="normal"/>
    </style:style>
    <style:style style:name="P54" style:family="paragraph" style:parent-style-name="Standard">
      <style:text-properties style:font-name="Dark Courier" fo:font-weight="bold" style:font-weight-asian="bold" style:font-weight-complex="bold"/>
    </style:style>
    <style:style style:name="P55" style:family="paragraph" style:parent-style-name="Standard">
      <style:text-properties fo:color="#4c1900" style:font-name="Dark Courier"/>
    </style:style>
    <style:style style:name="P56" style:family="paragraph" style:parent-style-name="Standard">
      <style:text-properties fo:color="#4c1900" style:font-name="Dark Courier" fo:font-size="11pt" fo:font-weight="normal" style:font-size-asian="11pt" style:font-weight-asian="normal" style:font-size-complex="11pt" style:font-weight-complex="normal"/>
    </style:style>
    <style:style style:name="P57" style:family="paragraph" style:parent-style-name="Standard">
      <style:text-properties fo:color="#4c1900" style:font-name="Dark Courier" fo:font-size="10pt" fo:font-weight="normal" style:font-size-asian="10pt" style:font-weight-asian="normal" style:font-size-complex="10pt" style:font-weight-complex="normal"/>
    </style:style>
    <style:style style:name="P58" style:family="paragraph" style:parent-style-name="Standard">
      <style:text-properties fo:color="#4c1900" style:font-name="Dark Courier" fo:font-size="10pt" style:font-size-asian="10pt" style:font-size-complex="10pt"/>
    </style:style>
    <style:style style:name="P59" style:family="paragraph" style:parent-style-name="Standard">
      <style:text-properties fo:color="#4c1900" style:font-name="Dark Courier" fo:font-size="12pt" style:font-size-asian="12pt" style:font-size-complex="12pt"/>
    </style:style>
    <style:style style:name="P60"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fo:color="#000080" style:font-name="Courier New" fo:font-size="9pt" fo:language="en" fo:country="US" fo:font-weight="bold" style:font-name-asian="Courier New" style:font-size-asian="9pt" style:font-weight-asian="bold" style:font-name-complex="Courier New" style:font-size-complex="9pt" style:font-weight-complex="bold"/>
    </style:style>
    <style:style style:name="P61" style:family="paragraph" style:parent-style-name="Standard">
      <style:text-properties style:font-name="Arial"/>
    </style:style>
    <style:style style:name="P62" style:family="paragraph" style:parent-style-name="Standard">
      <style:paragraph-properties fo:text-align="center" style:justify-single-word="false"/>
      <style:text-properties style:font-name="Arial" fo:font-size="18pt" style:font-size-asian="18pt" style:font-size-complex="18pt"/>
    </style:style>
    <style:style style:name="P63"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fo:color="#008000" style:font-name="Dark Courier" fo:font-size="9pt" fo:language="en" fo:country="US" style:font-name-asian="Courier New" style:font-size-asian="9pt" style:font-name-complex="Courier New" style:font-size-complex="9pt"/>
    </style:style>
    <style:style style:name="P64" style:family="paragraph" style:parent-style-name="Standard">
      <style:text-properties fo:color="#008000" style:font-name="Dark Courier" fo:font-size="12pt" fo:font-weight="bold" style:font-size-asian="12pt" style:font-weight-asian="bold" style:font-size-complex="12pt" style:font-weight-complex="bold"/>
    </style:style>
    <style:style style:name="P65" style:family="paragraph" style:parent-style-name="Standard">
      <style:paragraph-properties fo:orphans="2" fo:widows="2"/>
    </style:style>
    <style:style style:name="P66" style:family="paragraph" style:parent-style-name="Standard">
      <style:text-properties fo:font-weight="bold" style:font-weight-asian="bold" style:font-weight-complex="bold"/>
    </style:style>
    <style:style style:name="P67" style:family="paragraph" style:parent-style-name="Standard">
      <style:paragraph-properties fo:margin-left="0.4992in" fo:margin-right="0in" fo:text-indent="0in" style:auto-text-indent="false"/>
    </style:style>
    <style:style style:name="P68" style:family="paragraph" style:parent-style-name="Standard">
      <style:paragraph-properties fo:margin-left="0.4992in" fo:margin-right="0in" fo:text-indent="0in" style:auto-text-indent="false">
        <style:tab-stops>
          <style:tab-stop style:position="1.4835in"/>
        </style:tab-stops>
      </style:paragraph-properties>
    </style:style>
    <style:style style:name="P69" style:family="paragraph" style:parent-style-name="Standard">
      <style:paragraph-properties fo:margin-left="0.4992in" fo:margin-right="0in" fo:text-indent="0in" style:auto-text-indent="false">
        <style:tab-stops>
          <style:tab-stop style:position="1.4835in"/>
        </style:tab-stops>
      </style:paragraph-properties>
      <style:text-properties style:font-name="Dark Courier"/>
    </style:style>
    <style:style style:name="P70" style:family="paragraph" style:parent-style-name="Standard">
      <style:paragraph-properties fo:margin-left="0.5043in" fo:margin-right="0.6673in" fo:text-indent="0in" style:auto-text-indent="false">
        <style:tab-stops>
          <style:tab-stop style:position="0.298in"/>
        </style:tab-stops>
      </style:paragraph-properties>
      <style:text-properties style:use-window-font-color="true" style:font-name="Times New Roman" fo:font-size="12pt" style:font-size-asian="12pt" style:font-size-complex="12pt"/>
    </style:style>
    <style:style style:name="P71" style:family="paragraph" style:parent-style-name="Standard">
      <style:paragraph-properties fo:margin-left="0.4992in" fo:margin-right="0.6673in" fo:text-indent="0in" style:auto-text-indent="false"/>
      <style:text-properties style:use-window-font-color="true" style:font-name="Times New Roman" fo:font-size="12pt" style:font-size-asian="12pt" style:font-size-complex="12pt"/>
    </style:style>
    <style:style style:name="P72" style:family="paragraph" style:parent-style-name="Preformatted_20_Text">
      <style:text-properties style:font-name="Dark Courier"/>
    </style:style>
    <style:style style:name="P73" style:family="paragraph" style:parent-style-name="Preformatted_20_Text">
      <style:text-properties style:font-name="Dark Courier" fo:font-weight="normal" style:font-weight-asian="normal" style:font-weight-complex="normal"/>
    </style:style>
    <style:style style:name="P74" style:family="paragraph" style:parent-style-name="Preformatted_20_Text">
      <style:text-properties style:font-name="Dark Courier" fo:font-size="6pt" fo:font-weight="bold" style:font-size-asian="6pt" style:font-weight-asian="bold" style:font-size-complex="6pt" style:font-weight-complex="bold"/>
    </style:style>
    <style:style style:name="P75" style:family="paragraph" style:parent-style-name="Preformatted_20_Text">
      <style:paragraph-properties fo:text-align="center" style:justify-single-word="false" fo:orphans="2" fo:widows="2"/>
      <style:text-properties fo:font-variant="normal" fo:text-transform="none" fo:color="#000000" style:font-name="Times New Roman" fo:letter-spacing="normal"/>
    </style:style>
    <style:style style:name="P76" style:family="paragraph" style:parent-style-name="Preformatted_20_Text">
      <style:paragraph-properties fo:text-align="center" style:justify-single-word="false" fo:orphans="2" fo:widows="2"/>
      <style:text-properties fo:font-variant="normal" fo:text-transform="none" fo:color="#000000" style:font-name="Times New Roman" fo:font-size="10pt" fo:letter-spacing="normal" fo:font-style="normal" fo:font-weight="normal" style:font-size-asian="10pt" style:font-size-complex="10pt"/>
    </style:style>
    <style:style style:name="P77" style:family="paragraph" style:parent-style-name="Preformatted_20_Text">
      <style:paragraph-properties fo:orphans="2" fo:widows="2"/>
      <style:text-properties fo:font-variant="normal" fo:text-transform="none" fo:color="#000000" style:font-name="Dark Courier" fo:letter-spacing="normal" fo:font-style="normal" fo:font-weight="normal"/>
    </style:style>
    <style:style style:name="P78" style:family="paragraph" style:parent-style-name="Preformatted_20_Text">
      <style:paragraph-properties fo:orphans="2" fo:widows="2"/>
      <style:text-properties fo:font-variant="normal" fo:text-transform="none" style:use-window-font-color="true" style:font-name="Dark Courier" fo:font-size="12pt" fo:letter-spacing="normal" style:font-size-asian="12pt" style:font-size-complex="12pt"/>
    </style:style>
    <style:style style:name="P79" style:family="paragraph" style:parent-style-name="Preformatted_20_Text">
      <style:paragraph-properties fo:orphans="2" fo:widows="2"/>
      <style:text-properties fo:font-variant="normal" fo:text-transform="none" style:use-window-font-color="true" style:font-name="Dark Courier" fo:font-size="12pt" fo:letter-spacing="normal" fo:font-style="normal" fo:font-weight="normal" style:font-size-asian="12pt" style:font-size-complex="12pt"/>
    </style:style>
    <style:style style:name="P80" style:family="paragraph" style:parent-style-name="Preformatted_20_Text">
      <style:paragraph-properties fo:orphans="2" fo:widows="2"/>
      <style:text-properties fo:font-variant="normal" fo:text-transform="none" style:use-window-font-color="true" style:font-name="Dark Courier" fo:font-size="12pt" fo:letter-spacing="normal" fo:font-style="normal" fo:font-weight="normal" style:font-size-asian="12pt" style:font-weight-asian="normal" style:font-size-complex="12pt" style:font-weight-complex="normal"/>
    </style:style>
    <style:style style:name="P81" style:family="paragraph" style:parent-style-name="Preformatted_20_Text">
      <style:paragraph-properties fo:orphans="2" fo:widows="2"/>
      <style:text-properties fo:font-variant="normal" fo:text-transform="none" style:use-window-font-color="true" style:font-name="Dark Courier" fo:font-size="12pt" fo:letter-spacing="normal" fo:font-style="normal" fo:font-weight="normal" style:font-size-asian="12pt" style:font-weight-asian="bold" style:font-size-complex="12pt" style:font-weight-complex="bold"/>
    </style:style>
    <style:style style:name="P82" style:family="paragraph" style:parent-style-name="Preformatted_20_Text">
      <style:paragraph-properties fo:orphans="2" fo:widows="2"/>
    </style:style>
    <style:style style:name="P83"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84" style:family="paragraph" style:parent-style-name="Preformatted_20_Text">
      <style:text-properties style:font-name="Courier New"/>
    </style:style>
    <style:style style:name="P85" style:family="paragraph" style:parent-style-name="Standard" style:master-page-name="">
      <style:paragraph-properties fo:orphans="0" fo:widows="4" style:page-number="auto" fo:keep-with-next="always"/>
      <style:text-properties style:font-name="Times New Roman" fo:font-size="12pt" style:font-size-asian="12pt" style:font-size-complex="12pt"/>
    </style:style>
    <style:style style:name="P86" style:family="paragraph" style:parent-style-name="Standard" style:master-page-name="">
      <style:paragraph-properties fo:orphans="0" fo:widows="0" style:page-number="auto" fo:keep-with-next="always"/>
      <style:text-properties style:font-name="Dark Courier" fo:font-size="12pt" style:font-size-asian="12pt" style:font-size-complex="12pt"/>
    </style:style>
    <style:style style:name="P87" style:family="paragraph" style:parent-style-name="Standard" style:master-page-name="">
      <style:paragraph-properties style:page-number="auto" fo:keep-with-next="always"/>
      <style:text-properties style:use-window-font-color="true" style:font-name="Dark Courier" fo:font-size="12pt" fo:font-weight="normal" style:font-size-asian="12pt" style:font-weight-asian="normal" style:font-size-complex="12pt" style:font-weight-complex="normal"/>
    </style:style>
    <style:style style:name="P88" style:family="paragraph" style:parent-style-name="Standard" style:master-page-name="">
      <style:paragraph-properties fo:orphans="0" fo:widows="4" style:page-number="auto"/>
      <style:text-properties fo:color="#4c1900" style:font-name="Dark Courier" fo:font-size="10pt" style:font-size-asian="10pt" style:font-size-complex="10pt"/>
    </style:style>
    <style:style style:name="P89" style:family="paragraph" style:parent-style-name="Standard" style:master-page-name="">
      <style:paragraph-properties fo:orphans="5" style:page-number="auto"/>
      <style:text-properties fo:font-size="12pt" fo:font-weight="normal" style:font-size-asian="12pt" style:font-weight-asian="normal" style:font-size-complex="12pt" style:font-weight-complex="normal"/>
    </style:style>
    <style:style style:name="P90" style:family="paragraph" style:parent-style-name="Standard">
      <style:paragraph-properties fo:margin-left="0in" fo:margin-right="0in" fo:text-indent="0.3673in" style:auto-text-indent="false" style:text-autospace="none">
        <style:tab-stops>
          <style:tab-stop style:position="0.6075in"/>
          <style:tab-stop style:position="1.9898in"/>
        </style:tab-stops>
      </style:paragraph-properties>
    </style:style>
    <style:style style:name="P91" style:family="paragraph" style:parent-style-name="Text_20_body">
      <style:text-properties fo:font-variant="normal" fo:text-transform="none" fo:color="#222222" style:font-name="Times New Roman" fo:font-size="12pt" fo:letter-spacing="normal" fo:language="en" fo:country="US" fo:font-style="normal" fo:font-weight="normal" style:font-name-asian="Courier New" style:font-size-asian="12pt" style:font-weight-asian="normal" style:font-name-complex="Courier New" style:font-size-complex="12pt" style:font-weight-complex="normal"/>
    </style:style>
    <style:style style:name="P92" style:family="paragraph" style:parent-style-name="Text_20_body">
      <style:paragraph-properties fo:text-align="start" style:justify-single-word="false" fo:orphans="2" fo:widows="2"/>
      <style:text-properties fo:font-variant="normal" fo:text-transform="none" fo:color="#222222" style:text-line-through-style="none" style:font-name="Times New Roman" fo:font-size="12pt" fo:letter-spacing="normal" fo:language="en" fo:country="US" fo:font-style="normal" style:text-underline-style="none" fo:font-weight="normal" style:text-blinking="false" style:font-name-asian="Courier New" style:font-size-asian="12pt" style:font-weight-asian="normal" style:font-name-complex="Courier New" style:font-size-complex="12pt" style:font-weight-complex="normal"/>
    </style:style>
    <style:style style:name="P93" style:family="paragraph" style:parent-style-name="Text_20_body">
      <style:paragraph-properties fo:text-align="start" style:justify-single-word="false" fo:orphans="2" fo:widows="2"/>
      <style:text-properties fo:font-variant="normal" fo:text-transform="none" fo:color="#333333" style:font-name="Times New Roman" fo:font-size="12pt" fo:letter-spacing="normal" fo:font-style="normal" fo:font-weight="normal" style:font-size-asian="12pt" style:font-size-complex="12pt"/>
    </style:style>
    <style:style style:name="P94" style:family="paragraph" style:parent-style-name="Text_20_body">
      <style:text-properties style:font-name="Dark Courier"/>
    </style:style>
    <style:style style:name="P95" style:family="paragraph" style:parent-style-name="Text_20_body">
      <style:text-properties style:font-name="Dark Courier" fo:font-size="12pt"/>
    </style:style>
    <style:style style:name="P96" style:family="paragraph" style:parent-style-name="Text_20_body">
      <style:text-properties style:font-name="Dark Courier" fo:font-size="10pt" style:font-size-asian="10pt" style:font-size-complex="10pt"/>
    </style:style>
    <style:style style:name="P97" style:family="paragraph" style:parent-style-name="Text_20_body">
      <style:paragraph-properties fo:text-align="center" style:justify-single-word="false"/>
      <style:text-properties fo:font-size="10pt" style:font-size-asian="10pt" style:font-size-complex="10pt"/>
    </style:style>
    <style:style style:name="P98" style:family="paragraph" style:parent-style-name="Text_20_body">
      <style:paragraph-properties fo:text-align="center" style:justify-single-word="false"/>
      <style:text-properties fo:font-size="9pt" style:font-size-asian="9pt" style:font-size-complex="9pt"/>
    </style:style>
    <style:style style:name="P99" style:family="paragraph" style:parent-style-name="Text_20_body">
      <style:text-properties fo:font-size="12pt"/>
    </style:style>
    <style:style style:name="P100" style:family="paragraph" style:parent-style-name="Text_20_body">
      <style:text-properties fo:color="#ff0000" style:font-name="Dark Courier" fo:font-size="12pt"/>
    </style:style>
    <style:style style:name="P101" style:family="paragraph" style:parent-style-name="Text_20_body">
      <style:text-properties style:use-window-font-color="true" style:font-name="Times New Roman" fo:font-size="12pt"/>
    </style:style>
    <style:style style:name="P102" style:family="paragraph" style:parent-style-name="Text_20_body">
      <style:text-properties style:use-window-font-color="true" style:font-name="Times New Roman" fo:font-size="12pt" fo:font-weight="normal" style:font-weight-asian="normal" style:font-weight-complex="normal"/>
    </style:style>
    <style:style style:name="P103" style:family="paragraph" style:parent-style-name="Text_20_body">
      <style:text-properties style:use-window-font-color="true" style:font-name="Dark Courier" fo:font-size="12pt"/>
    </style:style>
    <style:style style:name="P104" style:family="paragraph" style:parent-style-name="Text_20_body">
      <style:text-properties style:use-window-font-color="true" style:font-name="Arial" fo:font-size="18pt" fo:font-weight="normal" style:font-size-asian="18pt" style:font-weight-asian="normal" style:font-size-complex="18pt" style:font-weight-complex="normal"/>
    </style:style>
    <style:style style:name="P105" style:family="paragraph" style:parent-style-name="Text_20_body">
      <style:text-properties fo:color="#008000" style:font-name="Dark Courier" fo:font-size="10pt" fo:font-weight="bold" style:font-size-asian="10pt" style:font-weight-asian="bold" style:font-size-complex="10pt" style:font-weight-complex="bold"/>
    </style:style>
    <style:style style:name="P106" style:family="paragraph" style:parent-style-name="Text_20_body">
      <style:text-properties fo:color="#008000" style:font-name="Dark Courier" fo:font-size="9pt" fo:font-weight="bold" style:font-size-asian="9pt" style:font-weight-asian="bold" style:font-size-complex="9pt" style:font-weight-complex="bold"/>
    </style:style>
    <style:style style:name="P107" style:family="paragraph" style:parent-style-name="Text_20_body">
      <style:text-properties style:font-name="Arial" fo:font-size="18pt" style:font-size-asian="18pt" style:font-size-complex="18pt"/>
    </style:style>
    <style:style style:name="P108" style:family="paragraph" style:parent-style-name="Heading_20_1">
      <style:text-properties style:font-name="Arial"/>
    </style:style>
    <style:style style:name="P109" style:family="paragraph" style:parent-style-name="Heading_20_1">
      <style:text-properties style:font-name="Arial" fo:font-size="18pt" style:font-size-asian="18pt" style:font-size-complex="18pt"/>
    </style:style>
    <style:style style:name="P110" style:family="paragraph" style:parent-style-name="Heading_20_1">
      <style:paragraph-properties>
        <style:tab-stops/>
      </style:paragraph-properties>
      <style:text-properties style:font-name="Arial" fo:font-size="18pt" style:font-size-asian="18pt" style:font-size-complex="18pt"/>
    </style:style>
    <style:style style:name="P111" style:family="paragraph" style:parent-style-name="Standard">
      <style:paragraph-properties fo:margin-left="0.9984in" fo:margin-right="0in" fo:text-indent="-0.9937in" style:auto-text-indent="false">
        <style:tab-stops/>
      </style:paragraph-properties>
      <style:text-properties fo:color="#4c1900" style:font-name="Dark Courier" fo:font-size="10pt" style:font-size-asian="10pt" style:font-size-complex="10pt"/>
    </style:style>
    <style:style style:name="P112" style:family="paragraph" style:parent-style-name="Standard">
      <style:paragraph-properties fo:margin-left="0.9984in" fo:margin-right="0in" fo:text-indent="-0.9937in" style:auto-text-indent="false">
        <style:tab-stops/>
      </style:paragraph-properties>
      <style:text-properties style:font-name="Times New Roman"/>
    </style:style>
    <style:style style:name="P113" style:family="paragraph" style:parent-style-name="Endnote">
      <style:text-properties style:font-name="Dark Courier" fo:font-size="9pt" fo:language="en" fo:country="US" fo:font-weight="bold" style:font-name-asian="Courier New" style:font-size-asian="9pt" style:font-weight-asian="bold" style:font-name-complex="Courier New" style:font-size-complex="9pt" style:font-weight-complex="bold"/>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style:font-name="Arial" fo:font-size="18pt" style:font-size-asian="18pt" style:font-size-complex="18pt"/>
    </style:style>
    <style:style style:name="P116" style:family="paragraph" style:parent-style-name="Preformatted_20_Text">
      <style:paragraph-properties fo:text-align="center" style:justify-single-word="false" fo:break-before="pag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use-window-font-color="true" style:font-name="Times New Roman" fo:font-size="12pt" fo:language="en" fo:country="US" fo:font-style="italic" style:font-name-asian="Courier New" style:font-size-asian="12pt" style:font-style-asian="italic" style:font-name-complex="Courier New" style:font-size-complex="12pt" style:font-style-complex="italic"/>
    </style:style>
    <style:style style:name="P117" style:family="paragraph" style:parent-style-name="Standard">
      <style:paragraph-properties fo:break-before="page"/>
      <style:text-properties style:font-name="Times New Roman"/>
    </style:style>
    <style:style style:name="P118" style:family="paragraph" style:parent-style-name="Table_20_Contents">
      <style:paragraph-properties fo:text-align="center" style:justify-single-word="false"/>
      <style:text-properties fo:font-size="12pt" style:font-size-asian="12pt" style:font-size-complex="12pt"/>
    </style:style>
    <style:style style:name="P119" style:family="paragraph" style:parent-style-name="Table_20_Contents">
      <style:paragraph-properties fo:text-align="center" style:justify-single-word="false"/>
      <style:text-properties fo:font-size="10pt" style:font-size-asian="10pt" style:font-size-complex="10pt"/>
    </style:style>
    <style:style style:name="P120" style:family="paragraph" style:parent-style-name="Table_20_Contents">
      <style:paragraph-properties fo:margin-left="0in" fo:margin-right="-0.2299in" fo:text-align="center" style:justify-single-word="false" fo:text-indent="0in" style:auto-text-indent="false"/>
      <style:text-properties fo:font-size="12pt" style:font-size-asian="12pt" style:font-size-complex="12pt"/>
    </style:style>
    <style:style style:name="P121" style:family="paragraph" style:parent-style-name="Table_20_Contents">
      <style:paragraph-properties fo:margin-left="0.2835in" fo:margin-right="0in" fo:text-align="start" style:justify-single-word="false" fo:text-indent="0in" style:auto-text-indent="false"/>
      <style:text-properties fo:font-size="12pt" style:font-size-asian="12pt" style:font-size-complex="12pt"/>
    </style:style>
    <style:style style:name="P122" style:family="paragraph" style:parent-style-name="Table_20_Heading">
      <style:text-properties style:font-name="Dark Courier" fo:font-size="12pt" style:font-size-asian="12pt" style:font-size-complex="12pt"/>
    </style:style>
    <style:style style:name="P123" style:family="paragraph" style:parent-style-name="Standard">
      <style:paragraph-properties fo:orphans="0" fo:widows="4" fo:keep-with-next="auto"/>
      <style:text-properties fo:color="#4c1900" style:font-name="Dark Courier" fo:font-size="11pt" fo:font-weight="normal" style:font-size-asian="11pt" style:font-weight-asian="normal" style:font-size-complex="11pt" style:font-weight-complex="normal"/>
    </style:style>
    <style:style style:name="P124" style:family="paragraph" style:parent-style-name="Frame_20_contents">
      <style:text-properties style:font-name="Dark Courier" fo:font-size="10pt" style:font-size-asian="10pt" style:font-size-complex="10pt"/>
    </style:style>
    <style:style style:name="P125" style:family="paragraph" style:parent-style-name="Frame_20_contents">
      <style:text-properties style:font-name="Arial" fo:font-size="12pt" style:font-size-asian="12pt" style:font-size-complex="12pt"/>
    </style:style>
    <style:style style:name="P126" style:family="paragraph" style:parent-style-name="Standard">
      <style:paragraph-properties fo:margin-left="0in" fo:margin-right="-0.3646in" fo:text-indent="0in" style:auto-text-indent="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use-window-font-color="true" style:font-name="Times New Roman" fo:font-size="10pt" fo:font-weight="bold" style:font-size-asian="10pt" style:font-weight-asian="bold" style:font-size-complex="10pt" style:font-weight-complex="bold"/>
    </style:style>
    <style:style style:name="P127" style:family="paragraph" style:parent-style-name="Standard">
      <style:paragraph-properties fo:margin-left="0.9965in" fo:margin-right="0in" fo:text-align="start" style:justify-single-word="false" fo:text-indent="-0.9965in" style:auto-text-indent="false">
        <style:tab-stops/>
      </style:paragraph-properties>
      <style:text-properties fo:color="#008000" style:font-name="Dark Courier" fo:font-size="9pt" fo:language="en" fo:country="US" style:font-name-asian="Courier New" style:font-size-asian="9pt" style:font-name-complex="Courier New" style:font-size-complex="9pt"/>
    </style:style>
    <style:style style:name="P128" style:family="paragraph" style:parent-style-name="Standard">
      <style:paragraph-properties fo:keep-together="always" fo:keep-with-next="always"/>
      <style:text-properties fo:color="#4c1900" style:font-name="Dark Courier" fo:font-size="11pt" fo:font-weight="normal" style:font-size-asian="11pt" style:font-weight-asian="normal" style:font-size-complex="11pt" style:font-weight-complex="normal"/>
    </style:style>
    <style:style style:name="P129" style:family="paragraph" style:parent-style-name="Standard">
      <style:paragraph-properties fo:keep-together="always" fo:keep-with-next="always"/>
      <style:text-properties style:font-name="Dark Courier" fo:font-size="12pt" fo:font-weight="normal" style:font-size-asian="12pt" style:font-weight-asian="normal" style:font-size-complex="12pt" style:font-weight-complex="normal"/>
    </style:style>
    <style:style style:name="P130" style:family="paragraph" style:parent-style-name="Footnote">
      <style:paragraph-properties fo:margin-left="1.3701in" fo:margin-right="0.0016in" fo:text-indent="-1.3563in" style:auto-text-indent="false">
        <style:tab-stops/>
      </style:paragraph-properties>
      <style:text-properties fo:font-size="12pt" fo:font-weight="normal" style:font-size-asian="12pt" style:font-weight-asian="normal" style:font-size-complex="12pt" style:font-weight-complex="normal"/>
    </style:style>
    <style:style style:name="P131" style:family="paragraph" style:parent-style-name="Footnote">
      <style:paragraph-properties fo:margin-left="1.3701in" fo:margin-right="0.0016in" fo:text-indent="-1.3563in" style:auto-text-indent="false">
        <style:tab-stops/>
      </style:paragraph-properties>
      <style:text-properties style:font-name="Times New Roman" fo:font-size="8pt" fo:font-weight="normal" style:font-size-asian="7pt" style:font-weight-asian="normal" style:font-size-complex="8pt" style:font-weight-complex="normal"/>
    </style:style>
    <style:style style:name="P132" style:family="paragraph" style:parent-style-name="Contents_20_1">
      <style:paragraph-properties>
        <style:tab-stops>
          <style:tab-stop style:position="7.1028in" style:type="right" style:leader-style="dotted" style:leader-text="."/>
        </style:tab-stops>
      </style:paragraph-properties>
    </style:style>
    <style:style style:name="P133" style:family="paragraph" style:parent-style-name="Contents_20_2">
      <style:paragraph-properties>
        <style:tab-stops>
          <style:tab-stop style:position="6.9063in" style:type="right" style:leader-style="dotted" style:leader-text="."/>
        </style:tab-stops>
      </style:paragraph-properties>
    </style:style>
    <style:style style:name="P134" style:family="paragraph" style:parent-style-name="Standard" style:list-style-name="L2">
      <style:paragraph-properties>
        <style:tab-stops/>
      </style:paragraph-properties>
    </style:style>
    <style:style style:name="P135" style:family="paragraph" style:parent-style-name="Standard" style:list-style-name="L3">
      <style:text-properties fo:font-size="12pt" style:font-size-asian="12pt" style:font-size-complex="12pt"/>
    </style:style>
    <style:style style:name="P136" style:family="paragraph" style:parent-style-name="Standard" style:list-style-name="L3">
      <style:text-properties style:font-name="Times New Roman" fo:font-size="12pt" style:font-size-asian="12pt" style:font-size-complex="12pt"/>
    </style:style>
    <style:style style:name="P137" style:family="paragraph" style:parent-style-name="Standard" style:list-style-name="">
      <style:paragraph-properties fo:orphans="6"/>
      <style:text-properties style:font-name="Times New Roman" fo:font-size="12pt" fo:font-style="normal" style:font-size-asian="12pt" style:font-style-asian="normal" style:font-size-complex="12pt" style:font-style-complex="normal"/>
    </style:style>
    <style:style style:name="P138" style:family="paragraph" style:parent-style-name="Standard">
      <style:text-properties fo:font-size="10pt" style:font-size-asian="10pt" style:font-size-complex="10pt"/>
    </style:style>
    <style:style style:name="P139" style:family="paragraph" style:parent-style-name="Standard" style:list-style-name="L4">
      <style:text-properties fo:font-size="10pt" style:font-size-asian="10pt" style:font-size-complex="10pt"/>
    </style:style>
    <style:style style:name="P140" style:family="paragraph" style:parent-style-name="Standard" style:list-style-name="L1">
      <style:paragraph-properties fo:margin-left="0.7543in" fo:margin-right="0in" fo:text-indent="-0.5661in" style:auto-text-indent="false">
        <style:tab-stops/>
      </style:paragraph-properties>
    </style:style>
    <style:style style:name="P141" style:family="paragraph" style:parent-style-name="Standard" style:list-style-name="L5">
      <style:paragraph-properties fo:margin-left="0.5043in" fo:margin-right="0.6673in" fo:text-indent="0in" style:auto-text-indent="false">
        <style:tab-stops>
          <style:tab-stop style:position="0.298in"/>
        </style:tab-stops>
      </style:paragraph-properties>
      <style:text-properties style:use-window-font-color="true" style:font-name="Times New Roman" fo:font-size="12pt" style:font-size-asian="12pt" style:font-size-complex="12pt"/>
    </style:style>
    <style:style style:name="P142" style:family="paragraph" style:parent-style-name="Standard">
      <style:paragraph-properties fo:margin-left="0in" fo:margin-right="-0.3646in" fo:text-indent="0in" style:auto-text-indent="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use-window-font-color="true" style:font-name="Times New Roman" fo:font-size="10pt" fo:font-weight="bold" style:font-size-asian="10pt" style:font-weight-asian="bold" style:font-size-complex="10pt" style:font-weight-complex="bold"/>
    </style:style>
    <style:style style:name="P143" style:family="paragraph" style:parent-style-name="Text_20_body" style:list-style-name="">
      <style:paragraph-properties fo:text-align="justify" style:justify-single-word="false" fo:orphans="2" fo:widows="2"/>
      <style:text-properties fo:font-variant="normal" fo:text-transform="none" fo:color="#333333" style:text-line-through-styl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144" style:family="paragraph" style:parent-style-name="Heading_20_1" style:master-page-name="Landscape">
      <style:paragraph-properties style:page-number="auto" fo:break-before="page"/>
      <style:text-properties style:font-name="Arial" fo:font-size="18pt" style:font-size-asian="18pt" style:font-size-complex="18pt"/>
    </style:style>
    <style:style style:name="P145" style:family="paragraph" style:parent-style-name="Footnote" style:list-style-name="L4"/>
    <style:style style:name="P146" style:family="paragraph" style:parent-style-name="Preformatted_20_Text">
      <style:paragraph-properties fo:margin-left="0.9965in" fo:margin-right="0in" fo:text-align="start" style:justify-single-word="false" fo:text-indent="-0.9965in" style:auto-text-indent="false">
        <style:tab-stops/>
      </style:paragraph-properties>
      <style:text-properties fo:color="#000080" style:font-name="Courier New" fo:font-size="9pt" fo:language="en" fo:country="US" fo:font-weight="bold" style:font-name-asian="Courier New" style:font-size-asian="9pt" style:font-weight-asian="bold" style:font-name-complex="Courier New" style:font-size-complex="9pt" style:font-weight-complex="bold"/>
    </style:style>
    <style:style style:name="P147" style:family="paragraph" style:parent-style-name="Heading_20_2">
      <style:text-properties fo:font-style="normal" style:font-style-asian="normal" style:font-style-complex="normal"/>
    </style:style>
    <style:style style:name="P148" style:family="paragraph" style:parent-style-name="Heading_20_2">
      <style:text-properties fo:font-size="12pt" fo:font-style="normal" style:font-size-asian="12pt" style:font-style-asian="normal" style:font-size-complex="12pt" style:font-style-complex="normal"/>
    </style:style>
    <style:style style:name="P149" style:family="paragraph" style:parent-style-name="Heading_20_2" style:list-style-name="">
      <style:text-properties fo:font-size="12pt" fo:font-style="normal" style:font-size-asian="12pt" style:font-style-asian="normal" style:font-size-complex="12pt" style:font-style-complex="normal"/>
    </style:style>
    <style:style style:name="P150" style:family="paragraph" style:parent-style-name="Heading_20_2">
      <style:text-properties style:text-line-through-style="none" fo:font-style="normal" style:text-underline-style="none" style:text-blinking="false" style:font-style-asian="normal" style:font-style-complex="normal"/>
    </style:style>
    <style:style style:name="P151" style:family="paragraph" style:parent-style-name="Heading_20_2">
      <style:text-properties fo:font-variant="normal" fo:text-transform="none" fo:color="#222222" fo:font-size="12pt" fo:letter-spacing="normal" fo:language="en" fo:country="US" fo:font-style="normal" style:font-name-asian="Courier New" style:font-size-asian="12pt" style:font-style-asian="normal" style:font-name-complex="Courier New" style:font-size-complex="12pt" style:font-style-complex="normal"/>
    </style:style>
    <style:style style:name="P152" style:family="paragraph" style:parent-style-name="Heading_20_2">
      <style:text-properties fo:font-variant="normal" fo:text-transform="none" fo:color="#222222" style:font-name="Dark Courier" fo:font-size="18pt" fo:letter-spacing="normal" fo:language="en" fo:country="US" fo:font-style="normal" fo:font-weight="normal" style:font-name-asian="Courier New" style:font-size-asian="18pt" style:font-weight-asian="normal" style:font-name-complex="Courier New" style:font-size-complex="18pt" style:font-weight-complex="normal"/>
    </style:style>
    <style:style style:name="P153" style:family="paragraph" style:parent-style-name="Heading_20_2">
      <style:text-properties style:font-name="Dark Courier1" fo:font-style="normal" style:font-style-asian="normal" style:font-style-complex="normal"/>
    </style:style>
    <style:style style:name="P154" style:family="paragraph" style:parent-style-name="Heading_20_2">
      <style:paragraph-properties fo:break-before="page"/>
    </style:style>
    <style:style style:name="P155" style:family="paragraph" style:parent-style-name="Heading_20_2">
      <style:paragraph-properties fo:break-before="page"/>
      <style:text-properties fo:font-style="normal" style:font-style-asian="normal" style:font-style-complex="normal"/>
    </style:style>
    <style:style style:name="P156" style:family="paragraph" style:parent-style-name="Heading_20_2">
      <style:paragraph-properties fo:margin-left="0in" fo:margin-right="0in" fo:text-indent="0in" style:auto-text-indent="false" style:text-autospace="none"/>
      <style:text-properties fo:font-variant="normal" fo:text-transform="none" fo:color="#222222" style:font-name="Dark Courier" fo:font-size="18pt" fo:letter-spacing="normal" fo:language="en" fo:country="US" fo:font-style="normal" fo:font-weight="normal" style:font-name-asian="Courier New" style:font-size-asian="18pt" style:font-weight-asian="normal" style:font-name-complex="Courier New" style:font-size-complex="18pt" style:font-weight-complex="normal"/>
    </style:style>
    <style:style style:name="T1" style:family="text">
      <style:text-properties style:font-name="Dark Courier"/>
    </style:style>
    <style:style style:name="T2" style:family="text">
      <style:text-properties style:font-name="Dark Courier" fo:font-size="12pt"/>
    </style:style>
    <style:style style:name="T3" style:family="text">
      <style:text-properties style:font-name="Dark Courier" fo:font-size="12pt" fo:font-style="normal" fo:font-weight="normal" style:font-size-asian="12pt" style:font-size-complex="12pt"/>
    </style:style>
    <style:style style:name="T4" style:family="text">
      <style:text-properties style:font-name="Dark Courier" fo:font-size="12pt" style:font-size-asian="12pt" style:font-size-complex="12pt"/>
    </style:style>
    <style:style style:name="T5" style:family="text">
      <style:text-properties style:font-name="Dark Courier" fo:font-size="10pt" style:font-size-asian="10pt" style:font-size-complex="10pt"/>
    </style:style>
    <style:style style:name="T6" style:family="text">
      <style:text-properties style:font-name="Dark Courier" fo:language="en" fo:country="US" style:font-name-asian="Courier New" style:font-name-complex="Courier New"/>
    </style:style>
    <style:style style:name="T7" style:family="text">
      <style:text-properties style:font-name="Dark Courier" fo:font-style="normal" fo:font-weight="normal" style:font-weight-asian="normal" style:font-weight-complex="normal"/>
    </style:style>
    <style:style style:name="T8" style:family="text">
      <style:text-properties style:font-name="Dark Courier" fo:font-style="normal" fo:font-weight="normal" style:font-style-asian="normal" style:font-weight-asian="normal" style:font-style-complex="normal" style:font-weight-complex="normal"/>
    </style:style>
    <style:style style:name="T9" style:family="text">
      <style:text-properties style:font-name="Dark Courier" fo:font-style="normal" style:font-style-asian="normal" style:font-style-complex="normal"/>
    </style:style>
    <style:style style:name="T10" style:family="text">
      <style:text-properties style:font-name="Dark Courier" fo:font-weight="normal" style:font-weight-asian="normal" style:font-weight-complex="normal"/>
    </style:style>
    <style:style style:name="T11" style:family="text">
      <style:text-properties style:font-name="Dark Courier" fo:font-size="14pt" style:font-size-asian="14pt" style:font-size-complex="14pt"/>
    </style:style>
    <style:style style:name="T12" style:family="text">
      <style:text-properties style:font-name="Dark Courie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color="#222222" style:font-name="Times New Roman" fo:font-size="12pt" fo:letter-spacing="normal" fo:language="en" fo:country="US" fo:font-style="normal" fo:font-weight="normal" style:font-name-asian="Courier New" style:font-size-asian="12pt" style:font-weight-asian="normal" style:font-name-complex="Courier New" style:font-size-complex="12pt" style:font-weight-complex="normal"/>
    </style:style>
    <style:style style:name="T17" style:family="text">
      <style:text-properties fo:font-variant="normal" fo:text-transform="none" fo:color="#222222" style:font-name="Times New Roman" fo:font-size="12pt" fo:letter-spacing="normal" fo:language="en" fo:country="US"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8" style:family="text">
      <style:text-properties fo:font-variant="normal" fo:text-transform="none" fo:color="#222222"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9" style:family="text">
      <style:text-properties fo:font-variant="normal" fo:text-transform="none" fo:color="#222222" style:font-name="Times New Roman" fo:font-size="10pt" fo:letter-spacing="normal" fo:font-style="normal" fo:font-weight="normal" style:font-size-asian="10pt" style:font-weight-asian="normal" style:font-size-complex="10pt" style:font-weight-complex="normal"/>
    </style:style>
    <style:style style:name="T20" style:family="text">
      <style:text-properties fo:font-variant="normal" fo:text-transform="none" fo:color="#222222" style:font-name="Times New Roman" fo:font-size="10pt" fo:letter-spacing="normal" fo:language="en" fo:country="US" fo:font-style="normal" fo:font-weight="normal" style:font-name-asian="Courier New" style:font-size-asian="10pt" style:font-weight-asian="normal" style:font-name-complex="Courier New" style:font-size-complex="10pt" style:font-weight-complex="normal"/>
    </style:style>
    <style:style style:name="T21" style:family="text">
      <style:text-properties fo:font-variant="normal" fo:text-transform="none" fo:color="#222222" style:font-name="Times New Roman" fo:letter-spacing="normal" fo:font-style="normal" fo:font-weight="normal" style:font-weight-asian="normal" style:font-weight-complex="normal"/>
    </style:style>
    <style:style style:name="T22" style:family="text">
      <style:text-properties fo:font-variant="normal" fo:text-transform="none" fo:color="#222222" style:font-name="Times New Roman" fo:font-size="18pt" fo:letter-spacing="normal" fo:language="en" fo:country="US" fo:font-style="normal" fo:font-weight="normal" style:font-name-asian="Courier New" style:font-size-asian="18pt" style:font-weight-asian="normal" style:font-name-complex="Courier New" style:font-size-complex="18pt" style:font-weight-complex="normal"/>
    </style:style>
    <style:style style:name="T23" style:family="text">
      <style:text-properties fo:font-variant="normal" fo:text-transform="none" fo:color="#222222" style:font-name="Times New Roman" fo:font-size="9pt" fo:letter-spacing="normal" fo:language="en" fo:country="US"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24" style:family="text">
      <style:text-properties fo:font-variant="normal" fo:text-transform="none" fo:color="#222222" fo:letter-spacing="normal" fo:font-style="normal" fo:font-weight="normal" style:font-weight-asian="normal" style:font-weight-complex="normal"/>
    </style:style>
    <style:style style:name="T25" style:family="text">
      <style:text-properties fo:font-variant="normal" fo:text-transform="none" fo:color="#222222" fo:letter-spacing="normal" fo:font-style="normal" fo:font-weight="bold" style:font-style-asian="normal" style:font-weight-asian="bold" style:font-style-complex="normal" style:font-weight-complex="bold"/>
    </style:style>
    <style:style style:name="T26" style:family="text">
      <style:text-properties fo:font-variant="normal" fo:text-transform="none" fo:color="#222222" fo:letter-spacing="normal" fo:font-style="italic" fo:font-weight="normal" style:font-style-asian="italic" style:font-weight-asian="normal" style:font-style-complex="italic" style:font-weight-complex="normal"/>
    </style:style>
    <style:style style:name="T27" style:family="text">
      <style:text-properties fo:font-variant="normal" fo:text-transform="none" fo:color="#222222" style:font-name="Arial" fo:letter-spacing="normal" fo:language="en" fo:country="US" fo:font-style="normal" fo:font-weight="normal" style:font-name-asian="Courier New" style:font-weight-asian="normal" style:font-name-complex="Courier New" style:font-weight-complex="normal"/>
    </style:style>
    <style:style style:name="T28" style:family="text">
      <style:text-properties fo:font-variant="normal" fo:text-transform="none" fo:color="#222222" style:font-name="Arial" fo:letter-spacing="normal" fo:font-style="normal" fo:font-weight="bold" style:font-style-asian="normal" style:font-weight-asian="bold" style:font-style-complex="normal" style:font-weight-complex="bold"/>
    </style:style>
    <style:style style:name="T29" style:family="text">
      <style:text-properties fo:font-variant="normal" fo:text-transform="none" fo:color="#222222" style:font-name="Arial" fo:font-size="18pt" fo:letter-spacing="normal" fo:language="en" fo:country="US" fo:font-style="normal" fo:font-weight="bold" style:font-name-asian="Courier New" style:font-size-asian="18pt" style:font-weight-asian="bold" style:font-name-complex="Courier New" style:font-size-complex="18pt" style:font-weight-complex="bold"/>
    </style:style>
    <style:style style:name="T30" style:family="text">
      <style:text-properties fo:font-variant="normal" fo:text-transform="none" fo:color="#222222" style:text-line-through-style="none" style:font-name="Helvetica" fo:font-size="9pt" fo:letter-spacing="normal" fo:font-style="normal" style:text-underline-style="none" fo:font-weight="bold" style:text-blinking="false" fo:background-color="#ffffff"/>
    </style:style>
    <style:style style:name="T31" style:family="text">
      <style:text-properties fo:font-variant="normal" fo:text-transform="none" fo:color="#222222" style:text-line-through-styl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2" style:family="text">
      <style:text-properties fo:font-variant="normal" fo:text-transform="none" fo:color="#222222"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33" style:family="text">
      <style:text-properties fo:font-variant="normal" fo:text-transform="none" fo:color="#222222" style:font-name="Dark Courier" fo:font-size="12pt" fo:letter-spacing="normal" fo:font-style="normal" fo:font-weight="normal" style:font-size-asian="12pt" style:font-weight-asian="normal" style:font-size-complex="12pt" style:font-weight-complex="normal"/>
    </style:style>
    <style:style style:name="T34" style:family="text">
      <style:text-properties fo:font-variant="normal" fo:text-transform="none" fo:color="#222222" style:font-name="Dark Courier" fo:font-size="12pt" fo:letter-spacing="normal" fo:font-style="normal" fo:font-weight="normal" style:font-size-asian="12pt" style:font-size-complex="12pt"/>
    </style:style>
    <style:style style:name="T35" style:family="text">
      <style:text-properties fo:font-variant="normal" fo:text-transform="none" fo:color="#222222" style:font-name="Dark Courier" fo:font-size="12pt" fo:letter-spacing="normal" fo:font-style="normal" fo:font-weight="normal" style:font-size-asian="12pt" style:font-style-asian="normal" style:font-weight-asian="normal" style:font-size-complex="12pt" style:font-style-complex="normal" style:font-weight-complex="normal"/>
    </style:style>
    <style:style style:name="T36" style:family="text">
      <style:text-properties fo:font-variant="normal" fo:text-transform="none" fo:color="#222222" style:font-name="Dark Courier" fo:font-size="12pt" fo:letter-spacing="normal" fo:language="en" fo:country="US" fo:font-style="normal" fo:font-weight="normal" style:font-name-asian="Courier New" style:font-size-asian="12pt" style:font-weight-asian="normal" style:font-name-complex="Courier New" style:font-size-complex="12pt" style:font-weight-complex="normal"/>
    </style:style>
    <style:style style:name="T37" style:family="text">
      <style:text-properties fo:font-variant="normal" fo:text-transform="none" fo:color="#222222" style:font-name="Dark Courier" fo:font-size="12pt" fo:letter-spacing="normal" fo:language="en" fo:country="US"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38" style:family="text">
      <style:text-properties fo:font-variant="normal" fo:text-transform="none" fo:color="#222222" style:font-name="Dark Courier" fo:font-size="12pt" fo:letter-spacing="normal" fo:language="en" fo:country="US" fo:font-style="normal" style:font-name-asian="Courier New" style:font-size-asian="12pt" style:font-name-complex="Courier New" style:font-size-complex="12pt"/>
    </style:style>
    <style:style style:name="T39" style:family="text">
      <style:text-properties fo:font-variant="normal" fo:text-transform="none" fo:color="#222222" style:font-name="Dark Courier" fo:font-size="12pt" fo:letter-spacing="normal" fo:language="en" fo:country="US" fo:font-style="normal" fo:font-weight="bold" style:font-name-asian="Courier New" style:font-size-asian="12pt" style:font-weight-asian="bold" style:font-name-complex="Courier New" style:font-size-complex="12pt" style:font-weight-complex="bold"/>
    </style:style>
    <style:style style:name="T40" style:family="text">
      <style:text-properties fo:font-variant="normal" fo:text-transform="none" fo:color="#222222" style:font-name="Dark Courier" fo:letter-spacing="normal" fo:font-style="normal" fo:font-weight="normal" style:font-weight-asian="normal" style:font-weight-complex="normal"/>
    </style:style>
    <style:style style:name="T41" style:family="text">
      <style:text-properties fo:font-variant="normal" fo:text-transform="none" fo:color="#222222" style:font-name="Dark Courier" fo:letter-spacing="normal" fo:language="en" fo:country="US" fo:font-style="normal" fo:font-weight="bold" style:font-name-asian="Courier New" style:font-weight-asian="bold" style:font-name-complex="Courier New" style:font-weight-complex="bold"/>
    </style:style>
    <style:style style:name="T42" style:family="text">
      <style:text-properties fo:font-variant="normal" fo:text-transform="none" fo:color="#222222" style:font-name="Dark Courier" fo:font-size="10pt" fo:letter-spacing="normal" fo:language="en" fo:country="US" fo:font-style="normal" fo:font-weight="normal" style:font-name-asian="Courier New" style:font-size-asian="10pt" style:font-weight-asian="normal" style:font-name-complex="Courier New" style:font-size-complex="10pt" style:font-weight-complex="normal"/>
    </style:style>
    <style:style style:name="T43" style:family="text">
      <style:text-properties fo:font-variant="normal" fo:text-transform="none" fo:color="#222222" style:font-name="Dark Courier" fo:font-size="10pt" fo:letter-spacing="normal" fo:font-style="normal" fo:font-weight="bold" style:font-size-asian="10pt" style:font-weight-asian="bold" style:font-size-complex="10pt" style:font-weight-complex="bold"/>
    </style:style>
    <style:style style:name="T44" style:family="text">
      <style:text-properties fo:font-variant="normal" fo:text-transform="none" fo:color="#222222" style:font-name="Dark Courier" fo:font-size="10pt" fo:letter-spacing="normal" fo:font-style="normal" fo:font-weight="normal" style:font-size-asian="10pt" style:font-weight-asian="normal" style:font-size-complex="10pt" style:font-weight-complex="normal"/>
    </style:style>
    <style:style style:name="T45" style:family="text">
      <style:text-properties fo:font-variant="normal" fo:text-transform="none" fo:color="#222222" style:font-name="Dark Courier" fo:font-size="8pt" fo:letter-spacing="normal" fo:language="en" fo:country="US" fo:font-style="normal" fo:font-weight="normal" style:font-name-asian="Courier New" style:font-size-asian="8pt" style:font-weight-asian="normal" style:font-name-complex="Courier New" style:font-size-complex="8pt" style:font-weight-complex="normal"/>
    </style:style>
    <style:style style:name="T46" style:family="text">
      <style:text-properties fo:font-variant="normal" fo:text-transform="none" fo:color="#222222" style:font-name="Dark Courier" fo:font-size="9pt" fo:letter-spacing="normal" fo:language="en" fo:country="US" fo:font-style="normal" fo:font-weight="normal" style:font-name-asian="Courier New" style:font-size-asian="9pt" style:font-weight-asian="normal" style:font-name-complex="Courier New" style:font-size-complex="9pt" style:font-weight-complex="normal"/>
    </style:style>
    <style:style style:name="T47" style:family="text">
      <style:text-properties fo:font-variant="normal" fo:text-transform="none" fo:color="#222222" fo:font-size="12pt" fo:letter-spacing="normal" fo:font-style="normal" fo:font-weight="bold" style:font-size-asian="12pt" style:font-weight-asian="bold" style:font-size-complex="12pt" style:font-weight-complex="bold"/>
    </style:style>
    <style:style style:name="T48" style:family="text">
      <style:text-properties fo:font-variant="normal" fo:text-transform="none" fo:color="#0000ff" style:font-name="Times New Roman" fo:font-size="12pt" fo:letter-spacing="normal" fo:font-style="normal" fo:font-weight="normal" style:font-size-asian="12pt" style:font-weight-asian="normal" style:font-size-complex="12pt" style:font-weight-complex="normal"/>
    </style:style>
    <style:style style:name="T49" style:family="text">
      <style:text-properties fo:font-variant="normal" fo:text-transform="none" fo:color="#0000ff" style:font-name="Times New Roman" fo:font-size="12pt" fo:letter-spacing="normal" fo:font-style="normal" fo:font-weight="bold" style:font-size-asian="12pt" style:font-weight-asian="bold" style:font-size-complex="12pt" style:font-weight-complex="bold"/>
    </style:style>
    <style:style style:name="T50" style:family="text">
      <style:text-properties fo:font-variant="normal" fo:text-transform="none" fo:color="#0000ff" style:font-name="Dark Courier" fo:font-size="12pt" fo:letter-spacing="normal" fo:font-style="normal" fo:font-weight="bold" style:font-size-asian="12pt" style:font-weight-asian="bold" style:font-size-complex="12pt" style:font-weight-complex="bold"/>
    </style:style>
    <style:style style:name="T51" style:family="text">
      <style:text-properties fo:font-variant="normal" fo:text-transform="none" fo:color="#0000ff" style:font-name="Dark Courier" fo:font-size="12pt" fo:letter-spacing="normal" fo:language="en" fo:country="US" fo:font-style="normal" style:font-name-asian="Courier New" style:font-size-asian="12pt" style:font-name-complex="Courier New" style:font-size-complex="12pt"/>
    </style:style>
    <style:style style:name="T52" style:family="text">
      <style:text-properties fo:font-variant="normal" fo:text-transform="none" fo:color="#0000ff" style:font-name="Dark Courier" fo:font-size="12pt" fo:letter-spacing="normal" fo:language="en" fo:country="US" fo:font-style="normal" fo:font-weight="bold" style:font-name-asian="Courier New" style:font-size-asian="12pt" style:font-weight-asian="bold" style:font-name-complex="Courier New" style:font-size-complex="12pt" style:font-weight-complex="bold"/>
    </style:style>
    <style:style style:name="T53" style:family="text">
      <style:text-properties fo:font-variant="normal" fo:text-transform="none" fo:color="#0000ff" style:font-name="Dark Courier" fo:font-size="10pt" fo:letter-spacing="normal" fo:language="en" fo:country="US" fo:font-style="normal" fo:font-weight="normal" style:font-name-asian="Courier New" style:font-size-asian="10pt" style:font-weight-asian="normal" style:font-name-complex="Courier New" style:font-size-complex="10pt" style:font-weight-complex="normal"/>
    </style:style>
    <style:style style:name="T54" style:family="text">
      <style:text-properties fo:font-variant="normal" fo:text-transform="none" fo:color="#0000ff" style:font-name="Dark Courier" fo:letter-spacing="normal" fo:font-style="normal" fo:font-weight="normal" style:font-weight-asian="normal" style:font-weight-complex="normal"/>
    </style:style>
    <style:style style:name="T55" style:family="text">
      <style:text-properties fo:font-variant="normal" fo:text-transform="none" fo:color="#0000ff" style:font-name="Dark Courier" fo:letter-spacing="normal" fo:font-style="normal" fo:font-weight="bold" style:font-weight-asian="bold" style:font-weight-complex="bold"/>
    </style:style>
    <style:style style:name="T56" style:family="text">
      <style:text-properties fo:font-variant="normal" fo:text-transform="none" fo:color="#0000ff" fo:font-size="12pt" fo:letter-spacing="normal" fo:font-style="normal" fo:font-weight="normal" style:font-size-asian="12pt" style:font-weight-asian="normal" style:font-size-complex="12pt" style:font-weight-complex="normal"/>
    </style:style>
    <style:style style:name="T57" style:family="text">
      <style:text-properties fo:font-variant="normal" fo:text-transform="none" fo:color="#0000ff" fo:font-size="12pt" fo:letter-spacing="normal" fo:font-style="normal" fo:font-weight="bold" style:font-size-asian="12pt" style:font-weight-asian="bold" style:font-size-complex="12pt" style:font-weight-complex="bold"/>
    </style:style>
    <style:style style:name="T58" style:family="text">
      <style:text-properties fo:font-variant="normal" fo:text-transform="none" fo:color="#0000ff" fo:font-size="12pt" fo:letter-spacing="normal" fo:language="en" fo:country="US" fo:font-style="normal" style:font-name-asian="Courier New" style:font-size-asian="12pt" style:font-name-complex="Courier New" style:font-size-complex="12pt"/>
    </style:style>
    <style:style style:name="T59" style:family="text">
      <style:text-properties fo:font-variant="normal" fo:text-transform="none" fo:color="#800000" style:font-name="Times New Roman" fo:font-size="12pt" fo:letter-spacing="normal" fo:font-style="normal" fo:font-weight="normal" style:font-size-asian="12pt" style:font-weight-asian="normal" style:font-size-complex="12pt" style:font-weight-complex="normal"/>
    </style:style>
    <style:style style:name="T60" style:family="text">
      <style:text-properties fo:font-variant="normal" fo:text-transform="none" fo:color="#800000" style:font-name="Times New Roman" fo:font-size="12pt" fo:letter-spacing="normal" fo:font-style="normal" fo:font-weight="bold" style:font-size-asian="12pt" style:font-weight-asian="bold" style:font-size-complex="12pt" style:font-weight-complex="bold"/>
    </style:style>
    <style:style style:name="T61" style:family="text">
      <style:text-properties fo:font-variant="normal" fo:text-transform="none" fo:color="#800000" style:font-name="Dark Courier" fo:font-size="12pt" fo:letter-spacing="normal" fo:font-style="normal" fo:font-weight="bold" style:font-size-asian="12pt" style:font-weight-asian="bold" style:font-size-complex="12pt" style:font-weight-complex="bold"/>
    </style:style>
    <style:style style:name="T62" style:family="text">
      <style:text-properties fo:font-variant="normal" fo:text-transform="none" fo:color="#800000" style:font-name="Dark Courier" fo:font-size="12pt" fo:letter-spacing="normal" fo:language="en" fo:country="US" fo:font-style="normal" style:font-name-asian="Courier New" style:font-size-asian="12pt" style:font-name-complex="Courier New" style:font-size-complex="12pt"/>
    </style:style>
    <style:style style:name="T63" style:family="text">
      <style:text-properties fo:font-variant="normal" fo:text-transform="none" fo:color="#800000" style:font-name="Dark Courier" fo:font-size="12pt" fo:letter-spacing="normal" fo:language="en" fo:country="US" fo:font-style="normal" fo:font-weight="bold" style:font-name-asian="Courier New" style:font-size-asian="12pt" style:font-weight-asian="bold" style:font-name-complex="Courier New" style:font-size-complex="12pt" style:font-weight-complex="bold"/>
    </style:style>
    <style:style style:name="T64" style:family="text">
      <style:text-properties fo:font-variant="normal" fo:text-transform="none" fo:color="#800000" style:font-name="Dark Courier" fo:font-size="10pt" fo:letter-spacing="normal" fo:language="en" fo:country="US" fo:font-style="normal" fo:font-weight="normal" style:font-name-asian="Courier New" style:font-size-asian="10pt" style:font-weight-asian="normal" style:font-name-complex="Courier New" style:font-size-complex="10pt" style:font-weight-complex="normal"/>
    </style:style>
    <style:style style:name="T65" style:family="text">
      <style:text-properties fo:font-variant="normal" fo:text-transform="none" fo:color="#800000" style:font-name="Dark Courier" fo:letter-spacing="normal" fo:font-style="normal" fo:font-weight="normal" style:font-weight-asian="normal" style:font-weight-complex="normal"/>
    </style:style>
    <style:style style:name="T66" style:family="text">
      <style:text-properties fo:font-variant="normal" fo:text-transform="none" fo:color="#800000" style:font-name="Dark Courier" fo:letter-spacing="normal" fo:font-style="normal" fo:font-weight="bold" style:font-weight-asian="bold" style:font-weight-complex="bold"/>
    </style:style>
    <style:style style:name="T67" style:family="text">
      <style:text-properties fo:font-variant="normal" fo:text-transform="none" fo:color="#800000" fo:font-size="12pt" fo:letter-spacing="normal" fo:font-style="normal" fo:font-weight="normal" style:font-size-asian="12pt" style:font-weight-asian="normal" style:font-size-complex="12pt" style:font-weight-complex="normal"/>
    </style:style>
    <style:style style:name="T68" style:family="text">
      <style:text-properties fo:font-variant="normal" fo:text-transform="none" fo:color="#800000" fo:font-size="12pt" fo:letter-spacing="normal" fo:font-style="normal" fo:font-weight="bold" style:font-size-asian="12pt" style:font-weight-asian="bold" style:font-size-complex="12pt" style:font-weight-complex="bold"/>
    </style:style>
    <style:style style:name="T69" style:family="text">
      <style:text-properties fo:font-variant="normal" fo:text-transform="none" fo:color="#800000" fo:font-size="12pt" fo:letter-spacing="normal" fo:language="en" fo:country="US" fo:font-style="normal" style:font-name-asian="Courier New" style:font-size-asian="12pt" style:font-name-complex="Courier New" style:font-size-complex="12pt"/>
    </style:style>
    <style:style style:name="T70"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71"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72"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73" style:family="text">
      <style:text-properties fo:font-variant="normal" fo:text-transform="none" fo:color="#000000" fo:letter-spacing="normal" fo:font-style="normal" fo:font-weight="bold" style:font-weight-asian="bold" style:font-weight-complex="bold"/>
    </style:style>
    <style:style style:name="T74" style:family="text">
      <style:text-properties fo:font-variant="normal" fo:text-transform="none" fo:color="#000000" style:font-name="sans-serif" fo:font-size="9.75pt" fo:letter-spacing="normal" fo:font-style="normal" fo:font-weight="normal" style:font-size-asian="12pt" style:font-weight-asian="normal" style:font-size-complex="12pt" style:font-weight-complex="normal"/>
    </style:style>
    <style:style style:name="T75" style:family="text">
      <style:text-properties fo:font-variant="normal" fo:text-transform="none" fo:color="#000000" style:font-name="sans-serif" fo:font-size="9.75pt" fo:letter-spacing="normal" fo:font-style="italic" fo:font-weight="normal" style:font-size-asian="12pt" style:font-weight-asian="normal" style:font-size-complex="12pt" style:font-weight-complex="normal"/>
    </style:style>
    <style:style style:name="T76" style:family="text">
      <style:text-properties fo:font-variant="normal" fo:text-transform="none" fo:color="#000000" style:font-name="Dark Courier" fo:font-size="12pt" fo:letter-spacing="normal" fo:font-style="normal" fo:font-weight="bold" style:font-size-asian="12pt" style:font-weight-asian="bold" style:font-size-complex="12pt" style:font-weight-complex="bold"/>
    </style:style>
    <style:style style:name="T77" style:family="text">
      <style:text-properties fo:font-variant="normal" fo:text-transform="none" fo:color="#000000" style:font-name="Dark Courier" fo:font-size="12pt" fo:letter-spacing="normal" fo:language="en" fo:country="US" fo:font-style="normal" style:font-name-asian="Courier New" style:font-size-asian="12pt" style:font-name-complex="Courier New" style:font-size-complex="12pt"/>
    </style:style>
    <style:style style:name="T78" style:family="text">
      <style:text-properties fo:font-variant="normal" fo:text-transform="none" fo:color="#000000" style:font-name="Dark Courier" fo:font-size="12pt" fo:letter-spacing="normal" fo:language="en" fo:country="US" fo:font-style="normal" fo:font-weight="bold" style:font-name-asian="Courier New" style:font-size-asian="12pt" style:font-weight-asian="bold" style:font-name-complex="Courier New" style:font-size-complex="12pt" style:font-weight-complex="bold"/>
    </style:style>
    <style:style style:name="T79" style:family="text">
      <style:text-properties fo:font-variant="normal" fo:text-transform="none" fo:color="#000000" style:font-name="Dark Courier" fo:font-size="10pt" fo:letter-spacing="normal" fo:language="en" fo:country="US" fo:font-style="normal" fo:font-weight="normal" style:font-name-asian="Courier New" style:font-size-asian="10pt" style:font-weight-asian="normal" style:font-name-complex="Courier New" style:font-size-complex="10pt" style:font-weight-complex="normal"/>
    </style:style>
    <style:style style:name="T80" style:family="text">
      <style:text-properties fo:font-variant="normal" fo:text-transform="none" fo:color="#000000" style:font-name="Dark Courier" fo:letter-spacing="normal" fo:font-style="normal" fo:font-weight="normal" style:font-weight-asian="normal" style:font-weight-complex="normal"/>
    </style:style>
    <style:style style:name="T81" style:family="text">
      <style:text-properties fo:font-variant="normal" fo:text-transform="none" fo:color="#000000" style:font-name="Dark Courier" fo:letter-spacing="normal" fo:font-style="normal" fo:font-weight="bold" style:font-weight-asian="bold" style:font-weight-complex="bold"/>
    </style:style>
    <style:style style:name="T82" style:family="text">
      <style:text-properties fo:font-variant="normal" fo:text-transform="none" fo:color="#000000" style:font-name="Dark Courier" fo:font-size="7.5pt" fo:letter-spacing="normal" fo:font-style="normal" fo:font-weight="normal"/>
    </style:style>
    <style:style style:name="T83"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84"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85" style:family="text">
      <style:text-properties fo:font-variant="normal" fo:text-transform="none" fo:color="#ff0000" style:font-name="Times New Roman" fo:font-size="12pt" fo:letter-spacing="normal" fo:font-style="normal" fo:font-weight="normal" style:font-size-asian="12pt" style:font-weight-asian="normal" style:font-size-complex="12pt" style:font-weight-complex="normal"/>
    </style:style>
    <style:style style:name="T86" style:family="text">
      <style:text-properties fo:font-variant="normal" fo:text-transform="none" fo:color="#ff0000" style:font-name="Times New Roman" fo:font-size="12pt" fo:letter-spacing="normal" fo:font-style="normal" fo:font-weight="bold" style:font-size-asian="12pt" style:font-weight-asian="bold" style:font-size-complex="12pt" style:font-weight-complex="bold"/>
    </style:style>
    <style:style style:name="T87" style:family="text">
      <style:text-properties fo:font-variant="normal" fo:text-transform="none" fo:color="#ff0000" style:font-name="Dark Courier" fo:font-size="10pt" fo:letter-spacing="normal" fo:language="en" fo:country="US" fo:font-style="normal" fo:font-weight="normal" style:font-name-asian="Courier New" style:font-size-asian="10pt" style:font-weight-asian="normal" style:font-name-complex="Courier New" style:font-size-complex="10pt" style:font-weight-complex="normal"/>
    </style:style>
    <style:style style:name="T88" style:family="text">
      <style:text-properties fo:font-variant="normal" fo:text-transform="none" fo:color="#ff0000" style:font-name="Dark Courier" fo:font-size="12pt" fo:letter-spacing="normal" fo:language="en" fo:country="US" fo:font-style="normal" style:font-name-asian="Courier New" style:font-size-asian="12pt" style:font-name-complex="Courier New" style:font-size-complex="12pt"/>
    </style:style>
    <style:style style:name="T89" style:family="text">
      <style:text-properties fo:font-variant="normal" fo:text-transform="none" fo:color="#ff0000" style:font-name="Dark Courier" fo:font-size="12pt" fo:letter-spacing="normal" fo:language="en" fo:country="US" fo:font-style="normal" fo:font-weight="bold" style:font-name-asian="Courier New" style:font-size-asian="12pt" style:font-weight-asian="bold" style:font-name-complex="Courier New" style:font-size-complex="12pt" style:font-weight-complex="bold"/>
    </style:style>
    <style:style style:name="T90" style:family="text">
      <style:text-properties fo:font-variant="normal" fo:text-transform="none" fo:color="#808080" style:font-name="Times New Roman" fo:font-size="12pt" fo:letter-spacing="normal" fo:font-style="normal" fo:font-weight="normal" style:font-size-asian="12pt" style:font-weight-asian="normal" style:font-size-complex="12pt" style:font-weight-complex="normal"/>
    </style:style>
    <style:style style:name="T91" style:family="text">
      <style:text-properties fo:font-variant="normal" fo:text-transform="none" fo:color="#808080" style:font-name="Times New Roman" fo:font-size="12pt" fo:letter-spacing="normal" fo:font-style="normal" fo:font-weight="bold" style:font-size-asian="12pt" style:font-weight-asian="bold" style:font-size-complex="12pt" style:font-weight-complex="bold"/>
    </style:style>
    <style:style style:name="T92" style:family="text">
      <style:text-properties fo:font-variant="normal" fo:text-transform="none" fo:color="#808080" style:font-name="Dark Courier" fo:font-size="12pt" fo:letter-spacing="normal" fo:font-style="normal" fo:font-weight="bold" style:font-size-asian="12pt" style:font-weight-asian="bold" style:font-size-complex="12pt" style:font-weight-complex="bold"/>
    </style:style>
    <style:style style:name="T93" style:family="text">
      <style:text-properties fo:font-variant="normal" fo:text-transform="none" fo:color="#008000" style:font-name="Times New Roman" fo:font-size="12pt" fo:letter-spacing="normal" fo:font-style="normal" fo:font-weight="normal" style:font-size-asian="12pt" style:font-weight-asian="normal" style:font-size-complex="12pt" style:font-weight-complex="normal"/>
    </style:style>
    <style:style style:name="T94" style:family="text">
      <style:text-properties fo:font-variant="normal" fo:text-transform="none" fo:color="#008000" style:font-name="Dark Courier" fo:font-size="12pt" fo:letter-spacing="normal" fo:font-style="normal" fo:font-weight="bold" style:font-size-asian="12pt" style:font-weight-asian="bold" style:font-size-complex="12pt" style:font-weight-complex="bold"/>
    </style:style>
    <style:style style:name="T95" style:family="text">
      <style:text-properties fo:font-variant="normal" fo:text-transform="none" fo:color="#008000" style:font-name="Dark Courier" fo:font-size="12pt" fo:letter-spacing="normal" fo:language="en" fo:country="US" fo:font-style="normal" style:font-name-asian="Courier New" style:font-size-asian="12pt" style:font-name-complex="Courier New" style:font-size-complex="12pt"/>
    </style:style>
    <style:style style:name="T96" style:family="text">
      <style:text-properties fo:font-variant="normal" fo:text-transform="none" fo:color="#008000" style:font-name="Dark Courier" fo:font-size="12pt" fo:letter-spacing="normal" fo:language="en" fo:country="US" fo:font-style="normal" fo:font-weight="bold" style:font-name-asian="Courier New" style:font-size-asian="12pt" style:font-weight-asian="bold" style:font-name-complex="Courier New" style:font-size-complex="12pt" style:font-weight-complex="bold"/>
    </style:style>
    <style:style style:name="T97" style:family="text">
      <style:text-properties fo:font-variant="normal" fo:text-transform="none" fo:color="#008000" style:font-name="Dark Courier" fo:font-size="8pt" fo:letter-spacing="normal" fo:language="en" fo:country="US" fo:font-style="normal" fo:font-weight="normal" style:font-name-asian="Courier New" style:font-size-asian="8pt" style:font-weight-asian="normal" style:font-name-complex="Courier New" style:font-size-complex="8pt" style:font-weight-complex="normal"/>
    </style:style>
    <style:style style:name="T98" style:family="text">
      <style:text-properties fo:font-variant="normal" fo:text-transform="none" fo:color="#008000" style:font-name="Dark Courier" fo:font-size="9pt" fo:letter-spacing="normal" fo:language="en" fo:country="US" fo:font-style="normal" fo:font-weight="normal" style:font-name-asian="Courier New" style:font-size-asian="9pt" style:font-weight-asian="normal" style:font-name-complex="Courier New" style:font-size-complex="9pt" style:font-weight-complex="normal"/>
    </style:style>
    <style:style style:name="T99" style:family="text">
      <style:text-properties fo:font-variant="normal" fo:text-transform="none" fo:color="#008000" style:font-name="Dark Courier" fo:font-size="10pt" fo:letter-spacing="normal" fo:language="en" fo:country="US" fo:font-style="normal" fo:font-weight="normal" style:font-name-asian="Courier New" style:font-size-asian="10pt" style:font-weight-asian="normal" style:font-name-complex="Courier New" style:font-size-complex="10pt" style:font-weight-complex="normal"/>
    </style:style>
    <style:style style:name="T100" style:family="text">
      <style:text-properties fo:font-variant="normal" fo:text-transform="none" fo:color="#008000" fo:font-size="12pt" fo:letter-spacing="normal" fo:language="en" fo:country="US" fo:font-style="normal" style:font-name-asian="Courier New" style:font-size-asian="12pt" style:font-name-complex="Courier New" style:font-size-complex="12pt"/>
    </style:style>
    <style:style style:name="T101" style:family="text">
      <style:text-properties fo:font-variant="normal" fo:text-transform="none" fo:color="#333333"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102" style:family="text">
      <style:text-properties fo:font-variant="normal" fo:text-transform="none" fo:color="#333333" style:font-name="Times New Roman" fo:font-size="10pt" fo:letter-spacing="normal" fo:font-style="normal" fo:font-weight="normal" style:font-style-asian="normal" style:font-style-complex="normal"/>
    </style:style>
    <style:style style:name="T103" style:family="text">
      <style:text-properties fo:font-variant="normal" fo:text-transform="none" fo:color="#333333" style:font-name="Times New Roman" fo:font-size="12pt" fo:letter-spacing="normal" fo:font-style="normal" fo:font-weight="normal" style:font-size-asian="12pt" style:font-size-complex="12pt"/>
    </style:style>
    <style:style style:name="T104" style:family="text">
      <style:text-properties fo:font-variant="normal" fo:text-transform="none" fo:color="#333333" style:font-name="Helvetica" fo:font-size="9pt" fo:letter-spacing="normal" fo:font-style="normal" fo:font-weight="normal" fo:background-color="#ffffff"/>
    </style:style>
    <style:style style:name="T105" style:family="text">
      <style:text-properties fo:font-variant="normal" fo:text-transform="none" fo:color="#333333" style:font-name="Helvetica" fo:font-size="9.75pt" fo:letter-spacing="normal" fo:font-style="normal" fo:font-weight="normal" fo:background-color="#fbfbfb"/>
    </style:style>
    <style:style style:name="T106"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2pt" style:font-weight-asian="normal" style:font-size-complex="12pt" style:font-weight-complex="normal"/>
    </style:style>
    <style:style style:name="T107" style:family="text">
      <style:text-properties fo:font-variant="normal" fo:text-transform="none" fo:color="#0b0080" style:text-line-through-style="none" style:font-name="sans-serif" fo:font-size="12pt" fo:letter-spacing="normal" fo:font-style="normal" style:text-underline-style="none" fo:font-weight="normal" style:text-blinking="false" style:font-size-asian="12pt" style:font-weight-asian="normal" style:font-size-complex="12pt" style:font-weight-complex="normal"/>
    </style:style>
    <style:style style:name="T108" style:family="text">
      <style:text-properties fo:font-variant="normal" fo:text-transform="none" fo:color="#bb8844" style:font-name="Dark Courier" fo:font-size="7.5pt" fo:letter-spacing="normal" fo:font-style="normal" fo:font-weight="normal"/>
    </style:style>
    <style:style style:name="T109" style:family="text">
      <style:text-properties fo:font-variant="normal" fo:text-transform="none" fo:color="#666666" style:text-line-through-style="none" style:font-name="Helvetica" fo:font-size="9pt" fo:letter-spacing="normal" fo:font-style="normal" style:text-underline-style="none" fo:font-weight="normal" style:text-blinking="false" fo:background-color="#ffffff"/>
    </style:style>
    <style:style style:name="T110" style:family="text">
      <style:text-properties fo:font-variant="normal" fo:text-transform="none" fo:color="#666666" fo:font-size="12pt" fo:letter-spacing="normal" fo:language="en" fo:country="US" fo:font-style="normal" style:font-name-asian="Courier New" style:font-size-asian="12pt" style:font-name-complex="Courier New" style:font-size-complex="12pt"/>
    </style:style>
    <style:style style:name="T111" style:family="text">
      <style:text-properties fo:font-variant="normal" fo:text-transform="none" fo:color="#808000" style:font-name="Dark Courier" fo:font-size="10pt" fo:letter-spacing="normal" fo:language="en" fo:country="US" fo:font-style="normal" fo:font-weight="normal" style:font-name-asian="Courier New" style:font-size-asian="10pt" style:font-weight-asian="normal" style:font-name-complex="Courier New" style:font-size-complex="10pt" style:font-weight-complex="normal"/>
    </style:style>
    <style:style style:name="T112" style:family="text">
      <style:text-properties fo:font-variant="normal" fo:text-transform="none" style:use-window-font-color="true" style:font-name="Dark Courier" fo:font-size="12pt" fo:letter-spacing="normal" fo:font-style="normal" fo:font-weight="normal" style:font-size-asian="12pt" style:font-size-complex="12pt"/>
    </style:style>
    <style:style style:name="T113" style:family="text">
      <style:text-properties fo:font-variant="normal" fo:text-transform="none" style:use-window-font-color="true" fo:font-size="12pt" fo:letter-spacing="normal" fo:language="en" fo:country="US" fo:font-style="normal" style:font-name-asian="Courier New" style:font-size-asian="12pt" style:font-name-complex="Courier New" style:font-size-complex="12pt"/>
    </style:style>
    <style:style style:name="T114" style:family="text">
      <style:text-properties style:font-name="Times New Roman"/>
    </style:style>
    <style:style style:name="T115" style:family="text">
      <style:text-properties style:font-name="Times New Roman" fo:font-size="12pt" style:font-size-asian="12pt" style:font-size-complex="12pt"/>
    </style:style>
    <style:style style:name="T116" style:family="text">
      <style:text-properties style:font-name="Times New Roman" fo:font-size="12pt" fo:font-weight="bold" style:font-size-asian="12pt" style:font-weight-asian="bold" style:font-size-complex="12pt" style:font-weight-complex="bold"/>
    </style:style>
    <style:style style:name="T117" style:family="text">
      <style:text-properties style:font-name="Times New Roman" fo:font-style="normal" style:font-style-asian="normal" style:font-style-complex="normal"/>
    </style:style>
    <style:style style:name="T118" style:family="text">
      <style:text-properties style:font-name="Times New Roman" fo:font-style="normal" fo:font-weight="normal" style:font-style-asian="normal" style:font-weight-asian="normal" style:font-style-complex="normal" style:font-weight-complex="normal"/>
    </style:style>
    <style:style style:name="T119" style:family="text">
      <style:text-properties style:font-name="Times New Roman" fo:font-weight="bold" style:font-weight-asian="bold" style:font-weight-complex="bold"/>
    </style:style>
    <style:style style:name="T120" style:family="text">
      <style:text-properties style:font-name="Times New Roman" fo:font-weight="normal" style:font-weight-asian="normal" style:font-weight-complex="normal"/>
    </style:style>
    <style:style style:name="T121" style:family="text">
      <style:text-properties style:font-name="Times New Roman" fo:font-size="10pt" style:font-size-asian="10pt" style:font-size-complex="10pt"/>
    </style:style>
    <style:style style:name="T122" style:family="text">
      <style:text-properties style:use-window-font-color="true"/>
    </style:style>
    <style:style style:name="T123" style:family="text">
      <style:text-properties style:use-window-font-color="true" style:font-name="Times New Roman" fo:font-size="10pt" fo:font-weight="normal" style:font-size-asian="10pt" style:font-weight-asian="normal" style:font-size-complex="10pt" style:font-weight-complex="normal"/>
    </style:style>
    <style:style style:name="T124" style:family="text">
      <style:text-properties style:use-window-font-color="true" style:font-name="Times New Roman" fo:font-size="12pt" fo:font-weight="normal" style:font-size-asian="12pt" style:font-weight-asian="normal" style:font-size-complex="12pt" style:font-weight-complex="normal"/>
    </style:style>
    <style:style style:name="T125" style:family="text">
      <style:text-properties style:use-window-font-color="true" style:font-name="Times New Roman" fo:font-size="12pt" style:font-size-asian="12pt" style:font-size-complex="12pt"/>
    </style:style>
    <style:style style:name="T126" style:family="text">
      <style:text-properties style:use-window-font-color="true" style:font-name="Times New Roman" fo:font-style="normal" style:font-style-asian="normal" style:font-style-complex="normal"/>
    </style:style>
    <style:style style:name="T127" style:family="text">
      <style:text-properties style:use-window-font-color="true" style:font-name="Arial" fo:font-size="10pt" fo:font-style="normal" style:font-size-asian="10pt" style:font-style-asian="normal" style:font-size-complex="10pt" style:font-style-complex="normal"/>
    </style:style>
    <style:style style:name="T128" style:family="text">
      <style:text-properties style:use-window-font-color="true" style:font-name="Dark Courier" fo:font-size="10pt" fo:font-weight="normal" style:font-size-asian="10pt" style:font-weight-asian="normal" style:font-size-complex="10pt" style:font-weight-complex="normal"/>
    </style:style>
    <style:style style:name="T129" style:family="text">
      <style:text-properties style:use-window-font-color="true" style:font-name="Dark Courier" fo:font-size="10pt" fo:language="en" fo:country="US" fo:font-weight="normal" style:font-name-asian="Courier New" style:font-size-asian="10pt" style:font-weight-asian="normal" style:font-name-complex="Courier New" style:font-size-complex="10pt" style:font-weight-complex="normal"/>
    </style:style>
    <style:style style:name="T130" style:family="text">
      <style:text-properties fo:font-weight="bold" style:font-weight-asian="bold" style:font-weight-complex="bold"/>
    </style:style>
    <style:style style:name="T131" style:family="text">
      <style:text-properties fo:font-style="italic"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ize="12pt"/>
    </style:style>
    <style:style style:name="T134" style:family="text">
      <style:text-properties fo:font-size="12pt" style:font-size-asian="12pt" style:font-size-complex="12pt"/>
    </style:style>
    <style:style style:name="T135" style:family="text">
      <style:text-properties fo:font-size="12pt" fo:font-style="normal" style:font-size-asian="12pt" style:font-style-asian="normal" style:font-size-complex="12pt" style:font-style-complex="normal"/>
    </style:style>
    <style:style style:name="T136" style:family="text">
      <style:text-properties fo:font-size="12pt" fo:font-weight="bold" style:font-size-asian="12pt" style:font-weight-asian="bold" style:font-size-complex="12pt" style:font-weight-complex="bold"/>
    </style:style>
    <style:style style:name="T137" style:family="text">
      <style:text-properties fo:language="en" fo:country="US" style:font-name-asian="Courier New" style:font-name-complex="Courier New"/>
    </style:style>
    <style:style style:name="T138" style:family="text">
      <style:text-properties fo:color="#800000"/>
    </style:style>
    <style:style style:name="T139" style:family="text">
      <style:text-properties fo:color="#800000" fo:language="en" fo:country="US" fo:font-weight="bold" style:font-name-asian="Courier New" style:font-weight-asian="bold" style:font-name-complex="Courier New" style:font-weight-complex="bold"/>
    </style:style>
    <style:style style:name="T140" style:family="text">
      <style:text-properties fo:color="#800000" style:font-name="Dark Courier"/>
    </style:style>
    <style:style style:name="T141" style:family="text">
      <style:text-properties fo:color="#800000" style:font-name="Dark Courier" fo:font-size="12pt"/>
    </style:style>
    <style:style style:name="T142" style:family="text">
      <style:text-properties fo:color="#800000" style:font-name="Dark Courier" fo:font-size="12pt" fo:font-weight="bold" style:font-weight-asian="bold" style:font-weight-complex="bold"/>
    </style:style>
    <style:style style:name="T143" style:family="text">
      <style:text-properties fo:color="#800000" style:font-name="Dark Courier" fo:font-size="12pt" fo:language="en" fo:country="US" fo:font-weight="bold" style:font-name-asian="Courier New" style:font-size-asian="12pt" style:font-weight-asian="bold" style:font-name-complex="Courier New" style:font-size-complex="12pt" style:font-weight-complex="bold"/>
    </style:style>
    <style:style style:name="T144" style:family="text">
      <style:text-properties fo:color="#800000" style:font-name="Dark Courier" fo:language="en" fo:country="US" fo:font-weight="bold" style:font-name-asian="Courier New" style:font-weight-asian="bold" style:font-name-complex="Courier New" style:font-weight-complex="bold"/>
    </style:style>
    <style:style style:name="T145" style:family="text">
      <style:text-properties fo:color="#800000" fo:font-size="18pt" style:font-size-asian="18pt" style:font-size-complex="18pt"/>
    </style:style>
    <style:style style:name="T146" style:family="text">
      <style:text-properties fo:color="#800000" fo:font-size="12pt" fo:language="en" fo:country="US" fo:font-weight="bold" style:font-name-asian="Courier New" style:font-size-asian="12pt" style:font-weight-asian="bold" style:font-name-complex="Courier New" style:font-size-complex="12pt" style:font-weight-complex="bold"/>
    </style:style>
    <style:style style:name="T147" style:family="text">
      <style:text-properties fo:color="#0000ff"/>
    </style:style>
    <style:style style:name="T148" style:family="text">
      <style:text-properties fo:color="#0000ff" style:font-name="Dark Courier"/>
    </style:style>
    <style:style style:name="T149" style:family="text">
      <style:text-properties fo:color="#0000ff" style:font-name="Dark Courier" fo:font-size="12pt"/>
    </style:style>
    <style:style style:name="T150" style:family="text">
      <style:text-properties fo:color="#0000ff" style:font-name="Dark Courier" fo:font-size="12pt" fo:font-weight="bold" style:font-weight-asian="bold" style:font-weight-complex="bold"/>
    </style:style>
    <style:style style:name="T151" style:family="text">
      <style:text-properties fo:color="#0000ff" style:font-name="Dark Courier" fo:font-size="12pt" fo:language="en" fo:country="US" fo:font-weight="bold" style:font-name-asian="Courier New" style:font-size-asian="12pt" style:font-weight-asian="bold" style:font-name-complex="Courier New" style:font-size-complex="12pt" style:font-weight-complex="bold"/>
    </style:style>
    <style:style style:name="T152" style:family="text">
      <style:text-properties fo:color="#0000ff" fo:font-size="12pt" fo:language="en" fo:country="US" fo:font-weight="bold" style:font-name-asian="Courier New" style:font-size-asian="12pt" style:font-weight-asian="bold" style:font-name-complex="Courier New" style:font-size-complex="12pt" style:font-weight-complex="bold"/>
    </style:style>
    <style:style style:name="T153" style:family="text">
      <style:text-properties fo:color="#000000"/>
    </style:style>
    <style:style style:name="T154" style:family="text">
      <style:text-properties fo:color="#000000" style:font-name="Dark Courier"/>
    </style:style>
    <style:style style:name="T155" style:family="text">
      <style:text-properties fo:color="#000000" style:font-name="Dark Courier" fo:font-size="12pt"/>
    </style:style>
    <style:style style:name="T156" style:family="text">
      <style:text-properties fo:color="#000000" style:font-name="Dark Courier" fo:font-size="12pt" fo:font-weight="bold" style:font-weight-asian="bold" style:font-weight-complex="bold"/>
    </style:style>
    <style:style style:name="T157" style:family="text">
      <style:text-properties fo:color="#000000" style:font-name="Dark Courier" fo:font-size="12pt" fo:language="en" fo:country="US" fo:font-weight="bold" style:font-name-asian="Courier New" style:font-size-asian="12pt" style:font-weight-asian="bold" style:font-name-complex="Courier New" style:font-size-complex="12pt" style:font-weight-complex="bold"/>
    </style:style>
    <style:style style:name="T158" style:family="text">
      <style:text-properties fo:color="#000000" fo:font-size="12pt" fo:language="en" fo:country="US" fo:font-weight="bold" style:font-name-asian="Courier New" style:font-size-asian="12pt" style:font-weight-asian="bold" style:font-name-complex="Courier New" style:font-size-complex="12pt" style:font-weight-complex="bold"/>
    </style:style>
    <style:style style:name="T159" style:family="text">
      <style:text-properties fo:color="#008000"/>
    </style:style>
    <style:style style:name="T160" style:family="text">
      <style:text-properties fo:color="#008000" fo:language="en" fo:country="US" style:font-name-asian="Courier New" style:font-name-complex="Courier New"/>
    </style:style>
    <style:style style:name="T161" style:family="text">
      <style:text-properties fo:color="#008000" fo:language="en" fo:country="US" fo:font-weight="bold" style:font-name-asian="Courier New" style:font-weight-asian="bold" style:font-name-complex="Courier New" style:font-weight-complex="bold"/>
    </style:style>
    <style:style style:name="T162" style:family="text">
      <style:text-properties fo:color="#008000" fo:font-weight="bold" style:font-weight-asian="bold" style:font-weight-complex="bold"/>
    </style:style>
    <style:style style:name="T163" style:family="text">
      <style:text-properties fo:color="#008000" style:font-name="Dark Courier"/>
    </style:style>
    <style:style style:name="T164" style:family="text">
      <style:text-properties fo:color="#008000" style:font-name="Dark Courier" fo:font-weight="bold" style:font-weight-asian="bold" style:font-weight-complex="bold"/>
    </style:style>
    <style:style style:name="T165" style:family="text">
      <style:text-properties fo:color="#008000" style:font-name="Dark Courier" fo:font-size="12pt"/>
    </style:style>
    <style:style style:name="T166" style:family="text">
      <style:text-properties fo:color="#008000" style:font-name="Dark Courier" fo:font-size="12pt" fo:font-weight="bold" style:font-weight-asian="bold" style:font-weight-complex="bold"/>
    </style:style>
    <style:style style:name="T167" style:family="text">
      <style:text-properties fo:color="#008000" style:font-name="Dark Courier" fo:font-size="12pt" fo:language="en" fo:country="US" fo:font-weight="bold" style:font-name-asian="Courier New" style:font-size-asian="12pt" style:font-weight-asian="bold" style:font-name-complex="Courier New" style:font-size-complex="12pt" style:font-weight-complex="bold"/>
    </style:style>
    <style:style style:name="T168" style:family="text">
      <style:text-properties fo:color="#008000" style:font-name="Dark Courier" fo:font-weight="normal" style:font-weight-asian="normal" style:font-weight-complex="normal"/>
    </style:style>
    <style:style style:name="T169" style:family="text">
      <style:text-properties fo:color="#008000" style:font-name="Dark Courier" fo:font-size="10pt" fo:font-weight="bold" style:font-size-asian="10pt" style:font-weight-asian="bold" style:font-size-complex="10pt" style:font-weight-complex="bold"/>
    </style:style>
    <style:style style:name="T170" style:family="text">
      <style:text-properties fo:color="#008000" style:font-name="Dark Courier" fo:language="en" fo:country="US" fo:font-weight="bold" style:font-name-asian="Courier New" style:font-weight-asian="bold" style:font-name-complex="Courier New" style:font-weight-complex="bold"/>
    </style:style>
    <style:style style:name="T171" style:family="text">
      <style:text-properties fo:color="#008000" style:font-name="Dark Courier" fo:language="en" fo:country="US" style:font-name-asian="Courier New" style:font-name-complex="Courier New"/>
    </style:style>
    <style:style style:name="T172" style:family="text">
      <style:text-properties fo:color="#008000" style:font-name="Times New Roman"/>
    </style:style>
    <style:style style:name="T173" style:family="text">
      <style:text-properties fo:color="#008000" fo:font-size="14pt" fo:font-weight="bold" style:font-size-asian="14pt" style:font-weight-asian="bold" style:font-size-complex="14pt" style:font-weight-complex="bold"/>
    </style:style>
    <style:style style:name="T174" style:family="text">
      <style:text-properties fo:color="#008000" fo:font-size="12pt" fo:language="en" fo:country="US" fo:font-weight="bold" style:font-name-asian="Courier New" style:font-size-asian="12pt" style:font-weight-asian="bold" style:font-name-complex="Courier New" style:font-size-complex="12pt" style:font-weight-complex="bold"/>
    </style:style>
    <style:style style:name="T175" style:family="text">
      <style:text-properties fo:color="#008000" fo:font-size="12pt" fo:font-weight="bold" style:font-size-asian="12pt" style:font-weight-asian="bold" style:font-size-complex="12pt" style:font-weight-complex="bold"/>
    </style:style>
    <style:style style:name="T176" style:family="text">
      <style:text-properties fo:color="#008000" fo:font-size="12pt" style:font-size-asian="12pt" style:font-size-complex="12pt"/>
    </style:style>
    <style:style style:name="T177" style:family="text">
      <style:text-properties fo:color="#ff0000"/>
    </style:style>
    <style:style style:name="T178" style:family="text">
      <style:text-properties fo:color="#ff0000" style:font-name="Dark Courier"/>
    </style:style>
    <style:style style:name="T179" style:family="text">
      <style:text-properties fo:color="#ff0000" style:font-name="Dark Courier" fo:font-size="12pt"/>
    </style:style>
    <style:style style:name="T180" style:family="text">
      <style:text-properties fo:color="#ff0000" style:font-name="Dark Courier" fo:font-size="12pt" fo:font-weight="bold" style:font-weight-asian="bold" style:font-weight-complex="bold"/>
    </style:style>
    <style:style style:name="T181" style:family="text">
      <style:text-properties fo:color="#ff0000" style:font-name="Dark Courier" fo:font-size="12pt" fo:language="en" fo:country="US" fo:font-weight="bold" style:font-name-asian="Courier New" style:font-size-asian="12pt" style:font-weight-asian="bold" style:font-name-complex="Courier New" style:font-size-complex="12pt" style:font-weight-complex="bold"/>
    </style:style>
    <style:style style:name="T182" style:family="text">
      <style:text-properties fo:color="#ff0000" fo:font-size="12pt" fo:language="en" fo:country="US" fo:font-weight="bold" style:font-name-asian="Courier New" style:font-size-asian="12pt" style:font-weight-asian="bold" style:font-name-complex="Courier New" style:font-size-complex="12pt" style:font-weight-complex="bold"/>
    </style:style>
    <style:style style:name="T183" style:family="text">
      <style:text-properties fo:color="#808080" style:font-name="Dark Courier" fo:font-size="12pt"/>
    </style:style>
    <style:style style:name="T184" style:family="text">
      <style:text-properties fo:color="#808080" style:font-name="Dark Courier" fo:font-size="12pt" fo:font-weight="bold" style:font-weight-asian="bold" style:font-weight-complex="bold"/>
    </style:style>
    <style:style style:name="T185" style:family="text">
      <style:text-properties fo:color="#000080"/>
    </style:style>
    <style:style style:name="T186" style:family="text">
      <style:text-properties fo:color="#000080" fo:font-weight="bold" style:font-weight-asian="bold" style:font-weight-complex="bold"/>
    </style:style>
    <style:style style:name="T187" style:family="text">
      <style:text-properties fo:color="#000080" fo:font-weight="normal" style:font-weight-asian="normal" style:font-weight-complex="normal"/>
    </style:style>
    <style:style style:name="T188" style:family="text">
      <style:text-properties fo:color="#000080" style:font-name="Dark Courier"/>
    </style:style>
    <style:style style:name="T189" style:family="text">
      <style:text-properties fo:color="#000080" style:font-name="Dark Courier" fo:font-weight="normal" style:font-weight-asian="normal" style:font-weight-complex="normal"/>
    </style:style>
    <style:style style:name="T190" style:family="text">
      <style:text-properties fo:color="#000080" style:font-name="Dark Courier" fo:font-weight="bold" style:font-weight-asian="bold" style:font-weight-complex="bold"/>
    </style:style>
    <style:style style:name="T191" style:family="text">
      <style:text-properties fo:color="#000080" style:font-name="Dark Courier" fo:font-size="10pt" fo:font-weight="normal" style:font-size-asian="10pt" style:font-weight-asian="normal" style:font-size-complex="10pt" style:font-weight-complex="normal"/>
    </style:style>
    <style:style style:name="T192" style:family="text">
      <style:text-properties fo:color="#000080" style:font-name="Times New Roman"/>
    </style:style>
    <style:style style:name="T193" style:family="text">
      <style:text-properties fo:color="#000080" fo:font-size="12pt" style:font-size-asian="12pt" style:font-size-complex="12pt"/>
    </style:style>
    <style:style style:name="T194" style:family="text">
      <style:text-properties fo:font-style="normal" style:font-style-asian="normal" style:font-style-complex="normal"/>
    </style:style>
    <style:style style:name="T195" style:family="text">
      <style:text-properties fo:font-style="normal" fo:font-weight="normal"/>
    </style:style>
    <style:style style:name="T196" style:family="text">
      <style:text-properties fo:font-style="normal" fo:font-weight="normal" style:font-style-asian="normal" style:font-weight-asian="normal" style:font-style-complex="normal" style:font-weight-complex="normal"/>
    </style:style>
    <style:style style:name="T197" style:family="text">
      <style:text-properties fo:color="#4c1900"/>
    </style:style>
    <style:style style:name="T198" style:family="text">
      <style:text-properties fo:color="#4c1900" fo:font-size="11pt" style:font-size-asian="11pt" style:font-size-complex="11pt"/>
    </style:style>
    <style:style style:name="T199" style:family="text">
      <style:text-properties fo:color="#4c1900" style:font-name="Dark Courier"/>
    </style:style>
    <style:style style:name="T200" style:family="text">
      <style:text-properties fo:color="#4c1900" style:font-name="Dark Courier" fo:font-size="12pt" style:font-size-asian="12pt" style:font-size-complex="12pt"/>
    </style:style>
    <style:style style:name="T201" style:family="text">
      <style:text-properties fo:color="#4c1900" style:font-name="Dark Courier" fo:font-size="12pt" fo:font-weight="bold" style:font-size-asian="12pt" style:font-weight-asian="bold" style:font-size-complex="12pt" style:font-weight-complex="bold"/>
    </style:style>
    <style:style style:name="T202" style:family="text">
      <style:text-properties fo:color="#4c1900" style:font-name="Times New Roman"/>
    </style:style>
    <style:style style:name="T203" style:family="text">
      <style:text-properties style:font-name="DejaVu Sans Light" fo:font-size="10pt" style:font-size-asian="10pt" style:font-size-complex="10pt"/>
    </style:style>
    <style:style style:name="T204" style:family="text">
      <style:text-properties style:font-name="DejaVu Sans Light" fo:font-size="10pt" fo:font-style="italic" style:font-size-asian="10pt" style:font-style-asian="italic" style:font-size-complex="10pt" style:font-style-complex="italic"/>
    </style:style>
    <style:style style:name="T205" style:family="text">
      <style:text-properties style:font-name="Arial"/>
    </style:style>
    <style:style style:name="T206" style:family="text">
      <style:text-properties style:font-name="Arial" fo:font-size="18pt" style:font-size-asian="18pt" style:font-size-complex="18pt"/>
    </style:style>
    <style:style style:name="T207" style:family="text">
      <style:text-properties style:font-name="Arial" fo:font-size="18pt" fo:font-weight="normal" style:font-size-asian="18pt" style:font-weight-asian="normal" style:font-size-complex="18pt" style:font-weight-complex="normal"/>
    </style:style>
    <style:style style:name="T208" style:family="text">
      <style:text-properties style:font-name="Arial" fo:font-style="normal" fo:font-weight="bold" style:font-style-asian="normal" style:font-weight-asian="bold" style:font-style-complex="normal" style:font-weight-complex="bold"/>
    </style:style>
    <style:style style:name="T209" style:family="text">
      <style:text-properties fo:color="#808000"/>
    </style:style>
    <style:style style:name="T210" style:family="text">
      <style:text-properties fo:font-size="18pt" style:font-size-asian="18pt" style:font-size-complex="18pt"/>
    </style:style>
    <style:style style:name="T211" style:family="text">
      <style:text-properties fo:font-size="16pt" style:font-size-asian="16pt" style:font-size-complex="16pt"/>
    </style:style>
    <style:style style:name="T212" style:family="text">
      <style:text-properties fo:font-size="10pt" fo:font-style="normal" fo:font-weight="normal" style:font-size-asian="10pt" style:font-size-complex="10pt"/>
    </style:style>
    <style:style style:name="T213" style:family="text">
      <style:text-properties fo:font-size="10pt" style:font-size-asian="10pt" style:font-size-complex="10pt"/>
    </style:style>
    <style:style style:name="T214" style:family="text">
      <style:text-properties style:font-style-asian="normal" style:font-style-complex="normal"/>
    </style:style>
    <style:style style:name="T215" style:family="text">
      <style:text-properties style:text-line-through-style="none" style:text-underline-style="none" style:text-blinking="false" style:font-weight-asian="normal" style:font-weight-complex="normal"/>
    </style:style>
    <style:style style:name="T216" style:family="text">
      <style:text-properties style:text-line-through-style="none" style:text-underline-style="none" fo:font-weight="bold" style:text-blinking="false" style:font-weight-asian="bold" style:font-weight-complex="bold"/>
    </style:style>
    <style:style style:name="T217" style:family="text">
      <style:text-properties style:font-name="Dark Courier1"/>
    </style:style>
    <style:style style:name="T218" style:family="text">
      <style:text-properties style:font-name="Dark Courier1" fo:font-style="normal"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ffffff" style:background-transparency="20%">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dynamic" style:number-wrapped-paragraphs="no-limit" style:vertical-pos="middle" style:vertical-rel="baseline" style:horizontal-pos="from-left" style:horizontal-rel="paragraph"/>
    </style:style>
    <style:style style:name="fr5" style:family="graphic" style:parent-style-name="Frame">
      <style:graphic-properties style:vertical-pos="from-top" style:vertical-rel="paragraph" style:horizontal-pos="from-left" style:horizontal-rel="paragraph" fo:padding="0.0598in" fo:border="0.06pt solid #000000" style:shadow="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padding-left="0.1in" fo:padding-right="0.0598in" fo:padding-top="0.1in" fo:padding-bottom="0.0598in" fo:border="0.06pt solid #000000"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x="4.0063in" svg:y="7.8154in" svg:width="3.9126in" draw:z-index="5">
        <draw:text-box fo:min-height="1.3272in">
          <text:p text:style-name="P131"/>
          <text:p text:style-name="P130"><text:span text:style-name="T114">All examples: <text:tab/></text:span><text:span text:style-name="T192">Prompt: </text:span><text:span text:style-name="T188">Blue</text:span></text:p>
          <text:p text:style-name="P130"><text:span text:style-name="T172"><text:tab/>You input: </text:span><text:span text:style-name="T164">green </text:span><text:span text:style-name="T172">{You can usually execute code by careful copy / paste of the green stuff.}</text:span></text:p>
          <text:p text:style-name="P130"><text:span text:style-name="T114"><text:tab/></text:span><text:span text:style-name="T202">System returns: </text:span><text:span text:style-name="T199">brown</text:span></text:p>
        </draw:text-box>
      </draw:frame>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6805_283580855">Overview:<text:tab/>1</text:a></text:p>
          <text:p text:style-name="P132"><text:a xlink:type="simple" xlink:href="#__RefHeading__6634_283580855"/></text:p>
          <text:p text:style-name="P132"><text:a xlink:type="simple" xlink:href="#__RefHeading__6634_283580855">Stage One: <text:s/>setup host's Python tools<text:tab/>3</text:a></text:p>
          <text:p text:style-name="P133"><text:a xlink:type="simple" xlink:href="#__RefHeading__6775_283580855"><text:s/>i. <text:s/>Python2.x required <text:tab/>3</text:a></text:p>
          <text:p text:style-name="P133"><text:a xlink:type="simple" xlink:href="#__RefHeading__6787_283580855">ii. <text:s/>The Python script xushsh.py<text:tab/>4</text:a></text:p>
          <text:p text:style-name="P132"><text:a xlink:type="simple" xlink:href="#__RefHeading__6755_283580855">Stage Two: <text:s/>prepare MUMPS<text:tab/>5</text:a></text:p>
          <text:p text:style-name="P133"><text:a xlink:type="simple" xlink:href="#__RefHeading__6789_283580855"><text:s text:c="3"/>i. <text:s/>TEST<text:tab/>5</text:a></text:p>
          <text:p text:style-name="P133"><text:a xlink:type="simple" xlink:href="#__RefHeading__6791_283580855"><text:s text:c="2"/>ii. <text:s/>SAVEOLD <text:s text:c="2"/><text:tab/>6</text:a></text:p>
          <text:p text:style-name="P133"><text:a xlink:type="simple" xlink:href="#__RefHeading__6793_283580855"><text:s/>iii. <text:s/>BUILD<text:tab/>6</text:a></text:p>
          <text:p text:style-name="P133"><text:a xlink:type="simple" xlink:href="#__RefHeading__6795_283580855">iiii. <text:s/>MOVEIN <text:tab/>7</text:a></text:p>
          <text:p text:style-name="P132"><text:a xlink:type="simple" xlink:href="#__RefHeading__6757_283580855">Stage Three: REHASH <text:s/>Access / Verify Codes<text:tab/>7</text:a></text:p>
          <text:p text:style-name="P133"><text:a xlink:type="simple" xlink:href="#__RefHeading__6775_421095727"><text:s text:c="2"/>i. <text:s/>TO^VWHSH0(TOHASH)<text:tab/>7</text:a></text:p>
          <text:p text:style-name="P133"><text:a xlink:type="simple" xlink:href="#__RefHeading__6777_421095727"><text:s/>ii. <text:s/>REVERT^VWHSH0<text:tab/>8</text:a></text:p>
          <text:p text:style-name="P133"><text:a xlink:type="simple" xlink:href="#__RefHeading__6779_421095727">iii. <text:s/>KILL^VWHSH0<text:tab/>8</text:a></text:p>
          <text:p text:style-name="P132"><text:a xlink:type="simple" xlink:href="#__RefHeading__6759_283580855"/></text:p>
          <text:p text:style-name="P132"><text:a xlink:type="simple" xlink:href="#__RefHeading__6759_283580855">Zero-Stage:<text:tab/>9</text:a></text:p>
          <text:p text:style-name="P133"><text:a xlink:type="simple" xlink:href="#__RefHeading__6854_283580855">The Problem:<text:tab/>9</text:a></text:p>
          <text:p text:style-name="P133"><text:a xlink:type="simple" xlink:href="#__RefHeading__38787_126059461">Why PBKDF2?<text:tab/>11</text:a></text:p>
          <text:p text:style-name="P133"><text:a xlink:type="simple" xlink:href="#__RefHeading__38791_126059461">Demonstration of effect of iterations on time it takes to compute log-on hash <text:tab/>11</text:a></text:p>
          <text:p text:style-name="P133"><text:a xlink:type="simple" xlink:href="#__RefHeading__6856_283580855">XUS interface, under the hood<text:tab/>12</text:a></text:p>
          <text:p text:style-name="P133"><text:a xlink:type="simple" xlink:href="#__RefHeading__8210_1886400136">Details:<text:tab/>13</text:a></text:p>
          <text:p text:style-name="P133"><text:a xlink:type="simple" xlink:href="#__RefHeading__6842_421095727">Credits / Thanks<text:tab/>15</text:a></text:p>
          <text:p text:style-name="P132"><text:a xlink:type="simple" xlink:href="#__RefHeading__6761_283580855"/></text:p>
          <text:p text:style-name="P132"><text:a xlink:type="simple" xlink:href="#__RefHeading__6761_283580855">Appendix A <text:s/>VWHSH code<text:tab/>16</text:a></text:p>
          <text:p text:style-name="P133"><text:a xlink:type="simple" xlink:href="#__RefHeading__29341_1865478549"><text:s/>xushsh.py<text:tab/>16</text:a></text:p>
          <text:p text:style-name="P133"><text:a xlink:type="simple" xlink:href="#__RefHeading__6763_283580855"><text:s/>XUSHSH: VWHSH8, VWHSH3<text:tab/>18</text:a></text:p>
          <text:p text:style-name="P133"><text:a xlink:type="simple" xlink:href="#__RefHeading__8334_22079177">Hardcode VWCALL<text:tab/>19</text:a></text:p>
          <text:p text:style-name="P132"><text:a xlink:type="simple" xlink:href="#__RefHeading__6781_421095727">Appendix B <text:s/><text:tab/>19</text:a></text:p>
          <text:p text:style-name="P133"><text:a xlink:type="simple" xlink:href="#__RefHeading__6844_421095727">CKUSHA1 <text:s text:c="2"/>Chris Uyehara<text:tab/>19</text:a></text:p>
          <text:p text:style-name="P133"><text:a xlink:type="simple" xlink:href="#__RefHeading__6846_421095727">XUSHSH <text:s text:c="2"/>Chris Uyehara<text:tab/>24</text:a></text:p>
          <text:p text:style-name="P133"><text:a xlink:type="simple" xlink:href="#__RefHeading__8186_1836788209">XUSHSH <text:s text:c="2"/>FOIA<text:tab/>25</text:a></text:p>
          <text:p text:style-name="P133"><text:a xlink:type="simple" xlink:href="#__RefHeading__8190_1836788209">XUSHSH <text:s text:c="2"/>vxVistA<text:tab/>25</text:a></text:p>
          <text:p text:style-name="P132"><text:a xlink:type="simple" xlink:href="#__RefHeading__45244_2144027330">Appendix C <text:s/>Example code<text:tab/>28</text:a></text:p>
        </text:index-body>
      </text:table-of-content>
      <text:p text:style-name="P11"/>
      <text:p text:style-name="P13"/>
      <text:p text:style-name="P12">Copyright (c) <text:s/>2012 <text:s/>John Leo Zimmer.</text:p>
      <text:p text:style-name="P75"><text:span text:style-name="T195">Permission is gra</text:span><text:span text:style-name="T212">nted to copy, distribute and/or modify this document</text:span></text:p>
      <text:p text:style-name="P76">under the terms of the GNU Free Documentation License, Version 1.3</text:p>
      <text:p text:style-name="P76">or any later version published by the Free Software Foundation.</text:p>
      <text:p text:style-name="P76">A copy of this license is included in the file entitled "LICENSES.txt".</text:p>
      <text:p text:style-name="P97">The license to all software is included within each routine<text:note text:id="ftn1" text:note-class="endnote"><text:note-citation text:label="©">©</text:note-citation><text:note-body><text:p text:style-name="Text_20_body"><text:tab/><text:span text:style-name="T210">Licenses.txt</text:span></text:p><text:p text:style-name="P41">See LICENSES.txt file in this distribution for details of</text:p><text:p text:style-name="P41">GNU Affero General Public License, version 3</text:p><text:p text:style-name="P41">Which applies to all code released in this distribution:</text:p><text:p text:style-name="P41">(c) Copyright 2012 by John Leo Zimmer. </text:p><text:p text:style-name="P41"><text:a xlink:type="simple" xlink:href="mailto:johnleozim@gmail.com">johnleozim@gmail.com</text:a></text:p><text:p text:style-name="P41"/><text:p text:style-name="P42">The fragments from DSS vxVistA in Appendix B</text:p><text:p text:style-name="P42"><text:s/>are licensed under the</text:p><text:p text:style-name="P116">Eclipse Public License - v 1.0.</text:p><text:p text:style-name="P26">For completeness a copy of that is also </text:p><text:p text:style-name="P26">included in LICENSES.txt</text:p><text:p text:style-name="P77"/><text:p text:style-name="P77"/><text:p text:style-name="P77"/><text:p text:style-name="P77"/></text:note-body></text:note></text:p>
      <text:p text:style-name="P97"><draw:frame draw:style-name="fr2" draw:name="Frame7" text:anchor-type="paragraph" svg:x="0.9492in" svg:y="0.0984in" draw:z-index="3"><draw:text-box fo:min-height="0.2055in" fo:min-width="4.1799in"><text:p text:style-name="P98">This document's.pdf format was generated and is editable by LibreOffice... improvements welcome</text:p></draw:text-box></draw:frame></text:p>
      <text:h text:style-name="P109" text:outline-level="1"><text:bookmark-start text:name="__RefHeading__6805_283580855"/><text:soft-page-break/>Overview:<text:bookmark-end text:name="__RefHeading__6805_283580855"/></text:h>
      <text:p text:style-name="P33">The purpose of this distribution is to enhance VISTA's security by providing cryptographically robust pbkdf2 hashing for Access and Verify Codes. <text:span text:style-name="T114">The end result should be </text:span><text:span text:style-name="T118">entirely transparent</text:span><text:span text:style-name="T114"> to VISTA users. <text:s/>The New Person file, including Code expiration dates and AOLD, VOLD cross-references is unchanged except for hashing of ALL Access/Verify Code information. And we will make no changes to any Kernel routines other than to </text:span><text:span text:style-name="T1">XUSHSH</text:span><text:span text:style-name="T114"> itself.</text:span></text:p>
      <text:p text:style-name="P33"/>
      <text:p text:style-name="Standard"><text:span text:style-name="T134">The call <text:s/></text:span><text:span text:style-name="T4">$$EN^XUSHSH(X)</text:span><text:span text:style-name="T134"> sits at the core of the sign-on process of any VISTA implementation. <text:s/>Whether approaching through CPRS, a web application, or on a character-based terminal, a user is prompted for both Access and Verify Codes. <text:s/>And then these are passed in turn through </text:span><text:span text:style-name="T4">XUSHSH</text:span><text:span text:style-name="T115"> and the result used (Access Code) to look-up the user in New Person cross reference </text:span><text:span text:style-name="T4">“A”</text:span><text:span text:style-name="T115"> and then (Verify Code) to check the against the content of the Verify Code field, #11. <text:s/>See detail at </text:span><text:a xlink:type="simple" xlink:href="#0.13.XUS interface, under the hood|outline"><text:span text:style-name="T115">XUS, under the hood</text:span></text:a><text:span text:style-name="T115">.</text:span></text:p>
      <text:p text:style-name="P36"/>
      <text:p text:style-name="P33">Current sign-on security:</text:p>
      <text:p text:style-name="P3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7">distribution</text:p>
            </table:table-cell>
            <table:table-cell table:style-name="Table1.A1" office:value-type="string">
              <text:p text:style-name="P122">$$EN^XUSHSH(“test”)</text:p>
            </table:table-cell>
            <table:table-cell table:style-name="Table1.C1" office:value-type="string">
              <text:p text:style-name="P17">hash</text:p>
            </table:table-cell>
          </table:table-row>
        </table:table-header-rows>
        <table:table-row>
          <table:table-cell table:style-name="Table1.A2" office:value-type="string">
            <text:p text:style-name="P121">FOIA</text:p>
          </table:table-cell>
          <table:table-cell table:style-name="Table1.A2" office:value-type="string">
            <text:p text:style-name="P118">test</text:p>
          </table:table-cell>
          <table:table-cell table:style-name="Table1.C2" office:value-type="string">
            <text:p text:style-name="P16">“NONE”</text:p>
          </table:table-cell>
        </table:table-row>
        <table:table-row>
          <table:table-cell table:style-name="Table1.A2" office:value-type="string">
            <text:p text:style-name="P121">OpenVista</text:p>
          </table:table-cell>
          <table:table-cell table:style-name="Table1.A2" office:value-type="string">
            <text:p text:style-name="P118">test</text:p>
          </table:table-cell>
          <table:table-cell table:style-name="Table1.C2" office:value-type="string">
            <text:p text:style-name="P16">“NONE”</text:p>
          </table:table-cell>
        </table:table-row>
        <table:table-row>
          <table:table-cell table:style-name="Table1.A2" office:value-type="string">
            <text:p text:style-name="P121">WorldVistA</text:p>
          </table:table-cell>
          <table:table-cell table:style-name="Table1.A2" office:value-type="string">
            <text:p text:style-name="P120">115116101116</text:p>
          </table:table-cell>
          <table:table-cell table:style-name="Table1.C2" office:value-type="string">
            <text:p text:style-name="P16">“LEGACY”</text:p>
          </table:table-cell>
        </table:table-row>
        <table:table-row>
          <table:table-cell table:style-name="Table1.A2" office:value-type="string">
            <text:p text:style-name="P121">vxVistA</text:p>
          </table:table-cell>
          <table:table-cell table:style-name="Table1.A2" office:value-type="string">
            <text:p text:style-name="P119">098F6BCD4621D373CADE4E832627B4F6</text:p>
          </table:table-cell>
          <table:table-cell table:style-name="Table1.C2" office:value-type="string">
            <text:p text:style-name="P16">md5</text:p>
          </table:table-cell>
        </table:table-row>
      </table:table>
      <text:p text:style-name="P33"/>
      <text:p text:style-name="Standard">Weak implementations of this critical function cannot be considered adequate for sensitive healthcare information. <text:s/>Of those listed here, only md5 can be properly called a hash and is cryptographically weak. <text:s/>WorldVistA's version us<text:span text:style-name="T194">es reversible ASC</text:span>II encoding not a true hash. <text:s/>Replacements for <text:span text:style-name="T4">XUSHSH</text:span> have been developed that support hashes from SHA1 up to SHA512 <text:s/>This implementation builds on that experience and hopes to provide a state of the art option with installation tools to support an orderly transition to a more secure VISTA.<text:span text:style-name="T115"><text:note text:id="ftn2" text:note-class="footnote"><text:note-citation>1</text:note-citation><text:note-body><text:p text:style-name="Footnote">T<text:span text:style-name="T121">his package was built and tested on Caché</text:span><text:span text:style-name="T213"> for Windows (x86-64) 2012.1.2 </text:span><text:span text:style-name="T121">running on Windows 7 Home Premium, [AMD athlon II X2 235e Processor 2.70 GHz 4 GB RAM] and, for GT.M 5.4-002B, on a dEWDrop versions 2&amp;3 VirtualBox VirtualMachine running on the same hardware.</text:span><text:span text:style-name="T115"> <text:s/></text:span></text:p></text:note-body></text:note></text:span></text:p>
      <text:p text:style-name="P33"/>
      <text:p text:style-name="Standard">This package includes</text:p>
      <text:list xml:id="list41506280" text:style-name="L1">
        <text:list-item>
          <text:p text:style-name="P140">A Python component (<text:span text:style-name="T1">xushsh.py</text:span>) which resides on the host operating system.</text:p>
        </text:list-item>
        <text:list-item>
          <text:p text:style-name="P140">This script is called from our new <text:span text:style-name="T1">^XUSHSH</text:span> using a MUMPS pipe command. </text:p>
          <text:p text:style-name="P140">(Separate versions for GT.M and for <text:span text:style-name="T124">Caché accommodate their different versions of the pipe command. <text:s/>This insures identical, distribution independent hashing outcome.)</text:span></text:p>
        </text:list-item>
      </text:list>
      <text:list xml:id="list41510866" text:style-name="L2">
        <text:list-item>
          <text:p text:style-name="P134">The specifics of the call are configured and modifiable in code stored at <text:span text:style-name="T1">^VA(200,”VWHSH”)</text:span>. <text:s/>This permits very flexible configuration of the system's behavior. <text:s/>If that is desired for some reason. <text:s/>The default is very simple to install. <text:s/>And, if desired, the configuration can be hard-coded into <text:span text:style-name="T1">^XUSHSH</text:span> itself. </text:p>
        </text:list-item>
      </text:list>
      <text:p text:style-name="Standard"/>
      <text:p text:style-name="Standard"><text:soft-page-break/>A call to <text:span text:style-name="T1">XUSHSH(X)</text:span> Xecutes the code stored at <text:span text:style-name="T1">^VA(200,”VWHSH”)</text:span> to assemble the desired pipe call into a command stored in variable, <text:span text:style-name="T1">VWCALL</text:span>, which is passed through the pipe for processing by <text:span text:style-name="T1">xushsh.py</text:span> to produce the required hash.</text:p>
      <text:p text:style-name="P33"/>
      <text:list xml:id="list41490918" text:style-name="L3">
        <text:list-item>
          <text:p text:style-name="P135"><text:span text:style-name="T1">xushsh.py</text:span> (see below and the source code in Appendix A to see its structure.) <text:s/>This Python program provides hooks allowing a MUMPS pipe to smoothly call a library of hashes (including md5, sha1, sha256, sha512, and PBKDF2). <text:s/>A table of default values within <text:span text:style-name="T1">xushsh.py</text:span> simplifies the interface and can be easily edited if desired.</text:p>
          <text:p text:style-name="P135"/>
        </text:list-item>
        <text:list-item>
          <text:p text:style-name="P135"><text:span text:style-name="T114">MUMPS routine, </text:span><text:span text:style-name="T1">VWHSH0</text:span><text:span text:style-name="T114">, supports the installation of the new </text:span><text:span text:style-name="T1">XUSHSH</text:span><text:span text:style-name="T114">, </text:span><text:span text:style-name="T1">VWHSH3</text:span><text:span text:style-name="T114"> for Caché or </text:span><text:span text:style-name="T1">VWHSH8</text:span><text:span text:style-name="T114"> for a GT.M installation. Then, the exact behavior of the newly installed version of </text:span><text:span text:style-name="T1">$$EN^XUSHSH(X)</text:span><text:span text:style-name="T114"> is configured with a global array at </text:span><text:span text:style-name="T1">^VA(200,”VWHSH”). </text:span><text:span text:style-name="T114">Initially it can be configured to just call the old version, which we save at </text:span><text:span text:style-name="T1">VWHSHLEG</text:span><text:span text:style-name="T114"> until we are ready to convert to the new hash. </text:span></text:p>
          <text:p text:style-name="P136"/>
        </text:list-item>
        <text:list-item>
          <text:p text:style-name="P135"><text:span text:style-name="T114">Our final step which uses routine other tags of </text:span><text:span text:style-name="T1">VWHSH0</text:span><text:span text:style-name="T114"> to walk through New Person to convert to the new hash. <text:s/>(There is a backup global node created in </text:span><text:span text:style-name="T1">^XTMP</text:span><text:span text:style-name="T114"> that </text:span><text:span text:style-name="T119">should be deleted</text:span><text:span text:style-name="T114"> once a successful conversion has been confirmed.)</text:span></text:p>
          <text:p text:style-name="P136"/>
        </text:list-item>
        <text:list-item>
          <text:p text:style-name="P135"><text:span text:style-name="T114">A final option would be to move the Python call out of </text:span><text:span text:style-name="T1">^VA(200,”VWHSH”)</text:span><text:span text:style-name="T114"> and to hard-code it into the </text:span><text:span text:style-name="T1">^XUSHSH</text:span><text:span text:style-name="T114"> routine itself.</text:span></text:p>
        </text:list-item>
      </text:list>
      <text:p text:style-name="P36"/>
      <text:h text:style-name="P109" text:outline-level="1"><text:bookmark-start text:name="__RefHeading__6634_283580855"/>Stage One:<text:tab/><text:tab/>setup host's Python tools<text:bookmark-end text:name="__RefHeading__6634_283580855"/></text:h>
      <text:p text:style-name="P36"/>
      <text:p text:style-name="Standard"><text:span text:style-name="T115">On either platform we begin by setting up the host to support our Python script, </text:span><text:span text:style-name="T4">xushsh.py</text:span><text:span text:style-name="T115">.</text:span><text:span text:style-name="T115"><text:note text:id="ftn3" text:note-class="footnote"><text:note-citation>2</text:note-citation><text:note-body><text:p text:style-name="P20">Recommended options:</text:p><text:list xml:id="list41505509" text:style-name="L4"><text:list-item><text:p text:style-name="P139"><text:span text:style-name="T114">VPE is very helpful for configuring global nodes (especially </text:span><text:span text:style-name="T1">^VA(200,”VWHSH”,*)</text:span><text:span text:style-name="T114">), for checking results, etc.</text:span></text:p></text:list-item><text:list-item><text:p text:style-name="P145"><text:span text:style-name="T121">I also installed GT.M's Posix plugin. On dEWDrop this allows high-resolution timing to help choose the iteration parameter in PBKDF2; </text:span><text:a xlink:type="simple" xlink:href="#Frame5|frame"><text:span text:style-name="T121">see here.</text:span></text:a></text:p></text:list-item></text:list></text:note-body></text:note></text:span></text:p>
      <text:p text:style-name="P36">An advantage of this is that the xushsh.py script performs identically on either a Linux host or on Windows. <text:s/>Caché on Linux will use the same setup as GT.M at this stage and the Caché <text:s/>pipe to call it.</text:p>
      <text:h text:style-name="P147" text:outline-level="2"><text:bookmark-start text:name="__RefHeading__6775_283580855"/><text:s/>i. <text:s/>Python2.x required <text:bookmark-end text:name="__RefHeading__6775_283580855"/></text:h>
      <text:p text:style-name="P37">Expect it to be included and accessible on any Linux host. <text:s/>We will test for proper function at the command line. <text:s/>For example on the<text:span text:style-name="T122"> dEWDrop virtual machine:</text:span></text:p>
      <text:p text:style-name="P40"/>
      <text:p text:style-name="P53"><text:span text:style-name="T125"><text:s/></text:span><text:span text:style-name="T193">vista@dEWDrop:~$</text:span><text:span text:style-name="T176"> </text:span><text:span text:style-name="T175">python</text:span></text:p>
      <text:p text:style-name="P56">Python 2.6.5 (r265:79063, Apr 16 2010, 13:09:56)</text:p>
      <text:p text:style-name="P56">[GCC 4.4.3] on linux2</text:p>
      <text:p text:style-name="P128">Type "help", "copyright", "credits" or "license" for more information.</text:p>
      <text:p text:style-name="P129"><text:span text:style-name="T198">&gt;&gt;&gt; </text:span><text:span text:style-name="T162">exit()</text:span></text:p>
      <text:p text:style-name="P64"/>
      <text:p text:style-name="P43"><text:soft-page-break/><text:span text:style-name="T136">Windows hosts</text:span><text:span text:style-name="T134"> will most likely require an install. It's available at </text:span><text:a xlink:type="simple" xlink:href="http://www.python.org/download/"><text:span text:style-name="T134">http://www.python.org/download/</text:span></text:a><text:span text:style-name="T134">.</text:span></text:p>
      <text:p text:style-name="P40">(Python3.2.3 will no work.) <text:s/>The full path to python.exe is needed unless it is added to PATH:</text:p>
      <text:p text:style-name="P40"/>
      <text:p text:style-name="P87"><text:span text:style-name="T185">c:\&gt;</text:span><text:span text:style-name="T162">C:\Python27\python</text:span></text:p>
      <text:p text:style-name="P56">Python 2.7.3 (default, Apr 10 2012, 23:24:47) [MSC v.1500 64 bit (AMD64)] on win32</text:p>
      <text:p text:style-name="P56">Type "help", "copyright", "credits" or "license" for more information.</text:p>
      <text:p text:style-name="P56">&gt;&gt;&gt;<text:span text:style-name="T175">exit()</text:span></text:p>
      <text:h text:style-name="Heading_20_2" text:outline-level="2"><text:bookmark-start text:name="__RefHeading__6787_283580855"/><text:span text:style-name="T208">ii. <text:s/>The Python script </text:span><text:span text:style-name="T28">xushsh.py</text:span><text:bookmark-end text:name="__RefHeading__6787_283580855"/></text:h>
      <text:p text:style-name="P46"><text:span text:style-name="T114">This provides a flexible interface that will be used by </text:span><text:span text:style-name="T1">XUSHSH</text:span><text:span text:style-name="T114">. <text:s/>It's primary function is to calculate the pbkdf2 hash</text:span><text:span text:style-name="T28"><text:note text:id="ftn4" text:note-class="footnote"><text:note-citation>3</text:note-citation><text:note-body><text:p text:style-name="Footnote"><text:span text:style-name="T127">PBKDF2 hash implemented in Python, from</text:span><text:span text:style-name="T123">: </text:span><text:span text:style-name="T128"><text:s text:c="2"/></text:span><text:a xlink:type="simple" xlink:href="https://github.com/mitsuhiko/python-pbkdf2/"><text:span text:style-name="T5">https://github.com/mitsuhiko/python-pbkdf2/</text:span></text:a></text:p><text:p text:style-name="Standard"><text:span text:style-name="T191">$</text:span><text:span text:style-name="T128"> </text:span><text:span text:style-name="T169">git clone git://github.com/mitsuhiko/python-pbkdf2.git <text:s/></text:span></text:p><text:p text:style-name="Standard"><text:span text:style-name="T123">To simplify installation, </text:span><text:span text:style-name="T129">pbkdf2_hex</text:span><text:span text:style-name="T123"> from this package has been incorporated into </text:span><text:span text:style-name="T128">xushsh.py</text:span><text:span text:style-name="T123">.</text:span></text:p><text:p text:style-name="P44"/></text:note-body></text:note></text:span><text:span text:style-name="T114">. <text:s/>It provides access to a number of other useful hashes, and a set of defaults that can be altered by directly editing the script. <text:s/></text:span></text:p>
      <text:p text:style-name="P46"><text:span text:style-name="T114"><text:tab/>(See </text:span><text:a xlink:type="simple" xlink:href="#Frame4|frame"><text:span text:style-name="T114">Appendix A</text:span></text:a><text:span text:style-name="T114">, </text:span><text:span text:style-name="T1">xushsh.py, defaults</text:span><text:span text:style-name="T114">.)</text:span></text:p>
      <text:p text:style-name="P51"/>
      <text:p text:style-name="P34"><text:span text:style-name="T114">On dEWDrop I have placed <text:s/></text:span><text:span text:style-name="T1">xushsh.py</text:span><text:span text:style-name="T114"> in </text:span><text:span text:style-name="T1">~/bin/</text:span><text:span text:style-name="T114"> and this simple test confirms proper function:</text:span></text:p>
      <text:p text:style-name="P37"/>
      <text:p text:style-name="P51"><text:span text:style-name="T185">vista@dEWDrop:~$</text:span><text:span text:style-name="T162"> python /home/vista/bin/xushsh.py</text:span></text:p>
      <text:p text:style-name="P57">f4ca507c07d0bd31bc779a08756826a6fd9dd97d43ac25e4</text:p>
      <text:p text:style-name="P37"/>
      <text:p text:style-name="P34"><text:span text:style-name="T114">This unembellished call to </text:span><text:span text:style-name="T1">xushsh.py</text:span><text:span text:style-name="T114"> shows how we can use the defaults for all supported parameters, including a dummy input, “password”. <text:s/>So we are seeing the pbkdf2 hash of the string, “password” confirming that everything works thus far.</text:span></text:p>
      <text:p text:style-name="P37"/>
      <text:p text:style-name="P89"><text:span text:style-name="T114">And in Windows the simplest configuration puts both </text:span><text:span text:style-name="T1">xushsh.py</text:span><text:span text:style-name="T114"> and </text:span><text:span text:style-name="T1">pbkdf2.py</text:span><text:span text:style-name="T114"> in </text:span><text:span text:style-name="T1">C:\Python27\</text:span><text:span text:style-name="T114">, along with </text:span><text:span text:style-name="T1">python.exe</text:span><text:span text:style-name="T114"> itself. <text:s/>And the call looks like this:</text:span></text:p>
      <text:p text:style-name="P37"/>
      <text:p text:style-name="P52"><text:span text:style-name="T187">C:\&gt;</text:span><text:span text:style-name="T162">C:\Python27\python c:\Python27\xushsh.py</text:span></text:p>
      <text:p text:style-name="P88">f4ca507c07d0bd31bc779a08756826a6fd9dd97d43ac25e4</text:p>
      <text:p text:style-name="P37"/>
      <text:p text:style-name="P37">Now we can move directly to <text:span text:style-name="T130">Stage Two</text:span>... or play around with xushsh.py for a bit longer.</text:p>
      <text:p text:style-name="P36">For example, here is the sha1 hash of the string “test”:</text:p>
      <text:p text:style-name="P85"/>
      <text:p text:style-name="P86"><text:span text:style-name="T185">c:\</text:span><text:span text:style-name="T186">&gt;</text:span><text:span text:style-name="T162">c:\Python27\python c:\Python27\xushsh.py -h sha1 -d "test"</text:span></text:p>
      <text:p text:style-name="P123">b56498f027060a5f4707bad6621d354d01672b86</text:p>
      <text:p text:style-name="P36">The “null” hash of <text:s/>default input, which is “password”:</text:p>
      <text:p text:style-name="P36"/>
      <text:p text:style-name="P52"><text:span text:style-name="T185">vista@dEWDrop:~</text:span><text:span text:style-name="T187">$</text:span><text:span text:style-name="T162"> python /home/vista/bin/xushsh.py --hash=null</text:span></text:p>
      <text:p text:style-name="P56">password</text:p>
      <text:p text:style-name="P36"/>
      <text:p text:style-name="P36">And pbkdf2 hash of <text:s/>“test” with 30,000 iterations, keylength 20: <text:s/></text:p>
      <text:p text:style-name="P36"><text:soft-page-break/></text:p>
      <text:p text:style-name="P52"><text:span text:style-name="T185">vista@dEWDrop:~</text:span><text:span text:style-name="T187">$</text:span> <text:span text:style-name="T162">python /home/vista/bin/xushsh.py -p "test" -c 20000 -k 20 --iterations=30000 -h pbkdf2</text:span></text:p>
      <text:p text:style-name="P56">pbkdf2$$30000$20$sha512$$08b61e482481cb425dfe62c9bddce2a4a6581f0d</text:p>
      <text:p text:style-name="P40"/>
      <text:p text:style-name="P40">A call to produce a random number, useful for generating a salt:</text:p>
      <text:p text:style-name="P40"/>
      <text:p text:style-name="P52"><text:span text:style-name="T185">vista@dEWDrop:~</text:span><text:span text:style-name="T187">$</text:span> <text:span text:style-name="T162">python /home/vista/bin/xushsh.py -h random</text:span></text:p>
      <text:p text:style-name="P56">541e44897d28a94b96a4a2469be1da306653a9009929fc81</text:p>
      <text:p text:style-name="P45"/>
      <text:p text:style-name="P49"><text:span text:style-name="T114">When called</text:span> xushsh.py<text:span text:style-name="T114"> will accept its six parameters in any order, using the defaults for any not entered and ignoring irrelevant input (e.g. iterations for sha1). Both a short and long form may be used for each. See text box in </text:span><text:a xlink:type="simple" xlink:href="#Frame4|frame"><text:span text:style-name="T114">Appendix A</text:span></text:a><text:span text:style-name="T114">. </text:span><text:span text:style-name="T115">(</text:span><text:span text:style-name="T114">If any parameter is entered more than once the last one is used. <text:s/>This is useful in building a command string in M to send to the Python script.) </text:span></text:p>
      <text:h text:style-name="P110" text:outline-level="1"><text:bookmark-start text:name="__RefHeading__6755_283580855"/>Stage Two:<text:tab/><text:tab/>prepare MUMPS<text:bookmark-end text:name="__RefHeading__6755_283580855"/></text:h>
      <text:p text:style-name="Standard"/>
      <text:p text:style-name="Standard">We are now ready to hook these tools into the MUMPS code of the Kernel. <text:s/>Our distribution provides a configuration utility, <text:span text:style-name="T1">VWHSH0</text:span> will be used to prepare the ground and then to install the proper version tailored to either GT.M or Caché. A configuration array stored at <text:span text:style-name="T1">^VA(200,”VWHSH”)</text:span> is built, ready to redirect control to pbkdf2. <text:s/>Final conversion of the<text:span text:style-name="T114"> NEW PERSON f</text:span>ile is done, in Stage 3 by calls into <text:span text:style-name="T1">VWHSH0.</text:span></text:p>
      <text:p text:style-name="P67"/>
      <text:p text:style-name="P68"><text:span text:style-name="T203"><text:s text:c="2"/></text:span><text:span text:style-name="T204">routine</text:span><text:tab/><text:span text:style-name="T203"> <text:s text:c="9"/></text:span><text:span text:style-name="T204">entry points</text:span></text:p>
      <text:p text:style-name="P69">VWHSH0<text:tab/>TEST, SAVEOLD, BUILD(), MOVEIN</text:p>
      <text:p text:style-name="P69"><text:tab/>TO(FROMHASH,TOHASH), REVERT, KILL</text:p>
      <text:p text:style-name="P69"/>
      <text:p text:style-name="P69">VWHSH3<text:tab/>Caché version XUSHSH</text:p>
      <text:p text:style-name="P69">VWHSH8<text:tab/>GT.M version XUSHSH</text:p>
      <text:h text:style-name="P148" text:outline-level="2"><text:bookmark-start text:name="__RefHeading__6789_283580855"/><text:s text:c="3"/>i. <text:s/>TEST<text:bookmark-end text:name="__RefHeading__6789_283580855"/></text:h>
      <text:p text:style-name="Standard"><text:span text:style-name="T189">MU-beta&gt;</text:span><text:span text:style-name="T164">do TEST^VWHSH0</text:span></text:p>
      <text:p text:style-name="Standard"><text:span text:style-name="T199">OK, current HASH is identified as LEGACY.</text:span> </text:p>
      <text:p text:style-name="Standard"/>
      <text:p text:style-name="Standard">A result other than NONE or LEGACY would require manual rebuilding of all passwords.</text:p>
      <text:h text:style-name="P149" text:outline-level="2"/>
      <text:h text:style-name="P154" text:outline-level="2"><text:bookmark-start text:name="__RefHeading__6791_283580855"/><text:span text:style-name="T135"><text:s text:c="2"/>ii. <text:s/>SAVEOLD</text:span> <text:s text:c="2"/><text:bookmark-end text:name="__RefHeading__6791_283580855"/></text:h>
      <text:p text:style-name="Standard"/>
      <text:p text:style-name="Standard">simply copies current, legacy, routine <text:span text:style-name="T1">XUSHSH</text:span> to <text:span text:style-name="T1">VWHSHLEG</text:span>.</text:p>
      <text:p text:style-name="P50"><text:span text:style-name="T187">EHR&gt;</text:span><text:span text:style-name="T162">do SAVEOLD^VWHSH0</text:span></text:p>
      <text:p text:style-name="P66"/>
      <text:p text:style-name="P65"><text:span text:style-name="T130">Note:</text:span> This entry point <text:span text:style-name="T132">does not work on dEWDrop</text:span> because the call uses <text:span text:style-name="T1">ZTMGRSET</text:span> which is not able to accommodate dEWDrop's GT.M routine directory structure. <text:s/>Therefore this step requires manually copying r/<text:span text:style-name="T1">XUSHSH.m</text:span> to <text:span text:style-name="T1">VWXUSLEG</text:span>.</text:p>
      <text:p text:style-name="Standard"/>
      <text:h text:style-name="P148" text:outline-level="2"><text:bookmark-start text:name="__RefHeading__6793_283580855"/><text:s/>iii. <text:s/>BUILD<text:bookmark-end text:name="__RefHeading__6793_283580855"/></text:h>
      <text:p text:style-name="P50"><text:span text:style-name="T185">MU-beta</text:span><text:span text:style-name="T187">&gt;</text:span><text:span text:style-name="T162">do BUILD^VWHSH0()</text:span></text:p>
      <text:p text:style-name="P50"/>
      <text:p text:style-name="P50">This constructs the following array:</text:p>
      <text:p text:style-name="P50"/>
      <text:p text:style-name="P50"><text:span text:style-name="T185">MU-beta</text:span><text:span text:style-name="T187">&gt;</text:span><text:span text:style-name="T162">zwr ^VA(200,"VWHSH",:)</text:span></text:p>
      <text:p text:style-name="P58">^VA(200,"VWHSH")="SET VWCALL=""python /home/vista/bin/xushsh.py --input=""""""_X</text:p>
      <text:p text:style-name="P58"><text:s text:c="10"/>_"""""""" XECUTE ^VA(200,""VWHSH"",""LEGACY"")"</text:p>
      <text:p text:style-name="P58">^VA(200,"VWHSH",0)="Set X=$$EN^VWHSHLEG(X) Kill VWCALL"</text:p>
      <text:p text:style-name="P58">^VA(200,"VWHSH","LEGACY")="SET VWCALL=VWCALL_"" --input=""""""_$$EN^VWHSHLEG(X)_</text:p>
      <text:p text:style-name="P58"><text:s text:c="10"/>"""""" -h null"",vwcall=VWCALL"</text:p>
      <text:p text:style-name="P58">^VA(200,"VWHSH","NONE")="SET VWCALL=VWCALL_"" --hash=null"""</text:p>
      <text:p text:style-name="P58">^VA(200,"VWHSH","PBKDF2")="Set VWCALL=VWCALL_"" --hash=pbkdf2"" XECUTE ^VA(200,"</text:p>
      <text:p text:style-name="P58"><text:s text:c="10"/>"VWHSH"",""SALT"")"</text:p>
      <text:p text:style-name="P58">^VA(200,"VWHSH","SALT")="SET VWCALL=VWCALL_"" --salt=""""5ce3e82f22c2c78a3e6694d</text:p>
      <text:p text:style-name="P58"><text:s text:c="10"/>c87ce78f091b66440883c6daf""""""" <text:s/>1) ^VA(200,"VWHSH") = SET </text:p>
      <text:p text:style-name="P111"><text:s text:c="2"/>6) ^VA(200,"VWHSH","SALT") = SET VWCALL=VWCALL_" --salt=""5ce3e82f22c2c78a3e6694dc87ce78f091b66440883c6daf"""</text:p>
      <text:p text:style-name="P112"/>
      <text:p text:style-name="P35">If <text:span text:style-name="T200">"</text:span><text:span text:style-name="T201">python /home/vista/bin/xushsh.py...</text:span><text:span text:style-name="T200">"</text:span> does not match the location established in Section One, the node must be edited to reflect the correct position. <text:s/>Use VPE for that.</text:p>
      <text:p text:style-name="P35"/>
      <text:p text:style-name="P35"/>
      <text:p text:style-name="P117">Now we can test for proper function at this stage by calling either <text:span text:style-name="T1">$$EN^VWHSH3</text:span>, or <text:span text:style-name="T1">$$EN^VWHSH8</text:span>, depending on our M version. <text:s/>So for GT.M:</text:p>
      <text:p text:style-name="P35"/>
      <text:p text:style-name="P50"><text:span text:style-name="T185">MU-beta</text:span><text:span text:style-name="T187">&gt;</text:span><text:span text:style-name="T162">w $$EN^</text:span><text:span text:style-name="T173">VWHSH8</text:span><text:span text:style-name="T162">("test")</text:span></text:p>
      <text:p text:style-name="P55">115116101116</text:p>
      <text:p text:style-name="P50"><text:span text:style-name="T185">MU-beta</text:span><text:span text:style-name="T187">&gt;</text:span><text:span text:style-name="T162">w $$EN^XUSHSH("test")</text:span></text:p>
      <text:p text:style-name="P55">115116101116</text:p>
      <text:p text:style-name="P35"/>
      <text:p text:style-name="P35">And in <text:s/>Caché:</text:p>
      <text:p text:style-name="P54"><text:span text:style-name="T187">EHR&gt;</text:span><text:span text:style-name="T159">w $$EN^VWHSH3("test")</text:span></text:p>
      <text:p text:style-name="P55">115116101116</text:p>
      <text:p text:style-name="P35"/>
      <text:p text:style-name="P35">Controlled by our newly built <text:span text:style-name="T1">^VA(200,”VWHSH”)</text:span>, the planned replacement for <text:span text:style-name="T1">XUSHSH</text:span> returns the same result as the old version still in place. <text:s/><text:span text:style-name="T1">VWHSH8</text:span> calls the old version, the newly copied to <text:span text:style-name="T1">VWHSHLEG</text:span> and then passes the result through <text:span text:style-name="T188">xushsh.py --</text:span><text:span text:style-name="T190">hash=null</text:span><text:span text:style-name="T188"> –password=X</text:span>, a null operation but confirmation that the Python call is being found by our replacement <text:span text:style-name="T1">XUSHSH</text:span>. <text:s/>(Note that, if one wishes to leave hash at the LEGACY setting, the shortcut of setting X and then killing VWCALL eliminates the call to Python.)</text:p>
      <text:h text:style-name="Heading_20_2" text:outline-level="2"><text:bookmark-start text:name="__RefHeading__6795_283580855"/><text:span text:style-name="T135">iiii. <text:s/>MOVEIN</text:span><text:tab/><text:bookmark-end text:name="__RefHeading__6795_283580855"/></text:h>
      <text:p text:style-name="P35">We can now safely overwrite the old <text:span text:style-name="T1">XUSHSH</text:span> with the new.</text:p>
      <text:p text:style-name="P35"/>
      <text:p text:style-name="P50"><text:span text:style-name="T185">MU-beta</text:span><text:span text:style-name="T187">&gt;</text:span><text:span text:style-name="T162">Do MOVEIN^VWHSH0</text:span></text:p>
      <text:p text:style-name="P43"/>
      <text:p text:style-name="P43">At this point our new <text:span text:style-name="T1">XUSHSH</text:span> is in place and under control of <text:span text:style-name="T1">^VA(200,”VWHSH”)</text:span>. <text:s/>This is a rather convoluted way marching in place. :-) <text:s/>But it allows the new XUSHSH to mimic the version it is to replace. <text:s/>And it requires only a tweak of <text:span text:style-name="T1">^VA(200,”VWHSH”)</text:span> to finish the change. <text:s/></text:p>
      <text:p text:style-name="P43"/>
      <text:p text:style-name="P43">(<text:span text:style-name="T130">My recommendation</text:span> would be to distribute VISTA with password set to NONE and with this new <text:span text:style-name="T1">XUSHSH</text:span> in place and ready for a single-step conversion to PBKDF2.)</text:p>
      <text:h text:style-name="P108" text:outline-level="1"><text:bookmark-start text:name="__RefHeading__6757_283580855"/><text:span text:style-name="T210">Stage Three:<text:tab/></text:span><text:span text:style-name="T145">REHASH</text:span><text:span text:style-name="T210"> <text:s/>Access / Verify Codes</text:span><text:bookmark-end text:name="__RefHeading__6757_283580855"/></text:h>
      <text:p text:style-name="P48"/>
      <text:p text:style-name="P47"><text:span text:style-name="T114">We continue to call </text:span><text:span text:style-name="T1">^VWHSH0</text:span><text:span text:style-name="T114">. <text:s/>It converts the two </text:span><text:span text:style-name="T120">fields </text:span><text:span text:style-name="T10">ACCESS CODE</text:span><text:span text:style-name="T120"> and </text:span><text:span text:style-name="T10">VERIFY CODE</text:span><text:span text:style-name="T120">. And it must kill and then rebuild, hashed, the cross references: </text:span><text:span text:style-name="T10">“A”</text:span><text:span text:style-name="T120">, </text:span><text:span text:style-name="T10">“AOLD”</text:span><text:span text:style-name="T120">, and </text:span><text:span text:style-name="T10">“VOLD”.</text:span></text:p>
      <text:h text:style-name="P147" text:outline-level="2"><text:bookmark-start text:name="__RefHeading__6775_421095727"/><text:s text:c="2"/>i. <text:s/><text:span text:style-name="T217">TO^VWHSH0(TOHASH)</text:span><text:bookmark-end text:name="__RefHeading__6775_421095727"/></text:h>
      <text:p text:style-name="P47"><text:span text:style-name="T126">At this entry point </text:span><text:span text:style-name="T9">FROMHASH</text:span><text:span text:style-name="T126"> can here be only </text:span><text:span text:style-name="T9">“NONE”</text:span><text:span text:style-name="T126"> or </text:span><text:span text:style-name="T9">“LEGACY”</text:span><text:span text:style-name="T126"> while <text:s/></text:span><text:span text:style-name="T9">TOHASH</text:span><text:span text:style-name="T117"> should be </text:span><text:span text:style-name="T9">“NONE”</text:span><text:span text:style-name="T117"> or </text:span><text:span text:style-name="T9">“PBKDF2”</text:span><text:span text:style-name="T117">. <text:s/></text:span><text:span text:style-name="T9">”LEGACY”</text:span><text:span text:style-name="T117"> is run through </text:span><text:span text:style-name="T9">$$UN(X)</text:span><text:span text:style-name="T117"> to unwind it's ASCII wrapping before the new hash is applied.</text:span></text:p>
      <text:h text:style-name="P147" text:outline-level="2"><text:bookmark-start text:name="__RefHeading__6777_421095727"/><text:soft-page-break/><text:s/>ii. <text:s/><text:span text:style-name="T217">REVERT^VWHSH0</text:span><text:bookmark-end text:name="__RefHeading__6777_421095727"/></text:h>
      <text:p text:style-name="Standard">The installation is, of course, intended to be <text:span text:style-name="T131">irreversible</text:span> since that is the whole point of a strong hash. During the process, however, we can hedge a bit since the conversion begins by backing up the entire <text:span text:style-name="T1">^VA(200)</text:span> global array to <text:span text:style-name="T1">^XTMP("VWH VA(200) &lt;datetime&gt;,200)</text:span>. This allows the cross references, <text:span text:style-name="T1">“A”</text:span>, <text:span text:style-name="T1">“AOLD”</text:span>, and <text:span text:style-name="T1">“VOLD”</text:span> to be killed and then rebuilt from <text:span text:style-name="T1">^XTMP</text:span>. With that task completed the <text:span text:style-name="T1">^XTMP</text:span> node ought to be kept only long enough to confirm a successful install. The entry tag <text:span text:style-name="T1">REVERT^VWHSH0</text:span> permits reversing the install if that is necessary:</text:p>
      <text:p text:style-name="Standard"/>
      <text:p text:style-name="P52"><text:span text:style-name="T185">MU-beta&gt;</text:span><text:span text:style-name="T162">do REVERT^vwhsh0</text:span></text:p>
      <text:p text:style-name="P59">VWH VA(200) 3120911.151441</text:p>
      <text:p text:style-name="P59">VWH VA(200) 3120911.153447</text:p>
      <text:p text:style-name="P59">Returning to Latest entry:</text:p>
      <text:p text:style-name="P59">^XTMP(VWH VA(200) 3120911.1534470) =</text:p>
      <text:p text:style-name="P59"><text:s text:c="10"/>3120913^3120911.153447^LEGACY</text:p>
      <text:p text:style-name="P52"/>
      <text:p text:style-name="P52"><text:span text:style-name="T185">Do you wish to proceed now? //Yes/No</text:span> <text:span text:style-name="T162">Yes</text:span></text:p>
      <text:h text:style-name="Heading_20_2" text:outline-level="2"><text:bookmark-start text:name="__RefHeading__6779_421095727"/><text:span text:style-name="T194">iii. <text:s/></text:span><text:span text:style-name="T218">KILL^VWHSH0</text:span><text:bookmark-end text:name="__RefHeading__6779_421095727"/></text:h>
      <text:p text:style-name="P39">The final step is to not leave free-text codes sitting in the <text:span text:style-name="T1">^XTMP</text:span> backup global; </text:p>
      <text:p text:style-name="P39"/>
      <text:p text:style-name="P48"><text:span text:style-name="T185">MU-beta&gt;</text:span><text:span text:style-name="T162">Do KILL^VWHSH0</text:span></text:p>
      <text:p text:style-name="P55">VWH VA(200) 3120911.151441</text:p>
      <text:p text:style-name="P55"/>
      <text:p text:style-name="P55">3120913^3120911.151441^LEGACY</text:p>
      <text:p text:style-name="P48"><text:span text:style-name="T197">Are we certain we want to kill this backup? //Yes/No</text:span> </text:p>
      <text:p text:style-name="P55">3120911.153447</text:p>
      <text:p text:style-name="P55"/>
      <text:p text:style-name="P55">3120913^3120911.153447^LEGACY</text:p>
      <text:p text:style-name="P48"><text:span text:style-name="T197">Are we certain we want to kill this backup? //Yes/No</text:span> <text:span text:style-name="T162">Yes</text:span></text:p>
      <text:p text:style-name="P39"/>
      <text:h text:style-name="P109" text:outline-level="1"/>
      <text:h text:style-name="P115" text:outline-level="1"><text:bookmark-start text:name="__RefHeading__6759_283580855"/>Zero-Stage:<text:bookmark-end text:name="__RefHeading__6759_283580855"/></text:h>
      <text:p text:style-name="P62">WHY? <text:s/>background, <text:span text:style-name="T211">culture</text:span>, <text:span text:style-name="T134">et cetera</text:span></text:p>
      <text:p text:style-name="Standard"/>
      <text:p text:style-name="Standard">The VISTA kernel routine <text:span text:style-name="T1">XUSHSH</text:span> should support the kernel's the log-on processes while maintaining the user's credentials safe from unauthorized use/abuse. <text:s/>When a user seeks access to VISTA, he/she enters Access and Verify Codes; and then each is passed through <text:span text:style-name="T1">$$EN^XUSHSH(X)</text:span> and compared in turn to values stored in the New Person file.</text:p>
      <text:p text:style-name="Standard"/>
      <text:p text:style-name="Standard">Why improve <text:span text:style-name="T1">XUSHSH</text:span>? <text:s/>Because our open source versions of <text:span text:style-name="T1">XUSHSH</text:span> are just shells and provide no real protection of user's credentials. <text:s/>They cannot properly protect a health-care database. <text:s/></text:p>
      <text:p text:style-name="Standard"/>
      <text:p text:style-name="Standard">Let's start with a definition of hash:</text:p>
      <text:p text:style-name="Standard"/>
      <text:p text:style-name="P71">A <text:span text:style-name="T130">cryptographic hash</text:span> function... is an algorithm that takes an arbitrary block of data and returns a fixed-size bit string, the hash value... </text:p>
      <text:p text:style-name="P71"/>
      <text:p text:style-name="P70">The ideal cryptographic hash function has four main or significant properties:</text:p>
      <text:list xml:id="list41510445" text:style-name="L5">
        <text:list-item>
          <text:p text:style-name="P141">it is easy to compute the hash value for any given message</text:p>
        </text:list-item>
        <text:list-item>
          <text:p text:style-name="P141">it is infeasible to generate a message that has a given hash</text:p>
        </text:list-item>
        <text:list-item>
          <text:p text:style-name="P141">it is infeasible to modify a message without changing the hash</text:p>
        </text:list-item>
        <text:list-item>
          <text:p text:style-name="P141">it is infeasible to find two different messages with the same hash</text:p>
        </text:list-item>
      </text:list>
      <text:p text:style-name="P71">….</text:p>
      <text:p text:style-name="P71"/>
      <text:p text:style-name="P38"><text:tab/><text:span text:style-name="T130">Password verification</text:span></text:p>
      <text:p text:style-name="P71">… Passwords are usually not stored in clear-text, but instead in digest form, to improve security. To authenticate a user, the password presented by the user is hashed and compared with the stored hash.<text:note text:id="ftn5" text:note-class="footnote"><text:note-citation>4</text:note-citation><text:note-body><text:p text:style-name="Footnote"><text:a xlink:type="simple" xlink:href="http://en.wikipedia.org/wiki/Cryptographic_hash_function">http://en.wikipedia.org/wiki/Cryptographic_hash_function</text:a></text:p></text:note-body></text:note></text:p>
      <text:p text:style-name="P71"/>
      <text:p text:style-name="Standard"><text:span text:style-name="T122">The system</text:span> does not need to <text:span text:style-name="T131">store</text:span> the password in order to <text:span text:style-name="T131">authenticate</text:span> it. <text:s/></text:p>
      <text:p text:style-name="Standard"/>
      <text:p text:style-name="Standard">Note the difference between cryptographically <text:span text:style-name="T194">hashed</text:span> input and <text:span text:style-name="T131">encrypted</text:span> input. <text:s/>An encrypted password could be protected with an algorithm that locks the password up with a <text:span text:style-name="T131">key</text:span>, which could be used to unlock and return the free-text password. The logic behind using a hash is that the hash is <text:span text:style-name="T194">not reversible.</text:span> There is no key to be maintained, compromised or lost. And the password itself is never stored in the system (and, ideally, not written to disc). <text:s text:c="2"/></text:p>
      <text:h text:style-name="P147" text:outline-level="2"><text:bookmark-start text:name="__RefHeading__6854_283580855"/>The Problem:<text:bookmark-end text:name="__RefHeading__6854_283580855"/></text:h>
      <text:p text:style-name="Standard">The VA does not include its internal version of <text:span text:style-name="T1">XUSHSH</text:span> in FOIA releases and protects itself partly by obscurity. <text:s/>In the open source arena Medsphere's OpenVista uses what I will term hash NONE in which <text:span text:style-name="T1">XUSHSH(X)</text:span> simply returns <text:span text:style-name="T1">X</text:span> <text:span text:style-name="T194">unaltered</text:span>. <text:s/>WorldVistA's version uses a simple and easily reversible ASCII <text:soft-page-break/>encoding algorithm which I will term LEGACY. <text:s/>Of course, neither NONE nor LEGACY is a cryptographic hash.<text:note text:id="ftn6" text:note-class="footnote"><text:note-citation>5</text:note-citation><text:note-body><text:p text:style-name="Footnote"><text:a xlink:type="simple" xlink:href="http://en.wikipedia.org/wiki/Kerckhoffs%27_principle#Security_through_obscurity">http://en.wikipedia.org/wiki/Kerckhoffs%27_principle#Security_through_obscurity</text:a> </text:p><text:p text:style-name="Footnote"><text:tab/><text:a xlink:type="simple" xlink:href="http://slashdot.org/features/980720/0819202.shtml">http://slashdot.org/features/980720/0819202.shtml</text:a> </text:p></text:note-body></text:note> <text:s/>And neither meets standards for a system entrusted with patient care data.<text:note text:id="ftn7" text:note-class="footnote"><text:note-citation>6</text:note-citation><text:note-body><text:p text:style-name="Footnote"><text:a xlink:type="simple" xlink:href="https://www.cchit.org/documents/18/158304/CCHIT+Certified+2011+Security+Test+Script+ALL+DOMAINS.pdf">https://www.cchit.org/documents/18/158304/CCHIT+Certified+2011+Security+Test+Script+ALL+DOMAINS.pdf</text:a> </text:p></text:note-body></text:note> <text:s/></text:p>
      <text:p text:style-name="Standard"><draw:frame draw:style-name="fr3" draw:name="Frame6" text:anchor-type="paragraph" svg:x="0.1165in" svg:y="0.1075in" draw:z-index="2"><draw:text-box fo:min-height="0.2in" fo:min-width="0.7902in"><text:p text:style-name="Standard">This package <text:span text:style-name="T131">will</text:span> convert LEGACY to NONE if that is desired for development or educational implementations. <text:s/>In my opinion, it is preferable to have passwords stored in the open than with the reversible pseudo-hash that LEGACY provides.</text:p></draw:text-box></draw:frame>But the goal of this project is to move existing VISTA implementations from either LEGACY or NONE to a cryptographically robust hash, which in my opinion should be PBKDF2. <text:s/>The xushsh.py script can support sha1, sha2, etc. for other uses. <text:s/>For password protection, again IMHO, these weaker alternatives are becoming obsolete<text:span text:style-name="T114">.</text:span></text:p>
      <text:p text:style-name="Standard"/>
      <text:p text:style-name="Standard">Members of WorldVistA have been working for the past several years to implement a standards-based <text:span text:style-name="T1">XUSHSH</text:span> routine. <text:s/><text:span text:style-name="T14">Early attempts to give VISTA cryptographically robust hashing worked by writing a file to the host, then calling openssl or sha1sum to perform the hash followed by reading the result back into MUMPS. cf. </text:span><text:a xlink:type="simple" xlink:href="#0.20.XUSHSH |outline"><text:span text:style-name="T59">Appendix B</text:span></text:a><text:span text:style-name="T14"> </text:span></text:p>
      <text:p text:style-name="P23"/>
      <text:p text:style-name="P23">X → write X to hostfile1</text:p>
      <text:p text:style-name="P23">call host-routine(hostfile1) → hostfile2</text:p>
      <text:p text:style-name="P23">read hostfile2 → X</text:p>
      <text:p text:style-name="P23">remove hostfile1,hostfile2</text:p>
      <text:p text:style-name="P23"/>
      <text:p text:style-name="P22">Both GT.M and Caché provide Pipe functions that have removed the need to manage writing, reading, <text:span text:style-name="T214">and </text:span><text:span text:style-name="T131">deleting</text:span> host system files, see Appendix A <text:span text:style-name="T1">XUSHSH</text:span>. </text:p>
      <text:p text:style-name="P23"/>
      <text:p text:style-name="P22">One persistent difficulty: <text:s/>Calls from GT.M and Caché to host system libraries were not producing the same hash for a given input. <text:span text:style-name="T153">The problem turned out to be due to end of line differences in the host systems, not a GT.M vs Caché difference. <text:s/></text:span>A bit of sed <text:span text:style-name="T153">magic</text:span><text:span text:style-name="T153"><text:note text:id="ftn8" text:note-class="footnote"><text:note-citation>7</text:note-citation><text:note-body><text:p text:style-name="Footnote"><text:span text:style-name="T70">sed magic: <text:s/></text:span><text:span text:style-name="T82">S SED=</text:span><text:span text:style-name="T108">"sed -e 's/$/\r/'|"</text:span> <text:s/>made my Linux hash look like the Windows one.<text:span text:style-name="T14"> </text:span></text:p></text:note-body></text:note></text:span><text:span text:style-name="T153"> gave us identical output under Windows and Linux. <text:s/>(I define magic as good stuff that I can use without necessarily bothering to understand... usually something supplied by a generous colleague.)</text:span> </text:p>
      <text:p text:style-name="P22"/>
      <text:p text:style-name="Standard"><text:span text:style-name="T14">In June 2009 Chris Uyehara programmed the algorithm for sha1 in pure MUMPS and achieved correct results in both GT.M and Caché. <text:s/>I include all 232 lines in Appendix B out of respect for the effort involved. <text:s/>Meanwhile h</text:span>owever, the standards have been shifting. <text:s/>Our chosen sha1 was already showing its age with a feasible attack identified. <text:s/>NTSI<text:span text:style-name="T70"><text:note text:id="ftn9" text:note-class="footnote"><text:note-citation>8</text:note-citation><text:note-body><text:p text:style-name="Footnote">National Institute of Standards and Technology: <text:a xlink:type="simple" xlink:href="http://csrc.nist.gov/groups/ST/hash/statement.html">http://csrc.nist.gov/groups/ST/hash/statement.html</text:a> <text:span text:style-name="T102">April 25, 2006</text:span><text:span text:style-name="T117"> </text:span></text:p></text:note-body></text:note></text:span> had already recommended “rapid <text:span text:style-name="T70">transition” to the stronger sha2 family of hash functions </text:span><text:span text:style-name="T72">for digital signature applications</text:span><text:span text:style-name="T70">. <text:s/></text:span></text:p>
      <text:p text:style-name="P25"/>
      <text:p text:style-name="Standard"><text:span text:style-name="T14">I initially approached the problem using GnuPG in preference to openssl.</text:span><text:span text:style-name="T14"><text:note text:id="ftn10" text:note-class="footnote"><text:note-citation>9</text:note-citation><text:note-body><text:p text:style-name="P19">I long ago used pgp to encrypt MailMan messages written to MSDOS and read back into MSM.</text:p></text:note-body></text:note></text:span> <text:s/>Eventually both openssl and GnuPG were supported with consistent results for md5 thru sha512 on both GT.M and Caché. <text:s/>However, <text:soft-page-break/>new standards have been evolving because of emerging threats to even sha512. <text:s/>For that the reader should Google “GPU hash cracking” for lots of interesting reading.<text:note text:id="ftn11" text:note-class="footnote"><text:note-citation>10</text:note-citation><text:note-body><text:p text:style-name="Footnote"><text:a xlink:type="simple" xlink:href="http://mytechencounters.wordpress.com/2011/04/03/gpu-password-cracking-crack-a-windows-password-using-a-graphic-card/">http://mytechencounters.wordpress.com/2011/04/03/gpu-password-cracking-crack-a-windows-password-using-a-graphic-card/</text:a> </text:p></text:note-body></text:note><text:span text:style-name="T14"> <text:s/>Turns out there are very interesting disadvantages to using efficient hashing algorithms. <text:s/>So new, intentionally slower algorithms have emerged.</text:span><text:span text:style-name="T14"><text:note text:id="ftn12" text:note-class="footnote"><text:note-citation>11</text:note-citation><text:note-body><text:p text:style-name="Footnote"><text:a xlink:type="simple" xlink:href="http://blog.josefsson.org/2011/01/07/on-password-hashing-and-rfc-6070/#more-228">http://blog.josefsson.org/2011/01/07/on-password-hashing-and-rfc-6070/#more-228</text:a></text:p></text:note-body></text:note></text:span><text:span text:style-name="T14"> Currently available are bcrypt, pbkdf2 and scrypt. <text:s/></text:span><text:span text:style-name="T31">The purpose of </text:span><text:span text:style-name="T35">xushsh.py</text:span><text:span text:style-name="T15"> is to provide a readily accessible interface between MUMPS and the host system's cryptographic resources. It imports </text:span><text:span text:style-name="T35">hashlib</text:span><text:span text:style-name="T15"> which supports md5, sha1, sha2, etc. and imports </text:span><text:span text:style-name="T37">pbkdf2_hex</text:span><text:span text:style-name="T17"> from</text:span><text:span text:style-name="T23"> </text:span><text:span text:style-name="T37">pbkdf2.py</text:span><text:span text:style-name="T17"><text:note text:id="ftn13" text:note-class="footnote"><text:note-citation>12</text:note-citation><text:note-body><text:p text:style-name="Footnote"><text:span text:style-name="T20">The work of Armin Ronacher </text:span><text:a xlink:type="simple" xlink:href="https://github.com/mitsuhiko/python-pbkdf2.git/">https://github.com/mitsuhiko/python-pbkdf2/</text:a></text:p></text:note-body></text:note></text:span><text:span text:style-name="T17"> to support PBKDF2.</text:span></text:p>
      <text:p text:style-name="P24"/>
      <text:p text:style-name="Standard"><text:span text:style-name="T32">C</text:span><text:span text:style-name="T103">onsider salting and iteration:</text:span></text:p>
      <text:p text:style-name="P27"/>
      <text:p text:style-name="Standard"><text:span text:style-name="T101">Salting means to include something other than the password in the input to the hash function, typically some random string. Without salting, a pre-computed rainbow table</text:span><text:span text:style-name="T101"><text:note text:id="ftn14" text:note-class="footnote"><text:note-citation>13</text:note-citation><text:note-body><text:p text:style-name="Footnote">http://en.wikipedia.org/wiki/Rainbow_table</text:p></text:note-body></text:note></text:span><text:span text:style-name="T101"> can support a dictionary attack against a hashed password database (one rainbow table per hashing algorithm). By using a salt, a rainbow table for one system is not applicable to another system. Since generating a rainbow table is time consuming, this adds another barrier to an attack.</text:span></text:p>
      <text:p text:style-name="P28"/>
      <text:p text:style-name="P28">In this context “iteration” or “cycling” refers to calculating the hash function not once, but thousands of times. <text:s/>The extra time is hopefully not noticeable for the user, but for an attacker who is testing an entire dictionary of common passwords against your hash, making the cost thousand times higher quickly makes the attack astronomically more costly. <text:s/>Adjustable iteration allows tuning the application to maximize security while maintaining user acceptability... (A pause that would be entirely unacceptable at a menu prompt is barely noticeable during sign on... and can even be seen as a sign that strong security is on the job.)</text:p>
      <text:h text:style-name="P150" text:outline-level="2"><text:bookmark-start text:name="__RefHeading__38787_126059461"/>Why PBKDF2?<text:bookmark-end text:name="__RefHeading__38787_126059461"/></text:h>
      <text:p text:style-name="P93"><text:span text:style-name="T215">PBKDF2 combines </text:span><text:span text:style-name="T216">hashing</text:span><text:span text:style-name="T215">, </text:span><text:span text:style-name="T216">iteration</text:span><text:span text:style-name="T215">, </text:span><text:span text:style-name="T216">salt</text:span><text:span text:style-name="T215"> and </text:span><text:span text:style-name="T216">function </text:span><text:span text:style-name="T215">into one construct. The function parameter uses hashlib.sha1 by default, adjustable to the other hashes available from hashlib.</text:span></text:p>
      <text:p text:style-name="P92">PBKDF2 is theoretically not as strong a solution as the newer scrypt algorithm which adds an adjustable memory cost to iterations. <text:s/>However, PBKDF2 has a longer history and is thus less vulnerable to some yet undiscovered attack than the new kid on the block.</text:p>
      <text:p text:style-name="P92">Furthermore, while versions of both bcrypt and scrypt written in Python are available, they are <text:s/>painfully slow and not yet practical alternatives for a Python toolkit.</text:p>
      <text:h text:style-name="P143" text:outline-level="2"/>
      <text:p text:style-name="Standard"/>
      <text:h text:style-name="P137" text:outline-level="2"><text:bookmark-start text:name="__RefHeading__38791_126059461"/>Demonstration of effect of iterations on time it takes to compute log-on hash <text:bookmark-end text:name="__RefHeading__38791_126059461"/></text:h>
      <text:p text:style-name="P9"><text:span text:style-name="T13">(running on dEWDrop virtual machine using </text:span><text:span text:style-name="T10">$$ZHOROLOG^%POSIX</text:span><text:span text:style-name="T13">)</text:span>:</text:p>
      <text:p text:style-name="P72"/>
      <text:p text:style-name="P72"><text:soft-page-break/><draw:frame draw:style-name="fr4" draw:name="Frame5" text:anchor-type="as-char" style:rel-width="11%" draw:z-index="1"><draw:text-box fo:min-height="0.2in" fo:min-width="0.7618in"><text:p text:style-name="P83"><text:s/>iterations <text:s text:c="4"/>seconds<text:tab/><text:tab/><text:tab/>hash of "test"</text:p><text:p text:style-name="P74"/><text:p text:style-name="P72"><text:span text:style-name="T130"><text:s/></text:span><text:span text:style-name="T13">00001 <text:s text:c="2"/>0.037 <text:s text:c="2"/>579bb89e389d45611e735d85c926b20ea0276d2fee5c5b95</text:span></text:p><text:p text:style-name="P73"><text:s/>00010 <text:s text:c="2"/>0.027 <text:s text:c="2"/>ffb03d6ff7cfadbb99ee72885522e66209956bf32e37c458</text:p><text:p text:style-name="P73"><text:s/>00100 <text:s text:c="2"/>0.048 <text:s text:c="2"/>d7a0e3b279505ebf37fb3783060d8120cc86616755be7b06</text:p><text:p text:style-name="P73"><text:s/>01000 <text:s text:c="2"/>0.087 <text:s text:c="2"/>ce979774611b26b29d2760eb522a47254a51d392729ad657</text:p><text:p text:style-name="P72"><text:span text:style-name="T130"><text:s/>10000</text:span> <text:s text:c="2"/>0.55 <text:s text:c="3"/>9e27047241e3f9bc8d03bc1f590ff7792d5b32713faeca9d</text:p><text:p text:style-name="P72"><text:s/>20000 <text:s text:c="2"/>1.08 <text:s text:c="3"/>a8661f93452892f8e3d6249173fb59911e45b8b7e2adcc37</text:p><text:p text:style-name="P72"><text:s/>30000 <text:s text:c="2"/>1.62 <text:s text:c="3"/>8e8086478433afe834b6a9b3b723e00f77fe0b3f7d32b3af</text:p><text:p text:style-name="P72"><text:s/>40000 <text:s text:c="2"/>2.18 <text:s text:c="3"/>a8616f276e2f7064c2d39a39372710a727cef4007e671384</text:p><text:p text:style-name="P72"><text:s/>50000 <text:s text:c="2"/>2.79 <text:s text:c="3"/>48b104d53e33fea3e21be6b216bc44613cad0f1af481c97c</text:p><text:p text:style-name="P72"><text:s/>60000 <text:s text:c="2"/>3.29 <text:s text:c="3"/>2984ee4b89341d34d7fde9dd17f9f5a7daef67dcb87859b3</text:p><text:p text:style-name="P72"><text:s/>70000 <text:s text:c="2"/>3.96 <text:s text:c="3"/>cffccdd28e7e6a146b7d9c3d09360ddb45754eaf62873a32</text:p><text:p text:style-name="P72"><text:s/>80000 <text:s text:c="2"/>4.55 <text:s text:c="3"/>5e6c28eb7ff0b6f57f6dfa94af67e0079a95bbc8f47a7b69</text:p><text:p text:style-name="P72"><text:s/>90000 <text:s text:c="2"/>5.12 <text:s text:c="3"/>fb423815326261679a6f92a2ee49bbc16746eed3aa22db98</text:p></draw:text-box></draw:frame></text:p>
      <text:p text:style-name="P84"><text:s/></text:p>
      <text:p text:style-name="P84"><text:s/><text:span text:style-name="T5">100000 <text:s/>3.95 <text:s/></text:span><text:span text:style-name="T11"><text:s/>← </text:span><text:span text:style-name="T115"><text:s/></text:span><text:span text:style-name="T4">pbkdf2.py</text:span><text:span text:style-name="T115"> uses recursion and segfaults after about 93,540 iterations</text:span><text:span text:style-name="T115"><text:note text:id="ftn15" text:note-class="footnote"><text:note-citation>14</text:note-citation><text:note-body><text:p text:style-name="Footnote"><text:s text:c="2"/><text:a xlink:type="simple" xlink:href="https://github.com/mitsuhiko"><text:span text:style-name="T30">mitsuhiko</text:span></text:a><text:span text:style-name="T104"> </text:span><text:a xlink:type="simple" xlink:href="https://github.com/mitsuhiko/python-pbkdf2/issues/2#issuecomment-6307381">commented</text:a><text:span text:style-name="T109">: “</text:span><text:span text:style-name="T105">That's because it's recursively chaining iterators and cpython has a crappy detection for when it runs out of stack space...” </text:span></text:p><text:p text:style-name="Footnote"/></text:note-body></text:note></text:span></text:p>
      <text:p text:style-name="P72"/>
      <text:h text:style-name="Heading_20_2" text:outline-level="2"><text:bookmark-start text:name="__RefHeading__6856_283580855"/><text:span text:style-name="T194">XUS interface, </text:span><text:span text:style-name="T196">under the hood</text:span><text:bookmark-end text:name="__RefHeading__6856_283580855"/></text:h>
      <text:p text:style-name="Standard">Routines in the<text:span text:style-name="T1"> XUS*</text:span> name space accept users' <text:span text:style-name="T1">ACCESS</text:span> and <text:span text:style-name="T1">VERIFY</text:span> codes, and test them against two relevant fields in the NEW PERSON file. <text:s/>As far as I can tell, ALL user log-on, <text:span text:style-name="T14">terminal, web-based, and CPRS,</text:span> flows through <text:span text:style-name="T1">^XUS</text:span> (~line 115 in VOE).</text:p>
      <text:p text:style-name="Standard"/>
      <text:p text:style-name="Standard"><text:span text:style-name="T2"><text:s/></text:span><text:span text:style-name="T149">S </text:span><text:span text:style-name="T142">X</text:span><text:span text:style-name="T156">=</text:span><text:span text:style-name="T150">$P</text:span><text:span text:style-name="T156">(</text:span><text:span text:style-name="T142">X1</text:span><text:span text:style-name="T156">,</text:span><text:span text:style-name="T166">";"</text:span><text:span text:style-name="T156">)</text:span><text:span text:style-name="T183"> Q:X="^" -1 S:XUF %1="Access: "_X<text:line-break/> Q:X'?1.20ANP 0 </text:span><text:span text:style-name="T133"><text:line-break/></text:span><text:span text:style-name="T2"> </text:span><text:span text:style-name="T149">S </text:span><text:span text:style-name="T142">X</text:span><text:span text:style-name="T156">=</text:span><text:span text:style-name="T150">$$</text:span><text:span text:style-name="T180">EN</text:span><text:span text:style-name="T156">^XUSHSH(</text:span><text:span text:style-name="T142">X</text:span><text:span text:style-name="T156">)</text:span><text:span text:style-name="T155"> </text:span><text:span text:style-name="T150">I </text:span><text:span text:style-name="T156">'</text:span><text:span text:style-name="T150">$D</text:span><text:span text:style-name="T156">(^VA(200,</text:span><text:span text:style-name="T166">"A"</text:span><text:span text:style-name="T156">,</text:span><text:span text:style-name="T142">X</text:span><text:span text:style-name="T156">))</text:span><text:span text:style-name="T183"> D LBAV </text:span><text:span text:style-name="T184">Q 0</text:span><text:span text:style-name="T2"><text:line-break/></text:span><text:span text:style-name="T183"> S %1="",IEN=$O(^VA(200,"A",X,0)),XUF(.3)=IEN D USER(IEN) <text:line-break/> </text:span><text:span text:style-name="T184">S X=$P(X1,";",2)</text:span><text:span text:style-name="T183"> S:XUF %1="Verify: "_X </text:span><text:span text:style-name="T150">S </text:span><text:span text:style-name="T142">X</text:span><text:span text:style-name="T156">=</text:span><text:span text:style-name="T150">$$</text:span><text:span text:style-name="T180">EN</text:span><text:span text:style-name="T156">^XUSHSH(</text:span><text:span text:style-name="T142">X</text:span><text:span text:style-name="T156">)</text:span></text:p>
      <text:p text:style-name="Standard"><text:span text:style-name="T150"><text:s/>I $P</text:span><text:span text:style-name="T156">(</text:span><text:span text:style-name="T142">XUSER</text:span><text:span text:style-name="T156">(1),</text:span><text:span text:style-name="T166">"^"</text:span><text:span text:style-name="T156">,2)'=</text:span><text:span text:style-name="T142">X</text:span><text:span text:style-name="T184"> D LBAV Q 0 </text:span></text:p>
      <text:p text:style-name="P22"><draw:frame draw:style-name="fr5" draw:name="Frame1" text:anchor-type="paragraph" svg:x="0.1882in" svg:y="0.1339in" svg:width="6.0945in" draw:z-index="0"><draw:text-box fo:min-height="1.3236in"><text:p text:style-name="P33">Or, in other words, the sign-on process passes in a variable, <text:span text:style-name="T1">X1</text:span>, containing something like, <text:span text:style-name="T43">”WORLDVISTA6;$#HAPPY7”</text:span><text:span text:style-name="T21">. The string </text:span><text:span text:style-name="T43">“WORLDVISTA6”</text:span><text:span text:style-name="T21"> is passed through </text:span><text:span text:style-name="T40">XUSHSH</text:span><text:span text:style-name="T21"> and the result used to look for an entry in the </text:span><text:span text:style-name="T40">“A”</text:span><text:span text:style-name="T21"> index of the New Person file. If found, that returns the user's </text:span><text:span text:style-name="T40">IEN</text:span><text:span text:style-name="T21"> which is used to look up several nodes in the file. In turn </text:span><text:span text:style-name="T43">“$#HAPPY7”</text:span><text:span text:style-name="T21"> is run through </text:span><text:span text:style-name="T40">$$EN^XUSHSH</text:span><text:span text:style-name="T21"> and the result is compared to the Verify Code field stored <text:s/>in field #11 and, for the moment, in </text:span><text:span text:style-name="T40">XUSER(1)</text:span><text:span text:style-name="T21">.</text:span></text:p></draw:text-box></draw:frame></text:p>
      <text:p text:style-name="P22"/>
      <text:p text:style-name="P22"/>
      <text:p text:style-name="P22"/>
      <text:p text:style-name="P22"/>
      <text:p text:style-name="P22"/>
      <text:p text:style-name="P22"/>
      <text:p text:style-name="P22"/>
      <text:p text:style-name="P22"/>
      <text:p text:style-name="P22">FINALLY see Appendix C for the source of our new <text:span text:style-name="T1">XUSHSH</text:span></text:p>
      <text:p text:style-name="P22">To describe the configuration and function of this routine:</text:p>
      <text:p text:style-name="P22"/>
      <text:p text:style-name="Standard"><text:span text:style-name="T36">XUSHSH</text:span><text:span text:style-name="T16"> finds the Python script by fetching a new global node, </text:span><text:span text:style-name="T36">^VA(200,”VWHSH”)</text:span><text:span text:style-name="T16">, which holds the </text:span><text:soft-page-break/><text:span text:style-name="T16">host system's call to </text:span><text:span text:style-name="T36">xushsh.py</text:span><text:span text:style-name="T16">. <text:s/>See examples in the </text:span><text:span text:style-name="T36">XUSHSH</text:span><text:span text:style-name="T16"> code below. <text:s/>This mechanism removes all the details from </text:span><text:span text:style-name="T36">XUSHSH</text:span><text:span text:style-name="T16"> but makes the options available by editing </text:span><text:span text:style-name="T42">^VA(200,”VWHSH”).</text:span></text:p>
      <text:p text:style-name="P21"/>
      <text:p text:style-name="P21">So we have a layer cake:<text:tab/></text:p>
      <text:p text:style-name="P21"/>
      <text:p text:style-name="P21">Access Code/Verify Code entered into <text:span text:style-name="T1">XUS</text:span> →</text:p>
      <text:p text:style-name="P22"/>
      <text:p text:style-name="P22"><text:span text:style-name="T1">^XUS</text:span> calls <text:span text:style-name="T1">$$EN^XUSHSH(X)</text:span> →</text:p>
      <text:p text:style-name="P22"><text:tab/><text:span text:style-name="T1">Xecute ^VA(200,”VWHSH”)</text:span> →</text:p>
      <text:p text:style-name="P22"><text:tab/><text:tab/> configures <text:span text:style-name="T1">XUSHSH</text:span> → </text:p>
      <text:p text:style-name="P22"><text:tab/><text:tab/><text:tab/>build call to <text:span text:style-name="T1">xushsh.py</text:span> →<text:tab/></text:p>
      <text:p text:style-name="P22"><text:tab/><text:tab/><text:tab/><text:tab/>Pipe to <text:span text:style-name="T1">Python xushsh.py</text:span> → </text:p>
      <text:p text:style-name="P22"><text:tab/><text:tab/><text:tab/><text:tab/><text:tab/>returns hash → </text:p>
      <text:p text:style-name="P22"/>
      <text:p text:style-name="P22"><text:span text:style-name="T1">^XUS</text:span> compares to hash stored in New Person file</text:p>
      <text:p text:style-name="P22"/>
      <text:p text:style-name="P22">Choice of hash:</text:p>
      <text:p text:style-name="P22"/>
      <text:p text:style-name="Standard"><text:span text:style-name="T14">See discussion of details of pbkdf2 vs bcrypt and scrypt.</text:span><text:span text:style-name="T14"><text:note text:id="ftn16" text:note-class="footnote"><text:note-citation>15</text:note-citation><text:note-body><text:p text:style-name="Footnote"><text:a xlink:type="simple" xlink:href="http://security.stackexchange.com/questions/4781/do-any-security-experts-recommend-bcrypt-for-password-storage">http://security.stackexchange.com/questions/4781/do-any-security-experts-recommend-bcrypt-for-password-storage</text:a><text:span text:style-name="T19"> </text:span></text:p></text:note-body></text:note></text:span> Scrypt is arguably the strongest.</text:p>
      <text:p text:style-name="P22"/>
      <text:p text:style-name="Standard"><text:span text:style-name="T74">One weakness of PBKDF2 is that while its </text:span><text:span text:style-name="T75">c</text:span><text:span text:style-name="T70"> </text:span><text:span text:style-name="T74">parameter can be adjusted to make it take an arbitrarily large amount of computing time, it can be implemented with a small circuit and very little RAM, which makes brute-force attacks using </text:span><text:a xlink:type="simple" xlink:href="http://en.wikipedia.org/wiki/ASIC"><text:span text:style-name="T106">ASICs</text:span></text:a><text:span text:style-name="T70"> </text:span><text:span text:style-name="T74">or </text:span><text:a xlink:type="simple" xlink:href="http://en.wikipedia.org/wiki/GPU"><text:span text:style-name="T106">GPUs</text:span></text:a><text:span text:style-name="T70"> </text:span><text:span text:style-name="T74">relatively cheap</text:span><text:bookmark text:name="cite_ref-percival2009_14-0"/><text:a xlink:type="simple" xlink:href="http://en.wikipedia.org/wiki/PBKDF2#cite_note-percival2009-14"><text:span text:style-name="T107">[15]</text:span></text:a><text:span text:style-name="T74">. The </text:span><text:a xlink:type="simple" xlink:href="http://en.wikipedia.org/wiki/Bcrypt"><text:span text:style-name="T106">bcrypt</text:span></text:a><text:span text:style-name="T70"> </text:span><text:span text:style-name="T74">key derivation function requires a larger (but still fixed) amount of RAM and is slightly stronger against such attacks, while the more modern </text:span><text:a xlink:type="simple" xlink:href="http://en.wikipedia.org/wiki/Scrypt"><text:span text:style-name="T106">scrypt</text:span></text:a><text:bookmark text:name="cite_ref-percival2009_14-1"/><text:a xlink:type="simple" xlink:href="http://en.wikipedia.org/wiki/PBKDF2#cite_note-percival2009-14"><text:span text:style-name="T107">[15]</text:span></text:a><text:span text:style-name="T70"> </text:span><text:span text:style-name="T74">key derivation function can use arbitrarily large amounts of memory and is much stronger.</text:span><text:span text:style-name="T14"> </text:span><text:span text:style-name="T14"><text:note text:id="ftn17" text:note-class="footnote"><text:note-citation>16</text:note-citation><text:note-body><text:p text:style-name="Footnote"><text:a xlink:type="simple" xlink:href="http://www.tarsnap.com/scrypt/scrypt.pdf">http://www.tarsnap.com/scrypt/scrypt.pdf</text:a> </text:p></text:note-body></text:note></text:span><text:span text:style-name="T14"> </text:span></text:p>
      <text:p text:style-name="P22"/>
      <text:p text:style-name="P22">But scrypt is also the least vetted of these newer options. <text:s/>So PBKDF2 remains a strong choice.</text:p>
      <text:h text:style-name="P147" text:outline-level="2"><text:bookmark-start text:name="__RefHeading__8210_1886400136"/>Details:<text:bookmark-end text:name="__RefHeading__8210_1886400136"/></text:h>
      <text:p text:style-name="P3">a.) Under Linux, where best to locate <text:span text:style-name="T1">xushsh.py</text:span>,and<text:span text:style-name="T1"> pbkdf2.py</text:span>? <text:s/>I have them in <text:span text:style-name="T1">~/bin/</text:span> for now. Perhaps they belong somewhere in <text:span text:style-name="T1">/opt/</text:span> ? Need guidance and a rationale for general GT.M installations as well as for dEWDrop specifically.</text:p>
      <text:p text:style-name="P3"/>
      <text:p text:style-name="P3">Likewise is there a more standard location for these programs on Windows ?</text:p>
      <text:p text:style-name="P3"/>
      <text:p text:style-name="P3">b.) Where best to put <text:span text:style-name="T1">“VWHSH”</text:span>? <text:s/>Now at <text:span text:style-name="T1">^VA(200,”VWHSH”)</text:span>. <text:s/>Would <text:span text:style-name="T1">^%ZOSF(&lt;somewhere&gt;)</text:span> be better. <text:s/>See hard-coding option <text:a xlink:type="simple" xlink:href="#0.17. XUSHSH: VWHSH8, VWHSH3|outline">Appendix A</text:a> which may be useful step to take after final configuration is set.</text:p>
      <text:p text:style-name="P3"/>
      <text:p text:style-name="P3"/>
      <text:p text:style-name="P18">c.) Salt. <text:s/>Need direction on what to use here. I have left the default blank for this field.</text:p>
      <text:p text:style-name="P3"/>
      <text:p text:style-name="P2"><text:span text:style-name="T33">ACCESS CODE</text:span><text:span text:style-name="T14"> is used for user look-up during sign-on</text:span><text:span text:style-name="T90"> [code:</text:span><text:span text:style-name="T14"> </text:span><text:span text:style-name="T50">I </text:span><text:span text:style-name="T76">'</text:span><text:span text:style-name="T50">$D</text:span><text:span text:style-name="T76">(^VA(200,</text:span><text:span text:style-name="T94">"A"</text:span><text:span text:style-name="T76">,</text:span><text:span text:style-name="T61">X</text:span><text:span text:style-name="T76">))</text:span><text:span text:style-name="T92">]</text:span><text:span text:style-name="T14"> That precludes using a user-specific salt there. So a system wide (or at least ACCESS CODE-wide) salt is the </text:span><text:span text:style-name="T14">only option.</text:span><text:span text:style-name="T14"><text:note text:id="ftn18" text:note-class="footnote"><text:note-citation>17</text:note-citation><text:note-body><text:p text:style-name="Footnote"><text:s/><text:span text:style-name="T19">(As already described, we have extended the </text:span><text:span text:style-name="T44">$$EN^XUSHSH(X)</text:span><text:span text:style-name="T19"> call to include optional variables, including optional salt, </text:span><text:span text:style-name="T44">$$EN^XUSHSH(X,salt,cycles,hashlength)</text:span><text:span text:style-name="T19">. <text:s/>However, to avoid venturing into multiple coding changes in the </text:span><text:span text:style-name="T44">^XUS*</text:span><text:span text:style-name="T19"> name-space we must use only</text:span><text:span text:style-name="T44">(X)</text:span><text:span text:style-name="T19"> during user sign-on.)</text:span></text:p></text:note-body></text:note></text:span><text:span text:style-name="T14"> <text:s/>I am not sure what would work best here.</text:span></text:p>
      <text:p text:style-name="P3"/>
      <text:p text:style-name="P2"><text:span text:style-name="T33">VERIFY CODE</text:span><text:span text:style-name="T14"> could use a unique salt for each New Person with improved resistance to rainbow </text:span><text:span text:style-name="T14">table type attack. In fact the internal, “pre-hashed” contents of the </text:span><text:span text:style-name="T33">ACCESS CODE</text:span><text:span text:style-name="T14"> field which is held at </text:span><text:span text:style-name="T33">$Piece(^VA(200,IEN,0),”^”,3)</text:span><text:span text:style-name="T14"> appears to be a ready-made candidate. <text:s/></text:span></text:p>
      <text:p text:style-name="P3"/>
      <text:p text:style-name="P2"><text:span text:style-name="T14">But to use it </text:span><text:span text:style-name="T33">^XUSHSH</text:span><text:span text:style-name="T14"> itself must detect that it has been called to hash a </text:span><text:span text:style-name="T33">VERIFY CODE</text:span><text:span text:style-name="T14">. <text:s/>Serendipity <text:s/>provides an opportunity here. <text:s/>The following works well during the sign-on process. But I have put it aside because </text:span><text:span text:style-name="T18">setting</text:span><text:span text:style-name="T14"> a </text:span><text:span text:style-name="T33">VERIFY CODE</text:span><text:span text:style-name="T14"> occurs in several places and is not so easily identifiable.</text:span></text:p>
      <text:p text:style-name="P2"/>
      <text:p text:style-name="P3">Consider ^XUS, again around line 115:</text:p>
      <text:p text:style-name="P3">_________________________________</text:p>
      <text:p text:style-name="P3"/>
      <text:p text:style-name="P2"><text:span text:style-name="T14"><text:s text:c="3"/></text:span><text:span text:style-name="T48">S </text:span><text:span text:style-name="T59">X</text:span><text:span text:style-name="T70">=</text:span><text:span text:style-name="T48">$$</text:span><text:span text:style-name="T85">EN</text:span><text:span text:style-name="T70">^XUSHSH(</text:span><text:span text:style-name="T59">X</text:span><text:span text:style-name="T70">)</text:span><text:span text:style-name="T90"> I '$D(^VA(200,"A",X)) D LBAV Q 0</text:span><text:span text:style-name="T14"><text:line-break/> <text:s text:c="2"/></text:span><text:span text:style-name="T90">S %1="",IEN=$O(^VA(200,"A",X,0)),XUF(.3)=IEN</text:span><text:span text:style-name="T59"> </text:span><text:span text:style-name="T49">D </text:span><text:span text:style-name="T86">USER</text:span><text:span text:style-name="T71">(</text:span><text:span text:style-name="T60">IEN</text:span><text:span text:style-name="T71">) </text:span><text:span text:style-name="T14"><text:line-break/> <text:s text:c="2"/></text:span><text:span text:style-name="T90">S X=$P(X1,";",2) S:XUF %1="Verify: "_X </text:span><text:span text:style-name="T48">S </text:span><text:span text:style-name="T59">X</text:span><text:span text:style-name="T70">=</text:span><text:span text:style-name="T48">$$</text:span><text:span text:style-name="T85">EN</text:span><text:span text:style-name="T70">^XUSHSH(</text:span><text:span text:style-name="T59">X</text:span><text:span text:style-name="T70">)</text:span><text:span text:style-name="T14"><text:line-break/> </text:span><text:span text:style-name="T90"><text:s/></text:span><text:span text:style-name="T91">….</text:span></text:p>
      <text:p text:style-name="P2"><text:span text:style-name="T85">USER</text:span><text:span text:style-name="T70">(IX) </text:span><text:span text:style-name="T93">;Build XUSER</text:span><text:span text:style-name="T14"><text:line-break/> <text:s text:c="2"/></text:span><text:span text:style-name="T48">S </text:span><text:span text:style-name="T60">XUSER</text:span><text:span text:style-name="T71">(0)=</text:span><text:span text:style-name="T49">$G</text:span><text:span text:style-name="T71">(^VA(200,+</text:span><text:span text:style-name="T60">IX</text:span><text:span text:style-name="T71">,0))</text:span><text:span text:style-name="T70">,</text:span><text:span text:style-name="T59">XUSER</text:span><text:span text:style-name="T70">(1)=</text:span><text:span text:style-name="T48">$G</text:span><text:span text:style-name="T70">(^(.1)),</text:span><text:span text:style-name="T59">XUSER</text:span><text:span text:style-name="T70">(1.1)=</text:span><text:span text:style-name="T48">$G</text:span><text:span text:style-name="T70">(^(1.1))</text:span><text:span text:style-name="T14"><text:line-break/> <text:s text:c="2"/></text:span><text:span text:style-name="T48">Q</text:span><text:span text:style-name="T14"><text:line-break/>_________________________________</text:span></text:p>
      <text:p text:style-name="P3"/>
      <text:p text:style-name="P2"><text:span text:style-name="T14">Since the call to </text:span><text:span text:style-name="T33">USER(IEN)</text:span><text:span text:style-name="T14"> builds the </text:span><text:span text:style-name="T33">XUSER</text:span><text:span text:style-name="T14"> array between the two calls to </text:span><text:span text:style-name="T33">XUSHSH</text:span><text:span text:style-name="T14">, we could use the presence of the variable </text:span><text:span text:style-name="T59">XUSER</text:span><text:span text:style-name="T70">(0) <text:s/></text:span><text:span text:style-name="T14">to trigger our user-specific salt. <text:s/>And the hashed </text:span><text:span text:style-name="T33">ACCESS CODE</text:span><text:span text:style-name="T14"> is already in hand! So I would like to substitute the ACCESS CODE hash for the default SALT:</text:span></text:p>
      <text:p text:style-name="P3"/>
      <text:p text:style-name="P94"><text:span text:style-name="T56">Set</text:span><text:span text:style-name="T83">:</text:span><text:span text:style-name="T56">$Data</text:span><text:span text:style-name="T83">(</text:span><text:span text:style-name="T67">XUSER</text:span><text:span text:style-name="T83">(0)) </text:span><text:span text:style-name="T68">SALT</text:span><text:span text:style-name="T84">=</text:span><text:span text:style-name="T57">$Piece</text:span><text:span text:style-name="T84">(</text:span><text:span text:style-name="T68">XUSER</text:span><text:span text:style-name="T84">(0),</text:span><text:span text:style-name="T68">U</text:span><text:span text:style-name="T84">,3)</text:span><text:span text:style-name="T47"> </text:span></text:p>
      <text:p text:style-name="P4"><text:span text:style-name="T24">Or we could </text:span><text:span text:style-name="T26">append</text:span><text:span text:style-name="T24"> to the default SALT, known as “</text:span><text:span text:style-name="T25">salt and pepper”</text:span><text:span text:style-name="T24">: </text:span></text:p>
      <text:p text:style-name="P3"/>
      <text:p text:style-name="P4"><text:span text:style-name="T54">Set</text:span><text:span text:style-name="T80">:</text:span><text:span text:style-name="T54">$Data</text:span><text:span text:style-name="T80">(</text:span><text:span text:style-name="T65">XUSER</text:span><text:span text:style-name="T80">(0)) </text:span><text:span text:style-name="T66">SALT</text:span><text:span text:style-name="T81">=</text:span><text:span text:style-name="T66">SALT</text:span><text:span text:style-name="T81">_</text:span><text:span text:style-name="T55">$Piece</text:span><text:span text:style-name="T81">(</text:span><text:span text:style-name="T66">XUSER</text:span><text:span text:style-name="T81">(0),</text:span><text:span text:style-name="T66">U</text:span><text:span text:style-name="T81">,3)</text:span><text:span text:style-name="T73"> </text:span></text:p>
      <text:p text:style-name="P3"/>
      <text:p text:style-name="P4">Since to accomplish user sign-on, all roads pass through <text:span text:style-name="T1">^XUS</text:span>, this little hack works just fine with CPRS. <text:s/><text:span text:style-name="T196">But the problem comes with any other code that stores a new or changed </text:span><text:span text:style-name="T8">VERIFY CODE</text:span><text:span text:style-name="T196">. </text:span></text:p>
      <text:p text:style-name="P5"><text:span text:style-name="T115">So I have shelved this little enhancement for the time being. It can be turned on at any time by changing </text:span><text:span text:style-name="T4">“PBKDF2”</text:span><text:span text:style-name="T115"> to </text:span><text:span text:style-name="T4">“PBKPLUS”</text:span><text:span text:style-name="T115"> in </text:span><text:span text:style-name="T4">^VA(200,”VWHSH”)</text:span><text:span text:style-name="T115">. <text:s/>It functions transparently during user sign-on, obtaining the hashing parameters from the New Person Verify Code field, #11. <text:s/></text:span></text:p>
      <text:h text:style-name="P155" text:outline-level="2"><text:bookmark-start text:name="__RefHeading__6842_421095727"/>Credits / Thanks<text:bookmark-end text:name="__RefHeading__6842_421095727"/></text:h>
      <text:p text:style-name="P79"/>
      <text:p text:style-name="P82"><text:span text:style-name="T112">M</text:span><text:span text:style-name="T34">ahalo</text:span><text:span text:style-name="T3"> </text:span><text:span text:style-name="T112"><text:s/>to Chris Uyehara for MUMPS SHA1, and original UPDATE subroutine. (More careful reading of the early work would have saved me some thrashing about.)</text:span></text:p>
      <text:p text:style-name="P79"/>
      <text:p text:style-name="P79">Thanks to KS Bhaskar for GT.M pipe &amp; for pointing out Caché's pipe as well. And for his deep well of common sense about security... and exotic food. </text:p>
      <text:p text:style-name="P79"/>
      <text:p text:style-name="P79">Lars Nooden, for timely advice on sed.</text:p>
      <text:p text:style-name="P79"/>
      <text:p text:style-name="P79">Jim Self, thru Kevin Toppenberg, for unhash(LEGACY).</text:p>
      <text:p text:style-name="P80"/>
      <text:p text:style-name="P78"><text:span text:style-name="T7">Nancy Anthr</text:span><text:span text:style-name="T195">acite, for the many things she has done including long hours hacking away at XUSHSH with me. </text:span></text:p>
      <text:p text:style-name="P81"/>
      <text:p text:style-name="P81"/>
      <text:section text:style-name="Sect1" text:name="Appendix A">
        <text:h text:style-name="P109" text:outline-level="1"/>
        <text:h text:style-name="P114" text:outline-level="1"><text:bookmark-start text:name="__RefHeading__6761_283580855"/><text:span text:style-name="T206">Appendix A<text:tab/><text:tab/>VWHSH </text:span><text:span text:style-name="T207">code</text:span><text:bookmark-end text:name="__RefHeading__6761_283580855"/></text:h>
      </text:section>
      <text:p text:style-name="P61">These listings are included to help understanding of the software and are not necessarily complete. See the actual routines for complete details, including the licensing, and probably a few late tweeks. </text:p>
      <text:h text:style-name="Heading_20_2" text:outline-level="2"><draw:frame draw:style-name="fr7" draw:name="Frame4" text:anchor-type="paragraph" svg:x="2.8165in" svg:y="0.398in" style:rel-width="54%" draw:z-index="6"><draw:text-box fo:min-height="2.2717in" fo:min-width="3.9063in"><text:p text:style-name="P125">Input parameters:</text:p><text:p text:style-name="P124"><text:span text:style-name="T162">--hash=&lt;</text:span><text:span text:style-name="T186">option</text:span><text:span text:style-name="T162">&gt;</text:span> or <text:span text:style-name="T162">-h &lt;</text:span><text:span text:style-name="T186">option</text:span><text:span text:style-name="T162">&gt;</text:span></text:p><text:p text:style-name="P124"><text:s text:c="5"/>options: <text:span text:style-name="T186">pbkdf2</text:span>, <text:span text:style-name="T186">pbkdf2u</text:span>, <text:s/></text:p><text:p text:style-name="P124"><text:s text:c="8"/><text:span text:style-name="T186">md5</text:span>, <text:span text:style-name="T186">sha1</text:span>, <text:span text:style-name="T186">sha256</text:span>, <text:span text:style-name="T186">sha512,</text:span> <text:span text:style-name="T186">null</text:span> <text:s/></text:p><text:p text:style-name="P124"><text:span text:style-name="T162">--data=&lt;string&gt;</text:span> or <text:span text:style-name="T162">-d &lt;string&gt;</text:span></text:p><text:p text:style-name="P124"><text:span text:style-name="T162">--salt=&lt;string&gt;</text:span> or <text:span text:style-name="T162">-s &lt;string&gt;</text:span></text:p><text:p text:style-name="P124"><text:span text:style-name="T162">--iterations=&lt;integer&gt;</text:span> or <text:span text:style-name="T162">-i &lt;integer&gt;</text:span></text:p><text:p text:style-name="P124"><text:span text:style-name="T162">--keylen=&lt;integer&gt;</text:span> or <text:span text:style-name="T162">-k &lt;integer&gt;</text:span></text:p><text:p text:style-name="P124"><text:span text:style-name="T162">--function=&lt;sha1,...sha512&gt;</text:span> or <text:span text:style-name="T162">-f &lt;sha1,...&gt;</text:span></text:p></draw:text-box></draw:frame><text:bookmark-start text:name="__RefHeading__29341_1865478549"/><text:span text:style-name="T205"><text:tab/></text:span><text:span text:style-name="T9">xushsh.py</text:span><text:bookmark-end text:name="__RefHeading__29341_1865478549"/></text:h>
      <text:p text:style-name="Preformatted_20_Text">#!/usr/bin/python</text:p>
      <text:p text:style-name="Preformatted_20_Text"/>
      <text:p text:style-name="Preformatted_20_Text"/>
      <text:p text:style-name="Preformatted_20_Text"/>
      <text:p text:style-name="Preformatted_20_Text">import hmac</text:p>
      <text:p text:style-name="Preformatted_20_Text">import hashlib</text:p>
      <text:p text:style-name="Preformatted_20_Text">from struct import Struct</text:p>
      <text:p text:style-name="Preformatted_20_Text">from operator import xor</text:p>
      <text:p text:style-name="Preformatted_20_Text">from itertools import izip, starmap</text:p>
      <text:p text:style-name="Preformatted_20_Text"/>
      <text:p text:style-name="Preformatted_20_Text">import getopt</text:p>
      <text:p text:style-name="Preformatted_20_Text">import sys</text:p>
      <text:p text:style-name="Preformatted_20_Text">import binascii</text:p>
      <text:p text:style-name="Preformatted_20_Text">import os</text:p>
      <text:p text:style-name="Preformatted_20_Text"/>
      <text:p text:style-name="Preformatted_20_Text">_pack_int = Struct('&gt;I').pack</text:p>
      <text:p text:style-name="Preformatted_20_Text">"""GpaZ knows not what this line does.</text:p>
      <text:p text:style-name="Preformatted_20_Text">"""</text:p>
      <text:p text:style-name="Preformatted_20_Text"/>
      <text:p text:style-name="Preformatted_20_Text">"""</text:p>
      <text:p text:style-name="Preformatted_20_Text"><text:s text:c="4"/>pbkdf2</text:p>
      <text:p text:style-name="Preformatted_20_Text"><text:s text:c="4"/>Module from <text:a xlink:type="simple" xlink:href="https://github.com/mitsuhiko/python-pbkdf2">https://github.com/mitsuhiko/python-pbkdf2</text:a></text:p>
      <text:p text:style-name="Preformatted_20_Text"><text:s text:c="16"/>implements pbkdf2 for Python.</text:p>
      <text:p text:style-name="Preformatted_20_Text"><text:s text:c="4"/>:copyright: (c) Copyright 2011 by Armin Ronacher.</text:p>
      <text:p text:style-name="Preformatted_20_Text"><text:s text:c="4"/>:license: BSD</text:p>
      <text:p text:style-name="Preformatted_20_Text"><text:s text:c="5"/>Cut and pasted here from his pbkdf2.py to simplify distribution.</text:p>
      <text:p text:style-name="Preformatted_20_Text">"""</text:p>
      <text:p text:style-name="Preformatted_20_Text"/>
      <text:p text:style-name="Preformatted_20_Text">def pbkdf2_hex(data, salt, iterations=1000, keylen=24, hashfunc=None):</text:p>
      <text:p text:style-name="Preformatted_20_Text"><text:s text:c="4"/>return pbkdf2_bin(data, salt, iterations, keylen, hashfunc).encode('hex')</text:p>
      <text:p text:style-name="Preformatted_20_Text"/>
      <text:p text:style-name="Preformatted_20_Text">def pbkdf2_bin(data, salt, iterations=1000, keylen=24, hashfunc=None):</text:p>
      <text:p text:style-name="Preformatted_20_Text"><text:s text:c="4"/>"""Returns a binary digest for the PBKDF2 hash algorithm of `data`</text:p>
      <text:p text:style-name="Preformatted_20_Text"><text:s text:c="4"/>with the given `salt`. <text:s/>It iterates `iterations` time and produces a</text:p>
      <text:p text:style-name="Preformatted_20_Text"><text:s text:c="4"/>key of `keylen` bytes. <text:s/>By default SHA-1 is used as hash function,</text:p>
      <text:p text:style-name="Preformatted_20_Text"><text:s text:c="4"/>a different hashlib `hashfunc` can be provided.</text:p>
      <text:p text:style-name="Preformatted_20_Text"><text:s text:c="4"/>"""</text:p>
      <text:p text:style-name="Preformatted_20_Text"><text:s text:c="4"/>hashfunc = hashfunc or hashlib.sha1</text:p>
      <text:p text:style-name="Preformatted_20_Text"><text:s text:c="4"/>mac = hmac.new(data, None, hashfunc)</text:p>
      <text:p text:style-name="Preformatted_20_Text"><text:s text:c="4"/>def _pseudorandom(x, mac=mac):</text:p>
      <text:p text:style-name="Preformatted_20_Text"><text:s text:c="8"/>h = mac.copy()</text:p>
      <text:p text:style-name="Preformatted_20_Text"><text:s text:c="8"/>h.update(x)</text:p>
      <text:p text:style-name="Preformatted_20_Text"><text:s text:c="8"/>return map(ord, h.digest())</text:p>
      <text:p text:style-name="Preformatted_20_Text"><text:soft-page-break/><text:s text:c="4"/>buf = []</text:p>
      <text:p text:style-name="Preformatted_20_Text"><text:s text:c="4"/>for block in xrange(1, -(-keylen // mac.digest_size) + 1):</text:p>
      <text:p text:style-name="Preformatted_20_Text"><text:s text:c="8"/>rv = u = _pseudorandom(salt + _pack_int(block))</text:p>
      <text:p text:style-name="Preformatted_20_Text"><text:s text:c="8"/>for i in xrange(iterations - 1):</text:p>
      <text:p text:style-name="Preformatted_20_Text"><text:s text:c="12"/>u = _pseudorandom(''.join(map(chr, u)))</text:p>
      <text:p text:style-name="Preformatted_20_Text"><text:s text:c="12"/>rv = starmap(xor, izip(rv, u))</text:p>
      <text:p text:style-name="Preformatted_20_Text"><text:s text:c="8"/>buf.extend(rv)</text:p>
      <text:p text:style-name="Preformatted_20_Text"><text:s text:c="4"/>return ''.join(map(chr, buf))[:keylen]</text:p>
      <text:p text:style-name="Preformatted_20_Text"/>
      <text:p text:style-name="Preformatted_20_Text"><text:s text:c="4"/>raise SystemExit(bool(failed))</text:p>
      <text:p text:style-name="Preformatted_20_Text"><text:s text:c="4"/>"""GpaZ: knows not what this line does.</text:p>
      <text:p text:style-name="Preformatted_20_Text"><text:s text:c="4"/>"""</text:p>
      <text:p text:style-name="Preformatted_20_Text"/>
      <text:p text:style-name="Preformatted_20_Text">"""defaults:</text:p>
      <text:p text:style-name="Preformatted_20_Text">"""</text:p>
      <text:p text:style-name="Preformatted_20_Text"/>
      <text:p text:style-name="Preformatted_20_Text">hsh="pbkdf2"</text:p>
      <text:p text:style-name="Preformatted_20_Text">input="password"</text:p>
      <text:p text:style-name="Preformatted_20_Text">salt=""</text:p>
      <text:p text:style-name="Preformatted_20_Text">#for example: salt="bfe102f3b4877733e8dfe2877a860606f69f900d865b3df3"</text:p>
      <text:p text:style-name="Preformatted_20_Text">cycles=10000</text:p>
      <text:p text:style-name="Preformatted_20_Text">keylen=24</text:p>
      <text:p text:style-name="Preformatted_20_Text">func="sha512"</text:p>
      <text:p text:style-name="Preformatted_20_Text"/>
      <text:p text:style-name="Preformatted_20_Text">u="$"</text:p>
      <text:p text:style-name="Preformatted_20_Text">flag=0</text:p>
      <text:p text:style-name="Preformatted_20_Text"/>
      <text:p text:style-name="Preformatted_20_Text">options, remainder = getopt.gnu_getopt(sys.argv[1:], 'h:d:s:i:k:f:', ['hash=','data=','salt=','iterations=','keylen=','function=',] )</text:p>
      <text:p text:style-name="Preformatted_20_Text"/>
      <text:p text:style-name="Preformatted_20_Text">for opt, arg in options:</text:p>
      <text:p text:style-name="Preformatted_20_Text"><text:s text:c="4"/>if opt in ('-h', '--hash'):</text:p>
      <text:p text:style-name="Preformatted_20_Text"><text:s text:c="8"/>hsh = str(arg)</text:p>
      <text:p text:style-name="Preformatted_20_Text"><text:s text:c="4"/>if opt in ('-d', '--data'):</text:p>
      <text:p text:style-name="Preformatted_20_Text"><text:s text:c="8"/>input = str(arg)</text:p>
      <text:p text:style-name="Preformatted_20_Text"><text:s text:c="4"/>if opt in ('-s', '--salt'):</text:p>
      <text:p text:style-name="Preformatted_20_Text"><text:s text:c="8"/>salt = str(arg)</text:p>
      <text:p text:style-name="Preformatted_20_Text"><text:s text:c="4"/>if opt in ('-i', '--iterations'):</text:p>
      <text:p text:style-name="Preformatted_20_Text"><text:s text:c="8"/>cycles = int(arg)</text:p>
      <text:p text:style-name="Preformatted_20_Text"><text:s text:c="4"/>if opt in ('-k', '--keylen'):</text:p>
      <text:p text:style-name="Preformatted_20_Text"><text:s text:c="8"/>keylen = int(arg)</text:p>
      <text:p text:style-name="Preformatted_20_Text"><text:s text:c="4"/>if opt in ('-f', '--function'):</text:p>
      <text:p text:style-name="Preformatted_20_Text"><text:s text:c="8"/>func = str(arg)</text:p>
      <text:p text:style-name="Preformatted_20_Text"/>
      <text:p text:style-name="Preformatted_20_Text"># options for internal hash used by pbkdf2:</text:p>
      <text:p text:style-name="Preformatted_20_Text"/>
      <text:p text:style-name="Preformatted_20_Text">if (func=="sha1"):</text:p>
      <text:p text:style-name="Preformatted_20_Text"><text:s text:c="4"/>hashfunc=hashlib.sha1</text:p>
      <text:p text:style-name="Preformatted_20_Text">if (func=="sha256"):</text:p>
      <text:p text:style-name="Preformatted_20_Text"><text:s text:c="4"/>hashfunc=hashlib.sha256</text:p>
      <text:p text:style-name="Preformatted_20_Text">if (func=="sha512"):</text:p>
      <text:p text:style-name="Preformatted_20_Text"><text:s text:c="4"/>hashfunc=hashlib.sha512</text:p>
      <text:p text:style-name="Preformatted_20_Text"/>
      <text:p text:style-name="Preformatted_20_Text"># "naked" pbkdf2 hash without detail:</text:p>
      <text:p text:style-name="Preformatted_20_Text"/>
      <text:p text:style-name="Preformatted_20_Text"><text:soft-page-break/>if (hsh=="pbkdf2"):</text:p>
      <text:p text:style-name="Preformatted_20_Text"><text:s text:c="4"/>print pbkdf2_hex(input, salt, cycles, keylen, hashfunc)</text:p>
      <text:p text:style-name="Preformatted_20_Text"><text:s text:c="4"/>exit()</text:p>
      <text:p text:style-name="Preformatted_20_Text"/>
      <text:p text:style-name="Preformatted_20_Text"># output returned in "$" delimited string:</text:p>
      <text:p text:style-name="Preformatted_20_Text"># <text:s text:c="3"/>pbkdf2$&lt;salt&gt;$&lt;cycles&gt;$&lt;keylength&gt;$&lt;function&gt;$$&lt;hash&gt;</text:p>
      <text:p text:style-name="Preformatted_20_Text"/>
      <text:p text:style-name="Preformatted_20_Text">if (hsh=="pbkdf2u"):</text:p>
      <text:p text:style-name="Preformatted_20_Text"><text:s text:c="4"/>print "pbkdf2"+u+salt+u+str(cycles)+u+str(keylen)+u+func+u+u+pbkdf2_hex(input, salt, cycles, keylen, hashfunc)</text:p>
      <text:p text:style-name="Preformatted_20_Text"><text:s text:c="4"/>exit()</text:p>
      <text:p text:style-name="Preformatted_20_Text"/>
      <text:p text:style-name="Preformatted_20_Text">""" older hashes: md5, sha1, sha256, sha512, null</text:p>
      <text:p text:style-name="Preformatted_20_Text"><text:s text:c="4"/>From here down may all be redundant crap and could be done away with.</text:p>
      <text:p text:style-name="Preformatted_20_Text">"""</text:p>
      <text:p text:style-name="Preformatted_20_Text"/>
      <text:p text:style-name="Preformatted_20_Text">if (hsh=="md5"):</text:p>
      <text:p text:style-name="Preformatted_20_Text"><text:s text:c="5"/>hash = hashlib.md5</text:p>
      <text:p text:style-name="Preformatted_20_Text"><text:s text:c="5"/>flag=1</text:p>
      <text:p text:style-name="Preformatted_20_Text">if (hsh=="sha1"):</text:p>
      <text:p text:style-name="Preformatted_20_Text"><text:s text:c="5"/>hash = hashlib.sha1</text:p>
      <text:p text:style-name="Preformatted_20_Text"><text:s text:c="5"/>flag=1</text:p>
      <text:p text:style-name="Preformatted_20_Text">if (hsh=="sha256"):</text:p>
      <text:p text:style-name="Preformatted_20_Text"><text:s text:c="5"/>hash = hashlib.sha256</text:p>
      <text:p text:style-name="Preformatted_20_Text"><text:s text:c="5"/>flag=1</text:p>
      <text:p text:style-name="Preformatted_20_Text">if (hsh=="sha512"):</text:p>
      <text:p text:style-name="Preformatted_20_Text"><text:s text:c="5"/>hash = hashlib.sha512</text:p>
      <text:p text:style-name="Preformatted_20_Text"><text:s text:c="5"/>flag=1</text:p>
      <text:p text:style-name="Preformatted_20_Text"/>
      <text:p text:style-name="Preformatted_20_Text"># $&lt;hsh&gt;$&lt;salt&gt;$&lt;result&gt;</text:p>
      <text:p text:style-name="Preformatted_20_Text"/>
      <text:p text:style-name="Preformatted_20_Text">if (flag==1):</text:p>
      <text:p text:style-name="Preformatted_20_Text"><text:s text:c="5"/>print hash(input + salt).hexdigest()</text:p>
      <text:p text:style-name="Preformatted_20_Text"><text:s text:c="5"/>exit()</text:p>
      <text:p text:style-name="Preformatted_20_Text"/>
      <text:p text:style-name="Preformatted_20_Text">if (hsh=="crc32"):</text:p>
      <text:p text:style-name="Preformatted_20_Text"><text:s text:c="5"/>print binascii.crc32(input) &amp; 0xffffffff</text:p>
      <text:p text:style-name="Preformatted_20_Text"><text:s text:c="5"/>exit()</text:p>
      <text:p text:style-name="Preformatted_20_Text"/>
      <text:p text:style-name="Preformatted_20_Text">if (hsh=="random"):</text:p>
      <text:p text:style-name="Preformatted_20_Text"><text:s text:c="4"/>hash = os.urandom(keylen).encode('hex')</text:p>
      <text:p text:style-name="Preformatted_20_Text"><text:s text:c="4"/>print hash</text:p>
      <text:p text:style-name="Preformatted_20_Text"><text:s text:c="4"/>exit()</text:p>
      <text:p text:style-name="Preformatted_20_Text"/>
      <text:p text:style-name="Preformatted_20_Text">if (hsh=="null"):</text:p>
      <text:p text:style-name="Preformatted_20_Text"><text:s text:c="5"/>print input</text:p>
      <text:p text:style-name="Preformatted_20_Text"><text:s text:c="5"/>exit()</text:p>
      <text:p text:style-name="Preformatted_20_Text"/>
      <text:p text:style-name="Preformatted_20_Text">print "error: &lt;&lt; " + hsh + " &gt;&gt; is not supported."</text:p>
      <text:p text:style-name="Preformatted_20_Text">exit()</text:p>
      <text:p text:style-name="Preformatted_20_Text"/>
      <text:p text:style-name="Preformatted_20_Text">"""</text:p>
      <text:p text:style-name="Preformatted_20_Text"><text:s text:c="4"/>:copyright: (c) Copyright 2012 by JohnLeo Zimmer.</text:p>
      <text:p text:style-name="Preformatted_20_Text"><text:s text:c="4"/>:license: BSD, see LICENSE for more details.</text:p>
      <text:p text:style-name="Preformatted_20_Text"/>
      <text:p text:style-name="P146"><text:soft-page-break/>"""</text:p>
      <text:p text:style-name="P127"/>
      <text:section text:style-name="Sect1" text:name="Appendix B">
        <text:h text:style-name="Heading_20_2" text:outline-level="2"><text:bookmark-start text:name="__RefHeading__6763_283580855"/><text:span text:style-name="T27"><text:tab/></text:span><text:span text:style-name="T41">XUSHSH: VWHSH8, VWHSH3</text:span><text:bookmark-end text:name="__RefHeading__6763_283580855"/></text:h>
      </text:section>
      <text:p text:style-name="P63"><text:s/></text:p>
      <text:p text:style-name="P138"><draw:frame draw:style-name="fr2" draw:name="Frame8" text:anchor-type="paragraph" svg:x="0.0209in" svg:y="5.6311in" draw:z-index="7"><draw:text-box fo:min-height="0.2909in" fo:min-width="7.1492in"><text:p text:style-name="P126"><text:span text:style-name="T137">ONLY DIFFERENCE between GT.M version (</text:span><text:span text:style-name="T6">^VWHSH8</text:span><text:span text:style-name="T137">) and Caché version (</text:span><text:span text:style-name="T6">^VWHSH3</text:span><text:span text:style-name="T137">) is in the OS(CALL) section.</text:span></text:p></draw:text-box></draw:frame><text:span text:style-name="T181">XUSHSH <text:s/></text:span><text:span text:style-name="T167">;IA/GpZ-ROBUST(PBKDF2)HASHING UTILITY v1.0; 10/1/12 6:26pm</text:span><text:span text:style-name="T170"><text:line-break/></text:span><text:span text:style-name="T181">V <text:s text:c="6"/></text:span><text:span text:style-name="T167">;;8.0;KERNEL;;Jul 10, 1995</text:span><text:span text:style-name="T144"><text:line-break/> <text:s text:c="7"/></text:span><text:span text:style-name="T170">;</text:span><text:span text:style-name="T144"><text:line-break/> <text:s text:c="7"/></text:span><text:span text:style-name="T170">;-----------------------------------------------------------------------</text:span><text:span text:style-name="T144"><text:line-break/> <text:s text:c="7"/></text:span><text:span text:style-name="T170">; Copyright (c) 2012 John Leo Zimmer Email: johnleozim@gmail.com <text:s text:c="6"/>;</text:span><text:span text:style-name="T144"><text:line-break/> <text:s text:c="7"/></text:span><text:span text:style-name="T170">; All rights reserved. Glenwood, Iowa <text:s text:c="33"/>;</text:span><text:span text:style-name="T144"><text:line-break/> <text:s text:c="7"/></text:span><text:span text:style-name="T170">; <text:s text:c="69"/>;</text:span><text:span text:style-name="T144"><text:line-break/> <text:s text:c="7"/></text:span><text:span text:style-name="T170">; This program is free software: You can redistribute it and/or modify ;</text:span><text:span text:style-name="T144"><text:line-break/> <text:s text:c="7"/></text:span><text:span text:style-name="T170">; it under the terms of the GNU Affero General Public License as <text:s text:c="6"/>;</text:span><text:span text:style-name="T144"><text:line-break/> <text:s text:c="7"/></text:span><text:span text:style-name="T170">; published by the Free Software Foundation, either version 3 of the <text:s text:c="2"/>;</text:span><text:span text:style-name="T144"><text:line-break/> <text:s text:c="7"/></text:span><text:span text:style-name="T170">; License, or (at your option) any later version. <text:s text:c="21"/>;</text:span><text:span text:style-name="T144"><text:line-break/> <text:s text:c="7"/></text:span><text:span text:style-name="T170">; <text:s text:c="69"/>;</text:span><text:span text:style-name="T144"><text:line-break/> <text:s text:c="7"/></text:span><text:span text:style-name="T170">; See COPY in distribution package or &lt;http://www.gnu.org/licenses/&gt;. <text:s/>;</text:span><text:span text:style-name="T144"><text:line-break/> <text:s text:c="7"/></text:span><text:span text:style-name="T170">;-----------------------------------------------------------------------<text:line-break/></text:span><text:span text:style-name="T167"> <text:s text:c="7"/>;</text:span><text:span text:style-name="T170"><text:line-break/></text:span><text:span text:style-name="T181">A <text:s text:c="6"/></text:span><text:span text:style-name="T151">SET </text:span><text:span text:style-name="T143">X</text:span><text:span text:style-name="T157">=</text:span><text:span text:style-name="T151">$$</text:span><text:span text:style-name="T181">EN</text:span><text:span text:style-name="T157">(</text:span><text:span text:style-name="T143">X</text:span><text:span text:style-name="T157">) </text:span><text:span text:style-name="T151">QUIT</text:span><text:span text:style-name="T167"><text:line-break/> <text:s text:c="7"/>;<text:line-break/></text:span><text:span text:style-name="T181">EN</text:span><text:span text:style-name="T157">(X) <text:s text:c="2"/></text:span><text:span text:style-name="T167">;<text:line-break/> <text:s text:c="7"/></text:span><text:span text:style-name="T151">NEW </text:span><text:span text:style-name="T143">VWCALL</text:span><text:span text:style-name="T167"><text:line-break/> <text:s text:c="7"/></text:span><text:span text:style-name="T151">XECUTE </text:span><text:span text:style-name="T157">^VA(200,</text:span><text:span text:style-name="T167">"VWHSH"</text:span><text:span text:style-name="T157">) </text:span><text:span text:style-name="T167"><text:line-break/> <text:s text:c="7"/></text:span><text:span text:style-name="T151">QUIT</text:span><text:span text:style-name="T157">:</text:span><text:span text:style-name="T151">$L</text:span><text:span text:style-name="T157">(</text:span><text:span text:style-name="T151">$G</text:span><text:span text:style-name="T157">(</text:span><text:span text:style-name="T143">VWCALL</text:span><text:span text:style-name="T157">))=0 </text:span><text:span text:style-name="T143">X</text:span><text:span text:style-name="T144"> <text:s/></text:span><text:span text:style-name="T170">;Short circuit to support LEGACY or NULL hash.<text:line-break/></text:span><text:span text:style-name="T167"> <text:s text:c="7"/></text:span><text:span text:style-name="T151">QUIT $$</text:span><text:span text:style-name="T181">OS</text:span><text:span text:style-name="T157">(</text:span><text:span text:style-name="T143">VWCALL</text:span><text:span text:style-name="T157">)</text:span><text:span text:style-name="T167"><text:line-break/> <text:s text:c="7"/>;<text:line-break/> <text:s text:c="7"/>; -----------GT.M-PIPE-Magic----------------<text:line-break/></text:span><text:span text:style-name="T181">OS</text:span><text:span text:style-name="T157">(CALL) </text:span><text:span text:style-name="T167">;<text:line-break/> <text:s text:c="7"/></text:span><text:span text:style-name="T151">New </text:span><text:span text:style-name="T143">X</text:span><text:span text:style-name="T167"><text:line-break/> <text:s text:c="7"/></text:span><text:span text:style-name="T151">Open </text:span><text:span text:style-name="T167">"PIPE"</text:span><text:span text:style-name="T157">:(</text:span><text:span text:style-name="T143">command</text:span><text:span text:style-name="T157">=</text:span><text:span text:style-name="T143">CALL</text:span><text:span text:style-name="T157">:</text:span><text:span text:style-name="T143">READONLY</text:span><text:span text:style-name="T157">)::</text:span><text:span text:style-name="T167">"PIPE"<text:line-break/> <text:s text:c="7"/></text:span><text:span text:style-name="T151">Use </text:span><text:span text:style-name="T167">"PIPE" </text:span><text:span text:style-name="T151">READ </text:span><text:span text:style-name="T143">X</text:span><text:span text:style-name="T167"><text:line-break/> <text:s text:c="7"/></text:span><text:span text:style-name="T151">Close </text:span><text:span text:style-name="T167">"PIPE"<text:line-break/> <text:s text:c="7"/></text:span><text:span text:style-name="T151">Use </text:span><text:span text:style-name="T157">0</text:span><text:span text:style-name="T167"><text:line-break/> <text:s text:c="7"/></text:span><text:span text:style-name="T151">QUIT </text:span><text:span text:style-name="T143">X</text:span><text:span text:style-name="T171"><text:line-break/></text:span><text:span text:style-name="T39"> <text:s text:c="7"/></text:span><text:span text:style-name="T96">; -----------Cache-PIPE-WaveWand------------</text:span><text:span text:style-name="T39"><text:line-break/></text:span><text:span text:style-name="T89">OS</text:span><text:span text:style-name="T78">(CALL) </text:span><text:span text:style-name="T96">;</text:span><text:span text:style-name="T39"><text:line-break/> <text:s text:c="7"/></text:span><text:span text:style-name="T52">New </text:span><text:span text:style-name="T63">ZUT</text:span><text:span text:style-name="T78">,</text:span><text:span text:style-name="T63">X</text:span><text:span text:style-name="T39"><text:line-break/> <text:s text:c="7"/></text:span><text:span text:style-name="T52">Set </text:span><text:span text:style-name="T63">ZUT</text:span><text:span text:style-name="T78">=</text:span><text:span text:style-name="T52">$ZUTIL</text:span><text:span text:style-name="T78">(68,40,1)</text:span><text:span text:style-name="T39"><text:line-break/> <text:s text:c="7"/></text:span><text:span text:style-name="T52">Open </text:span><text:span text:style-name="T63">CALL</text:span><text:span text:style-name="T78">:</text:span><text:span text:style-name="T96">"Q" <text:s/></text:span><text:span text:style-name="T52">Use </text:span><text:span text:style-name="T63">CALL </text:span><text:span text:style-name="T52">Read </text:span><text:span text:style-name="T63">X</text:span><text:span text:style-name="T39"><text:line-break/> <text:s text:c="7"/></text:span><text:span text:style-name="T52">Close </text:span><text:span text:style-name="T63">CALL</text:span><text:span text:style-name="T39"><text:line-break/> <text:s text:c="7"/></text:span><text:span text:style-name="T52">Set </text:span><text:span text:style-name="T63">ZUT</text:span><text:span text:style-name="T78">=</text:span><text:span text:style-name="T52">$ZUTIL</text:span><text:span text:style-name="T78">(68,40,</text:span><text:span text:style-name="T63">ZUT</text:span><text:span text:style-name="T78">)</text:span><text:span text:style-name="T39"><text:line-break/> <text:s text:c="7"/></text:span><text:span text:style-name="T52">Use </text:span><text:span text:style-name="T78">0</text:span><text:span text:style-name="T39"><text:line-break/> <text:s text:c="7"/></text:span><text:span text:style-name="T52">Quit </text:span><text:span text:style-name="T63">X</text:span><text:span text:style-name="T39"> </text:span></text:p>
      <text:h text:style-name="P151" text:outline-level="2"><text:bookmark-start text:name="__RefHeading__8334_22079177"/><text:soft-page-break/>Hardcode VWCALL<text:bookmark-end text:name="__RefHeading__8334_22079177"/></text:h>
      <text:p text:style-name="P29"><draw:frame draw:style-name="fr6" draw:name="Frame3" text:anchor-type="char" svg:x="-0.0252in" svg:y="0.0756in" draw:z-index="4"><draw:text-box fo:min-height="0.2909in" fo:min-width="6.8799in"><text:p text:style-name="P126"><text:span text:style-name="T137">Here is a modification of </text:span><text:span text:style-name="T6">XUSHSH</text:span><text:span text:style-name="T137"> hard-coding the call to xushsh.py into the body of </text:span><text:span text:style-name="T6">XUSHSH</text:span><text:span text:style-name="T137"> itself. <text:s/>All adjustments, (such as as adding a salt, changing the iterations, or even using a hash other than pbkdf2), can be accomplished by editing the defaults within xushsh.py.</text:span></text:p></draw:text-box></draw:frame></text:p>
      <text:p text:style-name="P54"><text:span text:style-name="T110">EN(X) <text:s text:c="2"/>;<text:line-break/> <text:s text:c="7"/>NEW VWCALL<text:line-break/> <text:s text:c="7"/>;XECUTE ^VA(200,"VWHSH") </text:span><text:span text:style-name="T100"><text:line-break/> <text:s text:c="7"/></text:span><text:span text:style-name="T58">SET </text:span><text:span text:style-name="T69">VWCALL</text:span><text:span text:style-name="T113">=</text:span><text:span text:style-name="T100">"python /home/vista/bin/xushsh.py --input="</text:span><text:span text:style-name="T113">_</text:span><text:span text:style-name="T69">X</text:span></text:p>
      <text:p text:style-name="P30"><text:s text:c="8"/>QUIT $$OS(VWCALL)</text:p>
      <text:p text:style-name="P30"><text:s text:c="8"/>;</text:p>
      <text:p text:style-name="P31"/>
      <text:h text:style-name="Heading_20_1" text:outline-level="1"><text:bookmark-start text:name="__RefHeading__6781_421095727"/><text:span text:style-name="T29">Appendix B</text:span><text:span text:style-name="T22"><text:tab/><text:tab/></text:span><text:bookmark-end text:name="__RefHeading__6781_421095727"/></text:h>
      <text:p text:style-name="P91">These listings are included as history, out of respect for the work involved in their creation, and simply for my own satisfaction. <text:s/>Enjoy:</text:p>
      <text:h text:style-name="P152" text:outline-level="2"><text:bookmark-start text:name="__RefHeading__6844_421095727"/>CKUSHA1 <text:tab/><text:tab/><text:span text:style-name="T114">Chris Uyehara</text:span><text:bookmark-end text:name="__RefHeading__6844_421095727"/></text:h>
      <text:p text:style-name="P15"><text:span text:style-name="T5"><text:tab/><text:tab/> <text:s text:c="2"/>available at: </text:span><text:a xlink:type="simple" xlink:href="https://www.box.com/shared/xq7j2yhukq"><text:span text:style-name="T5">https://www.box.com/shared/xq7j2yhukq</text:span></text:a><text:span text:style-name="T5"> </text:span></text:p>
      <text:p text:style-name="P113"><text:tab/><text:tab/></text:p>
      <text:p text:style-name="P6"><text:span text:style-name="T87">CKUSH1<text:tab/></text:span><text:span text:style-name="T97">; Authored by Chris Uyehara, chris.uyehara@gmail.com 6/10/</text:span></text:p>
      <text:p text:style-name="P6"><text:span text:style-name="T97"><text:tab/>; SHA1, a cryptocraphic hash function designed by the National Security Agency (NSA) and</text:span><text:span text:style-name="T45"><text:line-break/><text:tab/></text:span><text:span text:style-name="T97">; published by the NIST as a U.S. Federal Information Processing Standard. SHA-1 is the</text:span><text:span text:style-name="T45"><text:line-break/><text:tab/></text:span><text:span text:style-name="T97">; best established of the existing SHA hash functions, and is employed in several widely</text:span><text:span text:style-name="T45"><text:line-break/><text:tab/></text:span><text:span text:style-name="T97">; used security applications and protocols. In 2005, security flaws were identified in SHA-1,</text:span><text:span text:style-name="T45"><text:line-break/><text:tab/></text:span><text:span text:style-name="T97">; namely that a possible mathematical weakness might exist, indicating that a stronger hash</text:span><text:span text:style-name="T45"><text:line-break/><text:tab/></text:span><text:span text:style-name="T97">; function would be desirable.</text:span><text:span text:style-name="T45"><text:line-break/><text:tab/></text:span><text:span text:style-name="T97">; -------------------------------------------------------------------------------------------</text:span><text:span text:style-name="T45"><text:line-break/><text:tab/></text:span><text:span text:style-name="T97">; Version 0.1b - Initial build; runs on GT.M and Cache.</text:span><text:span text:style-name="T45"><text:line-break/><text:tab/></text:span><text:span text:style-name="T97">; -------------------------------------------------------------------------------------------</text:span><text:span text:style-name="T45"><text:line-break/> <text:line-break/><text:tab/></text:span><text:span text:style-name="T97">; Copyright (C) 2009 Chris Uyehara</text:span><text:span text:style-name="T45"><text:line-break/> <text:line-break/><text:tab/></text:span><text:span text:style-name="T97">; This program is free software; you can redistribute it and/or</text:span><text:span text:style-name="T45"><text:line-break/><text:tab/></text:span><text:span text:style-name="T97">; modify it under the terms of the GNU General Public License</text:span><text:span text:style-name="T45"><text:line-break/><text:tab/></text:span><text:span text:style-name="T97">; as published by the Free Software Foundation; either version 2</text:span><text:span text:style-name="T45"><text:line-break/></text:span><text:span text:style-name="T45"><text:tab/></text:span><text:span text:style-name="T97">; of the License, or (at your option) any later version.</text:span><text:span text:style-name="T45"><text:line-break/> <text:line-break/></text:span><text:span text:style-name="T45"><text:tab/></text:span><text:span text:style-name="T97">; This program is distributed in the hope that it will be useful,</text:span><text:span text:style-name="T45"><text:line-break/><text:tab/></text:span><text:span text:style-name="T97">; but WITHOUT ANY WARRANTY; without even the implied warranty of</text:span><text:span text:style-name="T45"><text:line-break/><text:tab/></text:span><text:span text:style-name="T97">; MERCHANTABILITY or FITNESS FOR A PARTICULAR PURPOSE. See the</text:span><text:span text:style-name="T45"><text:line-break/><text:tab/></text:span><text:span text:style-name="T97">; GNU General Public License for more details.</text:span><text:span text:style-name="T45"><text:line-break/> <text:line-break/><text:tab/></text:span><text:span text:style-name="T97">; You should have received a copy of the GNU General Public License</text:span><text:span text:style-name="T45"><text:line-break/><text:tab/></text:span><text:span text:style-name="T97">; along with this program; if not, write to the Free Software</text:span><text:span text:style-name="T45"><text:line-break/><text:tab/></text:span><text:span text:style-name="T97">; Foundation, Inc., 51 Franklin Street, Fifth Floor, Boston, MA 02110-1301, USA.</text:span><text:span text:style-name="T45"><text:line-break/> <text:line-break/></text:span><text:span text:style-name="T42"><text:tab/></text:span><text:span text:style-name="T53">Q </text:span><text:span text:style-name="T98">; Direct calling prohibited.</text:span><text:span text:style-name="T42"><text:line-break/> <text:line-break/></text:span><text:span text:style-name="T87">DIGEST</text:span><text:span text:style-name="T79">(MESSAGE) </text:span><text:span text:style-name="T98">; Entry Point. Extrinsic Function. Pass the String to be hashed as the</text:span><text:span text:style-name="T46"><text:line-break/><text:tab/></text:span><text:span text:style-name="T98">; MESSAGE parameter and expect the SHA1 hash to be returned.</text:span><text:span text:style-name="T42"><text:line-break/></text:span><text:span text:style-name="T42"><text:tab/></text:span><text:span text:style-name="T53">N </text:span><text:span text:style-name="T64">DIGESTMESSAGE</text:span><text:span text:style-name="T79">,</text:span><text:span text:style-name="T64">H</text:span><text:span text:style-name="T79">,</text:span><text:span text:style-name="T64">M</text:span><text:span text:style-name="T42"><text:line-break/><text:tab/></text:span><text:span text:style-name="T53">D </text:span><text:span text:style-name="T87">PREINIT</text:span><text:span text:style-name="T42"><text:line-break/></text:span><text:soft-page-break/><text:span text:style-name="T42"> <text:line-break/><text:tab/></text:span><text:span text:style-name="T99">; Setup each message (M) with appropriate variables.</text:span><text:span text:style-name="T42"><text:line-break/></text:span><text:span text:style-name="T42"> <text:tab/></text:span><text:span text:style-name="T53">N </text:span><text:span text:style-name="T64">I</text:span><text:span text:style-name="T79">,</text:span><text:span text:style-name="T64">EOM </text:span><text:span text:style-name="T53">S </text:span><text:span text:style-name="T64">EOM</text:span><text:span text:style-name="T79">(</text:span><text:span text:style-name="T99">"POS"</text:span><text:span text:style-name="T79">)=0,</text:span><text:span text:style-name="T64">I</text:span><text:span text:style-name="T79">=1 </text:span><text:span text:style-name="T53">F <text:s/>D <text:s/>Q</text:span><text:span text:style-name="T79">:</text:span><text:span text:style-name="T64">EOM</text:span><text:span text:style-name="T79">(</text:span><text:span text:style-name="T99">"POS"</text:span><text:span text:style-name="T79">)&gt;</text:span><text:span text:style-name="T53">$LENGTH</text:span><text:span text:style-name="T79">(</text:span><text:span text:style-name="T64">MESSAGE</text:span><text:span text:style-name="T79">)</text:span><text:span text:style-name="T42"><text:line-break/> <text:tab/></text:span><text:span text:style-name="T79">. </text:span><text:span text:style-name="T53">S </text:span><text:span text:style-name="T64">M</text:span><text:span text:style-name="T79">(</text:span><text:span text:style-name="T64">I</text:span><text:span text:style-name="T79">)=</text:span><text:span text:style-name="T53">$ZBITSTR</text:span><text:span text:style-name="T79">(512,0)</text:span><text:span text:style-name="T42"><text:line-break/> <text:tab/></text:span><text:span text:style-name="T79">. </text:span><text:span text:style-name="T53">N </text:span><text:span text:style-name="T64">J</text:span><text:span text:style-name="T79">,</text:span><text:span text:style-name="T64">TMPHEXMSG </text:span><text:span text:style-name="T53">S </text:span><text:span text:style-name="T64">TMPHEXMSG</text:span><text:span text:style-name="T79">=</text:span><text:span text:style-name="T99">""</text:span><text:span text:style-name="T79">,</text:span><text:span text:style-name="T64">EOM</text:span><text:span text:style-name="T79">(</text:span><text:span text:style-name="T99">"POS"</text:span><text:span text:style-name="T79">)=</text:span><text:span text:style-name="T64">EOM</text:span><text:span text:style-name="T79">(</text:span><text:span text:style-name="T99">"POS"</text:span><text:span text:style-name="T79">)+1,</text:span><text:span text:style-name="T64">EOM</text:span><text:span text:style-name="T79">(</text:span><text:span text:style-name="T99">"CNT"</text:span><text:span text:style-name="T79">)=0</text:span><text:span text:style-name="T42"><text:line-break/> <text:tab/></text:span><text:span text:style-name="T79">. </text:span><text:span text:style-name="T53">F </text:span><text:span text:style-name="T64">EOM</text:span><text:span text:style-name="T79">(</text:span><text:span text:style-name="T99">"POS"</text:span><text:span text:style-name="T79">)=</text:span><text:span text:style-name="T64">EOM</text:span><text:span text:style-name="T79">(</text:span><text:span text:style-name="T99">"POS"</text:span><text:span text:style-name="T79">):1:</text:span><text:span text:style-name="T64">EOM</text:span><text:span text:style-name="T79">(</text:span><text:span text:style-name="T99">"POS"</text:span><text:span text:style-name="T79">)+63 </text:span><text:span text:style-name="T53">D <text:s/>Q</text:span><text:span text:style-name="T79">:</text:span><text:span text:style-name="T64">EOM</text:span><text:span text:style-name="T79">(</text:span><text:span text:style-name="T99">"POS"</text:span><text:span text:style-name="T79">)&gt;</text:span><text:span text:style-name="T53">$LENGTH</text:span><text:span text:style-name="T79">(</text:span><text:span text:style-name="T64">MESSAGE</text:span><text:span text:style-name="T79">)</text:span><text:span text:style-name="T42"><text:line-break/> <text:tab/></text:span><text:span text:style-name="T79">. . </text:span><text:span text:style-name="T53">Q</text:span><text:span text:style-name="T79">:</text:span><text:span text:style-name="T64">EOM</text:span><text:span text:style-name="T79">(</text:span><text:span text:style-name="T99">"POS"</text:span><text:span text:style-name="T79">)&gt;</text:span><text:span text:style-name="T53">$LENGTH</text:span><text:span text:style-name="T79">(</text:span><text:span text:style-name="T64">MESSAGE</text:span><text:span text:style-name="T79">) </text:span><text:span text:style-name="T53">S </text:span><text:span text:style-name="T64">EOM</text:span><text:span text:style-name="T79">(</text:span><text:span text:style-name="T99">"CNT"</text:span><text:span text:style-name="T79">)=</text:span><text:span text:style-name="T64">EOM</text:span><text:span text:style-name="T79">(</text:span><text:span text:style-name="T99">"CNT"</text:span><text:span text:style-name="T79">)+1</text:span><text:span text:style-name="T42"><text:line-break/> <text:tab/></text:span><text:span text:style-name="T79">. . </text:span><text:span text:style-name="T53">S </text:span><text:span text:style-name="T64">TMPHEXMSG</text:span><text:span text:style-name="T79">=</text:span><text:span text:style-name="T64">TMPHEXMSG</text:span><text:span text:style-name="T79">_</text:span><text:span text:style-name="T53">$$</text:span><text:span text:style-name="T87">DEC2HEX</text:span><text:span text:style-name="T79">(</text:span><text:span text:style-name="T53">$A</text:span><text:span text:style-name="T79">(</text:span><text:span text:style-name="T53">$E</text:span><text:span text:style-name="T79">(</text:span><text:span text:style-name="T64">MESSAGE</text:span><text:span text:style-name="T79">,</text:span><text:span text:style-name="T64">EOM</text:span><text:span text:style-name="T79">(</text:span><text:span text:style-name="T99">"POS"</text:span><text:span text:style-name="T79">))))</text:span><text:span text:style-name="T42"><text:line-break/> <text:tab/></text:span><text:span text:style-name="T79">. </text:span><text:span text:style-name="T53">S </text:span><text:span text:style-name="T64">EOM</text:span><text:span text:style-name="T79">(</text:span><text:span text:style-name="T99">"MSG"</text:span><text:span text:style-name="T79">)=</text:span><text:span text:style-name="T64">I </text:span><text:span text:style-name="T53">I </text:span><text:span text:style-name="T79">'</text:span><text:span text:style-name="T53">$LENGTH</text:span><text:span text:style-name="T79">(</text:span><text:span text:style-name="T64">TMPHEXMSG</text:span><text:span text:style-name="T79">) </text:span><text:span text:style-name="T53">S </text:span><text:span text:style-name="T64">I</text:span><text:span text:style-name="T79">=</text:span><text:span text:style-name="T64">I</text:span><text:span text:style-name="T79">+1 </text:span><text:span text:style-name="T53">Q</text:span><text:span text:style-name="T42"><text:line-break/> <text:tab/></text:span><text:span text:style-name="T79">. </text:span><text:span text:style-name="T53">N </text:span><text:span text:style-name="T64">TMPBINMSG </text:span><text:span text:style-name="T53">S </text:span><text:span text:style-name="T64">TMPBINMSG</text:span><text:span text:style-name="T79">=</text:span><text:span text:style-name="T53">$$</text:span><text:span text:style-name="T87">HEX2BIN</text:span><text:span text:style-name="T79">(</text:span><text:span text:style-name="T64">TMPHEXMSG</text:span><text:span text:style-name="T79">)</text:span><text:span text:style-name="T42"><text:line-break/> <text:tab/></text:span><text:span text:style-name="T79">. </text:span><text:span text:style-name="T53">N </text:span><text:span text:style-name="T64">K </text:span><text:span text:style-name="T53">F </text:span><text:span text:style-name="T64">K</text:span><text:span text:style-name="T79">=1:1:</text:span><text:span text:style-name="T53">$ZBITLEN</text:span><text:span text:style-name="T79">(</text:span><text:span text:style-name="T64">TMPBINMSG</text:span><text:span text:style-name="T79">) </text:span><text:span text:style-name="T53">D</text:span><text:span text:style-name="T42"><text:line-break/></text:span><text:span text:style-name="T42"> <text:tab/></text:span><text:span text:style-name="T79">. . </text:span><text:span text:style-name="T53">S </text:span><text:span text:style-name="T64">M</text:span><text:span text:style-name="T79">(</text:span><text:span text:style-name="T64">I</text:span><text:span text:style-name="T79">)=</text:span><text:span text:style-name="T53">$ZBITSET</text:span><text:span text:style-name="T79">(</text:span><text:span text:style-name="T64">M</text:span><text:span text:style-name="T79">(</text:span><text:span text:style-name="T64">I</text:span><text:span text:style-name="T79">),</text:span><text:span text:style-name="T64">K</text:span><text:span text:style-name="T79">,</text:span><text:span text:style-name="T53">$ZBITGET</text:span><text:span text:style-name="T79">(</text:span><text:span text:style-name="T64">TMPBINMSG</text:span><text:span text:style-name="T79">,</text:span><text:span text:style-name="T64">K</text:span><text:span text:style-name="T79">))</text:span><text:span text:style-name="T42"><text:line-break/> <text:tab/></text:span><text:span text:style-name="T79">. </text:span><text:span text:style-name="T53">S </text:span><text:span text:style-name="T64">I</text:span><text:span text:style-name="T79">=</text:span><text:span text:style-name="T64">I</text:span><text:span text:style-name="T79">+1</text:span><text:span text:style-name="T42"><text:line-break/></text:span><text:span text:style-name="T42"> <text:tab/></text:span><text:span text:style-name="T53">I </text:span><text:span text:style-name="T64">EOM</text:span><text:span text:style-name="T79">(</text:span><text:span text:style-name="T99">"CNT"</text:span><text:span text:style-name="T79">)&gt;55 </text:span><text:span text:style-name="T53">S </text:span><text:span text:style-name="T64">M</text:span><text:span text:style-name="T79">(</text:span><text:span text:style-name="T64">I</text:span><text:span text:style-name="T79">)=</text:span><text:span text:style-name="T53">$ZBITSTR</text:span><text:span text:style-name="T79">(512,0)</text:span><text:span text:style-name="T42"><text:line-break/> </text:span></text:p>
      <text:p text:style-name="P6"><text:span text:style-name="T42"><text:tab/></text:span><text:span text:style-name="T99">; Padding the end of the message with a one.</text:span><text:span text:style-name="T42"><text:line-break/></text:span><text:span text:style-name="T42"> <text:tab/></text:span><text:span text:style-name="T53">I </text:span><text:span text:style-name="T64">EOM</text:span><text:span text:style-name="T79">(</text:span><text:span text:style-name="T99">"POS"</text:span><text:span text:style-name="T79">)&lt;64 </text:span><text:span text:style-name="T53">S </text:span><text:span text:style-name="T64">EOM</text:span><text:span text:style-name="T79">(</text:span><text:span text:style-name="T99">"MSG"</text:span><text:span text:style-name="T79">)=1</text:span><text:span text:style-name="T42"><text:line-break/> <text:tab/></text:span><text:span text:style-name="T53">I </text:span><text:span text:style-name="T64">EOM</text:span><text:span text:style-name="T79">(</text:span><text:span text:style-name="T99">"POS"</text:span><text:span text:style-name="T79">)&gt;64 </text:span><text:span text:style-name="T53">F <text:s/>D <text:s/>Q</text:span><text:span text:style-name="T79">:</text:span><text:span text:style-name="T64">EOM</text:span><text:span text:style-name="T79">(</text:span><text:span text:style-name="T99">"POS"</text:span><text:span text:style-name="T79">)&lt;64</text:span><text:span text:style-name="T42"><text:line-break/> <text:tab/></text:span><text:span text:style-name="T79">. </text:span><text:span text:style-name="T53">S </text:span><text:span text:style-name="T64">EOM</text:span><text:span text:style-name="T79">(</text:span><text:span text:style-name="T99">"POS"</text:span><text:span text:style-name="T79">)=</text:span><text:span text:style-name="T64">EOM</text:span><text:span text:style-name="T79">(</text:span><text:span text:style-name="T99">"POS"</text:span><text:span text:style-name="T79">)-64</text:span><text:span text:style-name="T42"><text:line-break/> <text:tab/></text:span><text:span text:style-name="T53">S </text:span><text:span text:style-name="T64">EOM</text:span><text:span text:style-name="T79">=(</text:span><text:span text:style-name="T64">EOM</text:span><text:span text:style-name="T79">(</text:span><text:span text:style-name="T99">"POS"</text:span><text:span text:style-name="T79">)-1)*8</text:span><text:span text:style-name="T42"><text:line-break/> <text:tab/></text:span><text:span text:style-name="T53">S </text:span><text:span text:style-name="T64">M</text:span><text:span text:style-name="T79">(</text:span><text:span text:style-name="T64">EOM</text:span><text:span text:style-name="T79">(</text:span><text:span text:style-name="T99">"MSG"</text:span><text:span text:style-name="T79">))=</text:span><text:span text:style-name="T53">$ZBITSET</text:span><text:span text:style-name="T79">(</text:span><text:span text:style-name="T64">M</text:span><text:span text:style-name="T79">(</text:span><text:span text:style-name="T64">EOM</text:span><text:span text:style-name="T79">(</text:span><text:span text:style-name="T99">"MSG"</text:span><text:span text:style-name="T79">)),</text:span><text:span text:style-name="T64">EOM</text:span><text:span text:style-name="T79">+1,1)</text:span><text:span text:style-name="T42"><text:line-break/> <text:line-break/> <text:tab/></text:span><text:span text:style-name="T99">; Append the length of the original message to the end of the new message.</text:span><text:span text:style-name="T42"><text:line-break/> <text:tab/></text:span><text:span text:style-name="T53">N </text:span><text:span text:style-name="T64">MINDEX </text:span><text:span text:style-name="T53">D</text:span><text:span text:style-name="T42"><text:line-break/> <text:tab/></text:span><text:span text:style-name="T79">. </text:span><text:span text:style-name="T53">N </text:span><text:span text:style-name="T64">I </text:span><text:span text:style-name="T53">S </text:span><text:span text:style-name="T64">I</text:span><text:span text:style-name="T79">=</text:span><text:span text:style-name="T99">"M" </text:span><text:span text:style-name="T53">F <text:s/>S </text:span><text:span text:style-name="T64">I</text:span><text:span text:style-name="T79">=</text:span><text:span text:style-name="T53">$QUERY</text:span><text:span text:style-name="T79">(@</text:span><text:span text:style-name="T64">I</text:span><text:span text:style-name="T79">) </text:span><text:span text:style-name="T53">Q</text:span><text:span text:style-name="T79">:</text:span><text:span text:style-name="T64">I</text:span><text:span text:style-name="T79">=</text:span><text:span text:style-name="T99">"" <text:s/></text:span><text:span text:style-name="T53">S </text:span><text:span text:style-name="T64">MINDEX</text:span><text:span text:style-name="T79">=</text:span><text:span text:style-name="T64">I</text:span><text:span text:style-name="T42"><text:line-break/> <text:tab/></text:span><text:span text:style-name="T53">N </text:span><text:span text:style-name="T64">MESSAGELEN </text:span><text:span text:style-name="T53">S </text:span><text:span text:style-name="T64">MESSAGELEN</text:span><text:span text:style-name="T79">=</text:span><text:span text:style-name="T53">$LENGTH</text:span><text:span text:style-name="T79">(</text:span><text:span text:style-name="T64">MESSAGE</text:span><text:span text:style-name="T79">)*8</text:span><text:span text:style-name="T42"><text:line-break/> <text:tab/></text:span><text:span text:style-name="T53">S </text:span><text:span text:style-name="T64">MESSAGELEN</text:span><text:span text:style-name="T79">=</text:span><text:span text:style-name="T53">$$</text:span><text:span text:style-name="T87">DEC2BIN</text:span><text:span text:style-name="T79">(</text:span><text:span text:style-name="T64">MESSAGELEN</text:span><text:span text:style-name="T79">)</text:span><text:span text:style-name="T42"><text:line-break/> <text:tab/></text:span><text:span text:style-name="T53">N </text:span><text:span text:style-name="T64">I</text:span><text:span text:style-name="T79">,</text:span><text:span text:style-name="T64">J </text:span><text:span text:style-name="T53">S </text:span><text:span text:style-name="T64">J</text:span><text:span text:style-name="T79">=512-</text:span><text:span text:style-name="T53">$ZBITLEN</text:span><text:span text:style-name="T79">(</text:span><text:span text:style-name="T64">MESSAGELEN</text:span><text:span text:style-name="T79">)+1 </text:span><text:span text:style-name="T53">F </text:span><text:span text:style-name="T64">I</text:span><text:span text:style-name="T79">=1:1:</text:span><text:span text:style-name="T53">$ZBITLEN</text:span><text:span text:style-name="T79">(</text:span><text:span text:style-name="T64">MESSAGELEN</text:span><text:span text:style-name="T79">) </text:span><text:span text:style-name="T53">D</text:span><text:span text:style-name="T42"><text:line-break/> <text:tab/></text:span><text:span text:style-name="T79">. </text:span><text:span text:style-name="T53">S </text:span><text:span text:style-name="T79">@</text:span><text:span text:style-name="T64">MINDEX</text:span><text:span text:style-name="T79">=</text:span><text:span text:style-name="T53">$ZBITSET</text:span><text:span text:style-name="T79">(@</text:span><text:span text:style-name="T64">MINDEX</text:span><text:span text:style-name="T79">,</text:span><text:span text:style-name="T64">J</text:span><text:span text:style-name="T79">,</text:span><text:span text:style-name="T53">$ZBITGET</text:span><text:span text:style-name="T79">(</text:span><text:span text:style-name="T64">MESSAGELEN</text:span><text:span text:style-name="T79">,</text:span><text:span text:style-name="T64">I</text:span><text:span text:style-name="T79">)),</text:span><text:span text:style-name="T64">J</text:span><text:span text:style-name="T79">=</text:span><text:span text:style-name="T64">J</text:span><text:span text:style-name="T79">+1</text:span><text:span text:style-name="T42"><text:line-break/> <text:line-break/> <text:tab/></text:span><text:span text:style-name="T99">; Build the hash :]</text:span><text:span text:style-name="T42"><text:line-break/> <text:tab/></text:span><text:span text:style-name="T53">N </text:span><text:span text:style-name="T64">II </text:span><text:span text:style-name="T53">F </text:span><text:span text:style-name="T64">II</text:span><text:span text:style-name="T79">=1:1:</text:span><text:span text:style-name="T53">$QS</text:span><text:span text:style-name="T79">(</text:span><text:span text:style-name="T64">MINDEX</text:span><text:span text:style-name="T79">,1) </text:span><text:span text:style-name="T53">D</text:span><text:span text:style-name="T42"><text:line-break/> <text:tab/></text:span><text:span text:style-name="T79">. </text:span><text:span text:style-name="T53">N </text:span><text:span text:style-name="T64">A</text:span><text:span text:style-name="T79">,</text:span><text:span text:style-name="T64">B</text:span><text:span text:style-name="T79">,</text:span><text:span text:style-name="T64">C</text:span><text:span text:style-name="T79">,</text:span><text:span text:style-name="T64">D</text:span><text:span text:style-name="T79">,</text:span><text:span text:style-name="T64">E</text:span><text:span text:style-name="T79">,</text:span><text:span text:style-name="T64">W</text:span><text:span text:style-name="T42"><text:line-break/> <text:tab/></text:span><text:span text:style-name="T79">. </text:span><text:span text:style-name="T53">D </text:span><text:span text:style-name="T87">POSTINIT</text:span><text:span text:style-name="T79">(</text:span><text:span text:style-name="T64">H</text:span><text:span text:style-name="T79">(0),</text:span><text:span text:style-name="T64">H</text:span><text:span text:style-name="T79">(1),</text:span><text:span text:style-name="T64">H</text:span><text:span text:style-name="T79">(2),</text:span><text:span text:style-name="T64">H</text:span><text:span text:style-name="T79">(3),</text:span><text:span text:style-name="T64">H</text:span><text:span text:style-name="T79">(4),</text:span><text:span text:style-name="T64">M</text:span><text:span text:style-name="T79">(</text:span><text:span text:style-name="T64">II</text:span><text:span text:style-name="T79">)) </text:span><text:span text:style-name="T53">D</text:span><text:span text:style-name="T42"><text:line-break/> <text:tab/></text:span><text:span text:style-name="T79">. </text:span><text:span text:style-name="T53">N </text:span><text:span text:style-name="T64">I </text:span><text:span text:style-name="T53">F </text:span><text:span text:style-name="T64">I</text:span><text:span text:style-name="T79">=1:1:79 </text:span><text:span text:style-name="T53">D</text:span><text:span text:style-name="T42"><text:line-break/> <text:tab/></text:span><text:span text:style-name="T79">. . </text:span><text:span text:style-name="T53">N </text:span><text:span text:style-name="T64">TEMP </text:span><text:span text:style-name="T53">S </text:span><text:span text:style-name="T64">TEMP</text:span><text:span text:style-name="T79">=</text:span><text:span text:style-name="T53">$$</text:span><text:span text:style-name="T87">COMPUTET</text:span><text:span text:style-name="T79">(</text:span><text:span text:style-name="T64">I</text:span><text:span text:style-name="T79">,</text:span><text:span text:style-name="T64">A</text:span><text:span text:style-name="T79">(</text:span><text:span text:style-name="T64">I</text:span><text:span text:style-name="T79">-1),</text:span><text:span text:style-name="T64">B</text:span><text:span text:style-name="T79">(</text:span><text:span text:style-name="T64">I</text:span><text:span text:style-name="T79">-1),</text:span><text:span text:style-name="T64">C</text:span><text:span text:style-name="T79">(</text:span><text:span text:style-name="T64">I</text:span><text:span text:style-name="T79">-1),</text:span><text:span text:style-name="T64">D</text:span><text:span text:style-name="T79">(</text:span><text:span text:style-name="T64">I</text:span><text:span text:style-name="T79">-1),</text:span><text:span text:style-name="T64">E</text:span><text:span text:style-name="T79">(</text:span><text:span text:style-name="T64">I</text:span><text:span text:style-name="T79">-1),</text:span><text:span text:style-name="T53">$$</text:span><text:span text:style-name="T87">COMPUTEW</text:span><text:span text:style-name="T79">(</text:span><text:span text:style-name="T64">I</text:span><text:span text:style-name="T79">))</text:span><text:span text:style-name="T42"><text:line-break/> <text:tab/></text:span><text:span text:style-name="T79">. . </text:span><text:span text:style-name="T53">S </text:span><text:span text:style-name="T64">E</text:span><text:span text:style-name="T79">(</text:span><text:span text:style-name="T64">I</text:span><text:span text:style-name="T79">)=</text:span><text:span text:style-name="T64">D</text:span><text:span text:style-name="T79">(</text:span><text:span text:style-name="T64">I</text:span><text:span text:style-name="T79">-1),</text:span><text:span text:style-name="T64">D</text:span><text:span text:style-name="T79">(</text:span><text:span text:style-name="T64">I</text:span><text:span text:style-name="T79">)=</text:span><text:span text:style-name="T64">C</text:span><text:span text:style-name="T79">(</text:span><text:span text:style-name="T64">I</text:span><text:span text:style-name="T79">-1),</text:span><text:span text:style-name="T64">C</text:span><text:span text:style-name="T79">(</text:span><text:span text:style-name="T64">I</text:span><text:span text:style-name="T79">)=</text:span><text:span text:style-name="T53">$$</text:span><text:span text:style-name="T87">ROTL</text:span><text:span text:style-name="T79">(</text:span><text:span text:style-name="T64">B</text:span><text:span text:style-name="T79">(</text:span><text:span text:style-name="T64">I</text:span><text:span text:style-name="T79">-1),30),</text:span><text:span text:style-name="T64">B</text:span><text:span text:style-name="T79">(</text:span><text:span text:style-name="T64">I</text:span><text:span text:style-name="T79">)=</text:span><text:span text:style-name="T64">A</text:span><text:span text:style-name="T79">(</text:span><text:span text:style-name="T64">I</text:span><text:span text:style-name="T79">-1),</text:span><text:span text:style-name="T64">A</text:span><text:span text:style-name="T79">(</text:span><text:span text:style-name="T64">I</text:span><text:span text:style-name="T79">)=</text:span><text:span text:style-name="T64">TEMP</text:span><text:span text:style-name="T42"><text:line-break/> <text:tab/></text:span><text:span text:style-name="T79">. </text:span><text:span text:style-name="T53">S </text:span><text:span text:style-name="T64">H</text:span><text:span text:style-name="T79">(0)=</text:span><text:span text:style-name="T53">$$</text:span><text:span text:style-name="T87">BINPLUSBIN</text:span><text:span text:style-name="T79">(</text:span><text:span text:style-name="T64">H</text:span><text:span text:style-name="T79">(0),</text:span><text:span text:style-name="T64">A</text:span><text:span text:style-name="T79">(79)),</text:span><text:span text:style-name="T64">H</text:span><text:span text:style-name="T79">(1)=</text:span><text:span text:style-name="T53">$$</text:span><text:span text:style-name="T87">BINPLUSBIN</text:span><text:span text:style-name="T79">(</text:span><text:span text:style-name="T64">H</text:span><text:span text:style-name="T79">(1),</text:span><text:span text:style-name="T64">B</text:span><text:span text:style-name="T79">(79))</text:span><text:span text:style-name="T42"><text:line-break/> <text:tab/></text:span><text:span text:style-name="T79">. </text:span><text:span text:style-name="T53">S </text:span><text:span text:style-name="T64">H</text:span><text:span text:style-name="T79">(2)=</text:span><text:span text:style-name="T53">$$</text:span><text:span text:style-name="T87">BINPLUSBIN</text:span><text:span text:style-name="T79">(</text:span><text:span text:style-name="T64">H</text:span><text:span text:style-name="T79">(2),</text:span><text:span text:style-name="T64">C</text:span><text:span text:style-name="T79">(79)),</text:span><text:span text:style-name="T64">H</text:span><text:span text:style-name="T79">(3)=</text:span><text:span text:style-name="T53">$$</text:span><text:span text:style-name="T87">BINPLUSBIN</text:span><text:span text:style-name="T79">(</text:span><text:span text:style-name="T64">H</text:span><text:span text:style-name="T79">(3),</text:span><text:span text:style-name="T64">D</text:span><text:span text:style-name="T79">(79))</text:span><text:span text:style-name="T42"><text:line-break/></text:span><text:span text:style-name="T42"> <text:tab/></text:span><text:span text:style-name="T79">. </text:span><text:span text:style-name="T53">S </text:span><text:span text:style-name="T64">H</text:span><text:span text:style-name="T79">(4)=</text:span><text:span text:style-name="T53">$$</text:span><text:span text:style-name="T87">BINPLUSBIN</text:span><text:span text:style-name="T79">(</text:span><text:span text:style-name="T64">H</text:span><text:span text:style-name="T79">(4),</text:span><text:span text:style-name="T64">E</text:span><text:span text:style-name="T79">(79))</text:span><text:span text:style-name="T42"><text:line-break/> <text:tab/></text:span><text:span text:style-name="T53">Q $$</text:span><text:span text:style-name="T87">BIN2HEX</text:span><text:span text:style-name="T79">(</text:span><text:span text:style-name="T64">H</text:span><text:span text:style-name="T79">(0))_</text:span><text:span text:style-name="T53">$$</text:span><text:span text:style-name="T87">BIN2HEX</text:span><text:span text:style-name="T79">(</text:span><text:span text:style-name="T64">H</text:span><text:span text:style-name="T79">(1))_</text:span><text:span text:style-name="T53">$$</text:span><text:span text:style-name="T87">BIN2HEX</text:span><text:span text:style-name="T79">(</text:span><text:span text:style-name="T64">H</text:span><text:span text:style-name="T79">(2))_</text:span><text:span text:style-name="T53">$$</text:span><text:span text:style-name="T87">BIN2HEX</text:span><text:span text:style-name="T79">(</text:span><text:span text:style-name="T64">H</text:span><text:span text:style-name="T79">(3))_</text:span><text:span text:style-name="T53">$</text:span><text:span text:style-name="T53">$</text:span><text:span text:style-name="T87">BIN2HEX</text:span><text:span text:style-name="T79">(</text:span><text:span text:style-name="T64">H</text:span><text:span text:style-name="T79">(4))</text:span><text:span text:style-name="T42"><text:line-break/> <text:line-break/></text:span><text:span text:style-name="T87">PREINIT<text:tab/></text:span><text:span text:style-name="T99">; Pre initialization of H0 ... H4</text:span><text:span text:style-name="T42"><text:line-break/> <text:tab/></text:span><text:span text:style-name="T53">S </text:span><text:span text:style-name="T64">H</text:span><text:span text:style-name="T79">(0)=</text:span><text:span text:style-name="T53">$$</text:span><text:span text:style-name="T87">HEX2BIN</text:span><text:span text:style-name="T79">(</text:span><text:span text:style-name="T99">"67452301"</text:span><text:span text:style-name="T79">)</text:span><text:span text:style-name="T42"><text:line-break/> <text:tab/></text:span><text:span text:style-name="T53">S </text:span><text:span text:style-name="T64">H</text:span><text:span text:style-name="T79">(1)=</text:span><text:span text:style-name="T53">$$</text:span><text:span text:style-name="T87">HEX2BIN</text:span><text:span text:style-name="T79">(</text:span><text:span text:style-name="T99">"efcdab89"</text:span><text:span text:style-name="T79">)</text:span><text:span text:style-name="T42"><text:line-break/> <text:tab/></text:span><text:span text:style-name="T53">S </text:span><text:span text:style-name="T64">H</text:span><text:span text:style-name="T79">(2)=</text:span><text:span text:style-name="T53">$$</text:span><text:span text:style-name="T87">HEX2BIN</text:span><text:span text:style-name="T79">(</text:span><text:span text:style-name="T99">"98badcfe"</text:span><text:span text:style-name="T79">)</text:span><text:span text:style-name="T42"><text:line-break/> <text:tab/></text:span><text:span text:style-name="T53">S </text:span><text:span text:style-name="T64">H</text:span><text:span text:style-name="T79">(3)=</text:span><text:span text:style-name="T53">$$</text:span><text:span text:style-name="T87">HEX2BIN</text:span><text:span text:style-name="T79">(</text:span><text:span text:style-name="T99">"10325476"</text:span><text:span text:style-name="T79">)</text:span><text:span text:style-name="T42"><text:line-break/> <text:tab/></text:span><text:span text:style-name="T53">S </text:span><text:span text:style-name="T64">H</text:span><text:span text:style-name="T79">(4)=</text:span><text:span text:style-name="T53">$$</text:span><text:span text:style-name="T87">HEX2BIN</text:span><text:span text:style-name="T79">(</text:span><text:span text:style-name="T99">"c3d2e1f0"</text:span><text:span text:style-name="T79">)</text:span><text:span text:style-name="T42"><text:line-break/> <text:tab/></text:span><text:span text:style-name="T53">Q</text:span><text:span text:style-name="T42"><text:line-break/> <text:line-break/></text:span><text:span text:style-name="T87">POSTINIT</text:span><text:span text:style-name="T79">(AA,BB,CC,DD,EE,WW) </text:span><text:span text:style-name="T99">; Pre initialization of A0 ... E0 and W0</text:span><text:span text:style-name="T42"><text:line-break/></text:span><text:span text:style-name="T42"> <text:tab/></text:span><text:span text:style-name="T53">N </text:span><text:span text:style-name="T64">I</text:span><text:span text:style-name="T79">,</text:span><text:span text:style-name="T64">BITMARK </text:span><text:span text:style-name="T53">S </text:span><text:span text:style-name="T64">BITMARK</text:span><text:span text:style-name="T79">=1 </text:span><text:span text:style-name="T53">F </text:span><text:span text:style-name="T64">I</text:span><text:span text:style-name="T79">=0:1:15 </text:span><text:span text:style-name="T53">D</text:span><text:span text:style-name="T42"><text:line-break/> <text:tab/></text:span><text:span text:style-name="T79">. </text:span><text:span text:style-name="T53">N </text:span><text:span text:style-name="T64">BINTMP</text:span><text:span text:style-name="T79">,</text:span><text:span text:style-name="T64">J </text:span><text:span text:style-name="T53">S </text:span><text:span text:style-name="T64">BINTMP</text:span><text:span text:style-name="T79">=</text:span><text:span text:style-name="T53">$ZBITSTR</text:span><text:span text:style-name="T79">(32,0) </text:span><text:span text:style-name="T53">F </text:span><text:span text:style-name="T64">J</text:span><text:span text:style-name="T79">=1:1:32 </text:span><text:span text:style-name="T53">D</text:span><text:span text:style-name="T42"><text:line-break/></text:span><text:soft-page-break/><text:span text:style-name="T42"> <text:tab/></text:span><text:span text:style-name="T79">. . </text:span><text:span text:style-name="T53">S </text:span><text:span text:style-name="T64">BINTMP</text:span><text:span text:style-name="T79">=</text:span><text:span text:style-name="T53">$ZBITSET</text:span><text:span text:style-name="T79">(</text:span><text:span text:style-name="T64">BINTMP</text:span><text:span text:style-name="T79">,</text:span><text:span text:style-name="T64">J</text:span><text:span text:style-name="T79">,</text:span><text:span text:style-name="T53">$ZBITGET</text:span><text:span text:style-name="T79">(</text:span><text:span text:style-name="T64">WW</text:span><text:span text:style-name="T79">,</text:span><text:span text:style-name="T64">BITMARK</text:span><text:span text:style-name="T79">))</text:span><text:span text:style-name="T42"><text:line-break/> <text:tab/></text:span><text:span text:style-name="T79">. . </text:span><text:span text:style-name="T53">S </text:span><text:span text:style-name="T64">BITMARK</text:span><text:span text:style-name="T79">=</text:span><text:span text:style-name="T64">BITMARK</text:span><text:span text:style-name="T79">+1</text:span><text:span text:style-name="T42"><text:line-break/></text:span><text:span text:style-name="T42"> <text:tab/></text:span><text:span text:style-name="T79">. </text:span><text:span text:style-name="T53">S </text:span><text:span text:style-name="T64">W</text:span><text:span text:style-name="T79">(</text:span><text:span text:style-name="T64">I</text:span><text:span text:style-name="T79">)=</text:span><text:span text:style-name="T64">BINTMP</text:span><text:span text:style-name="T42"><text:line-break/> <text:line-break/> <text:tab/></text:span><text:span text:style-name="T53">N </text:span><text:span text:style-name="T64">T </text:span><text:span text:style-name="T53">S </text:span><text:span text:style-name="T64">T</text:span><text:span text:style-name="T79">=</text:span><text:span text:style-name="T53">$$</text:span><text:span text:style-name="T87">COMPUTET</text:span><text:span text:style-name="T79">(0,</text:span><text:span text:style-name="T64">AA</text:span><text:span text:style-name="T79">,</text:span><text:span text:style-name="T64">BB</text:span><text:span text:style-name="T79">,</text:span><text:span text:style-name="T64">CC</text:span><text:span text:style-name="T79">,</text:span><text:span text:style-name="T64">DD</text:span><text:span text:style-name="T79">,</text:span><text:span text:style-name="T64">EE</text:span><text:span text:style-name="T79">,</text:span><text:span text:style-name="T64">W</text:span><text:span text:style-name="T79">(0))</text:span><text:span text:style-name="T42"><text:line-break/> <text:tab/></text:span><text:span text:style-name="T53">S </text:span><text:span text:style-name="T64">E</text:span><text:span text:style-name="T79">(0)=</text:span><text:span text:style-name="T64">DD</text:span><text:span text:style-name="T42"><text:line-break/> <text:tab/></text:span><text:span text:style-name="T53">S </text:span><text:span text:style-name="T64">D</text:span><text:span text:style-name="T79">(0)=</text:span><text:span text:style-name="T64">CC</text:span><text:span text:style-name="T42"><text:line-break/> <text:tab/></text:span><text:span text:style-name="T53">S </text:span><text:span text:style-name="T64">C</text:span><text:span text:style-name="T79">(0)=</text:span><text:span text:style-name="T53">$$</text:span><text:span text:style-name="T87">ROTL</text:span><text:span text:style-name="T79">(</text:span><text:span text:style-name="T64">BB</text:span><text:span text:style-name="T79">,30)</text:span><text:span text:style-name="T42"><text:line-break/> <text:tab/></text:span><text:span text:style-name="T53">S </text:span><text:span text:style-name="T64">B</text:span><text:span text:style-name="T79">(0)=</text:span><text:span text:style-name="T64">AA</text:span><text:span text:style-name="T42"><text:line-break/> <text:tab/></text:span><text:span text:style-name="T53">S </text:span><text:span text:style-name="T64">A</text:span><text:span text:style-name="T79">(0)=</text:span><text:span text:style-name="T64">T</text:span><text:span text:style-name="T42"><text:line-break/> <text:tab/></text:span><text:span text:style-name="T53">Q</text:span><text:span text:style-name="T42"><text:line-break/></text:span><text:span text:style-name="T42"> <text:line-break/></text:span><text:span text:style-name="T87">HEX2BIN</text:span><text:span text:style-name="T79">(HEXVALUE) </text:span><text:span text:style-name="T99">; Convert a hexadecimal formatted string to a binary formatted </text:span><text:span text:style-name="T99">bit string.</text:span></text:p>
      <text:p text:style-name="P90"><text:span text:style-name="T42"><text:tab/></text:span><text:span text:style-name="T53">N </text:span><text:span text:style-name="T64">HEXLEN</text:span><text:span text:style-name="T79">,</text:span><text:span text:style-name="T64">TMPLEN</text:span><text:span text:style-name="T79">,</text:span><text:span text:style-name="T64">BINRESULT</text:span><text:span text:style-name="T79">,</text:span><text:span text:style-name="T64">BINVALUES</text:span><text:span text:style-name="T79">,</text:span><text:span text:style-name="T64">AVALUE</text:span><text:span text:style-name="T79">,</text:span><text:span text:style-name="T64">TMPVALUE</text:span><text:span text:style-name="T79">,</text:span><text:span text:style-name="T64">TMPRESULT</text:span><text:span text:style-name="T79">,</text:span><text:span text:style-name="T64">I</text:span><text:span text:style-name="T79">,</text:span><text:span text:style-name="T64">J</text:span><text:span text:style-name="T42"><text:line-break/><text:tab/></text:span><text:span text:style-name="T53">S </text:span><text:span text:style-name="T64">TMPLEN</text:span><text:span text:style-name="T79">=</text:span><text:span text:style-name="T53">$LENGTH</text:span><text:span text:style-name="T79">(</text:span><text:span text:style-name="T64">HEXVALUE</text:span><text:span text:style-name="T79">),</text:span><text:span text:style-name="T64">BINVALUES</text:span><text:span text:style-name="T79">=8421,</text:span><text:span text:style-name="T64">TMPRESULT</text:span><text:span text:style-name="T79">=</text:span><text:span text:style-name="T99">""</text:span><text:span text:style-name="T42"><text:line-break/></text:span><text:span text:style-name="T42"><text:tab/></text:span><text:span text:style-name="T53">N </text:span><text:span text:style-name="T64">UPPER</text:span><text:span text:style-name="T79">,</text:span><text:span text:style-name="T64">LOWER </text:span><text:span text:style-name="T53">S </text:span><text:span text:style-name="T64">UPPER</text:span><text:span text:style-name="T79">=</text:span><text:span text:style-name="T99">"ABCDEFGHIJKLMNOPQRSTUVWXYZ"</text:span><text:span text:style-name="T79">,</text:span><text:span text:style-name="T64">LOWER</text:span><text:span text:style-name="T79">=</text:span><text:span text:style-name="T99">"abcdef"</text:span><text:span text:style-name="T42"><text:line-break/><text:tab/></text:span><text:span text:style-name="T53">S </text:span><text:span text:style-name="T64">HEXVALUE</text:span><text:span text:style-name="T79">=</text:span><text:span text:style-name="T53">$TRANSLATE</text:span><text:span text:style-name="T79">(</text:span><text:span text:style-name="T64">HEXVALUE</text:span><text:span text:style-name="T79">,</text:span><text:span text:style-name="T64">UPPER</text:span><text:span text:style-name="T79">,</text:span><text:span text:style-name="T64">LOWER</text:span><text:span text:style-name="T79">)</text:span><text:span text:style-name="T42"><text:line-break/><text:tab/></text:span><text:span text:style-name="T53">S </text:span><text:span text:style-name="T64">HEXLEN</text:span><text:span text:style-name="T79">=</text:span><text:span text:style-name="T53">$LENGTH</text:span><text:span text:style-name="T79">(</text:span><text:span text:style-name="T64">HEXVALUE</text:span><text:span text:style-name="T79">)</text:span><text:span text:style-name="T42"><text:line-break/><text:tab/></text:span><text:span text:style-name="T53">I </text:span><text:span text:style-name="T64">HEXLEN</text:span><text:span text:style-name="T79">'=</text:span><text:span text:style-name="T64">TMPLEN </text:span><text:span text:style-name="T53">Q </text:span><text:span text:style-name="T79">-1</text:span><text:span text:style-name="T42"><text:line-break/><text:tab/></text:span><text:span text:style-name="T53">S </text:span><text:span text:style-name="T64">BINRESULT</text:span><text:span text:style-name="T79">=</text:span><text:span text:style-name="T53">$ZBITSTR</text:span><text:span text:style-name="T79">(</text:span><text:span text:style-name="T64">HEXLEN</text:span><text:span text:style-name="T79">*4,0)</text:span><text:span text:style-name="T42"><text:line-break/><text:tab/></text:span><text:span text:style-name="T53">N </text:span><text:span text:style-name="T64">I </text:span><text:span text:style-name="T53">F </text:span><text:span text:style-name="T64">I</text:span><text:span text:style-name="T79">=1:1:</text:span><text:span text:style-name="T53">$LENGTH</text:span><text:span text:style-name="T79">(</text:span><text:span text:style-name="T64">HEXVALUE</text:span><text:span text:style-name="T79">) </text:span><text:span text:style-name="T53">D</text:span><text:span text:style-name="T42"><text:line-break/><text:tab/></text:span><text:span text:style-name="T79">. </text:span><text:span text:style-name="T53">S </text:span><text:span text:style-name="T64">AVALUE</text:span><text:span text:style-name="T79">=</text:span><text:span text:style-name="T53">$E</text:span><text:span text:style-name="T79">(</text:span><text:span text:style-name="T64">HEXVALUE</text:span><text:span text:style-name="T79">,</text:span><text:span text:style-name="T64">I</text:span><text:span text:style-name="T79">)</text:span><text:span text:style-name="T42"><text:line-break/><text:tab/></text:span><text:span text:style-name="T79">. </text:span><text:span text:style-name="T53">I </text:span><text:span text:style-name="T64">AVALUE</text:span><text:span text:style-name="T79">?1</text:span><text:span text:style-name="T111">L </text:span><text:span text:style-name="T53">S </text:span><text:span text:style-name="T64">AVALUE</text:span><text:span text:style-name="T79">=</text:span><text:span text:style-name="T53">$A</text:span><text:span text:style-name="T79">(</text:span><text:span text:style-name="T64">AVALUE</text:span><text:span text:style-name="T79">)-87</text:span><text:span text:style-name="T42"><text:line-break/><text:tab/></text:span><text:span text:style-name="T79">. </text:span><text:span text:style-name="T53">N </text:span><text:span text:style-name="T64">J </text:span><text:span text:style-name="T53">F </text:span><text:span text:style-name="T64">J</text:span><text:span text:style-name="T79">=1:1:4 </text:span><text:span text:style-name="T53">D</text:span><text:span text:style-name="T42"><text:line-break/><text:tab/></text:span><text:span text:style-name="T79">. . </text:span><text:span text:style-name="T53">S </text:span><text:span text:style-name="T64">TMPVALUE</text:span><text:span text:style-name="T79">=</text:span><text:span text:style-name="T53">$E</text:span><text:span text:style-name="T79">(</text:span><text:span text:style-name="T64">BINVALUES</text:span><text:span text:style-name="T79">,</text:span><text:span text:style-name="T64">J</text:span><text:span text:style-name="T79">)</text:span><text:span text:style-name="T42"><text:line-break/><text:tab/></text:span><text:span text:style-name="T79">. . </text:span><text:span text:style-name="T53">I </text:span><text:span text:style-name="T79">(</text:span><text:span text:style-name="T64">AVALUE</text:span><text:span text:style-name="T79">&gt;</text:span><text:span text:style-name="T64">TMPVALUE</text:span><text:span text:style-name="T79">)!(</text:span><text:span text:style-name="T64">AVALUE</text:span><text:span text:style-name="T79">=</text:span><text:span text:style-name="T64">TMPVALUE</text:span><text:span text:style-name="T79">) </text:span><text:span text:style-name="T53">S </text:span><text:span text:style-name="T64">AVALUE</text:span><text:span text:style-name="T79">=</text:span><text:span text:style-name="T64">AVALUE</text:span><text:span text:style-name="T79">#</text:span><text:span text:style-name="T64">TMPVALUE</text:span><text:span text:style-name="T79">,</text:span><text:span text:style-name="T64">TMPRESULT</text:span><text:span text:style-name="T79">=</text:span><text:span text:style-name="T64">TMPRESULT</text:span><text:span text:style-name="T79">_</text:span><text:span text:style-name="T99">"1"</text:span><text:span text:style-name="T42"><text:line-break/><text:tab/></text:span><text:span text:style-name="T79">. . </text:span><text:span text:style-name="T53">E <text:s/>S </text:span><text:span text:style-name="T64">TMPRESULT</text:span><text:span text:style-name="T79">=</text:span><text:span text:style-name="T64">TMPRESULT</text:span><text:span text:style-name="T79">_</text:span><text:span text:style-name="T99">"0"</text:span><text:span text:style-name="T42"><text:line-break/><text:tab/></text:span><text:span text:style-name="T53">I $ZBITLEN</text:span><text:span text:style-name="T79">(</text:span><text:span text:style-name="T64">BINRESULT</text:span><text:span text:style-name="T79">)'=</text:span><text:span text:style-name="T53">$LENGTH</text:span><text:span text:style-name="T79">(</text:span><text:span text:style-name="T64">TMPRESULT</text:span><text:span text:style-name="T79">) </text:span><text:span text:style-name="T53">Q </text:span><text:span text:style-name="T79">-1</text:span><text:span text:style-name="T42"><text:line-break/><text:tab/></text:span><text:span text:style-name="T53">N </text:span><text:span text:style-name="T64">I </text:span><text:span text:style-name="T53">F </text:span><text:span text:style-name="T64">I</text:span><text:span text:style-name="T79">=1:1:</text:span><text:span text:style-name="T53">$LENGTH</text:span><text:span text:style-name="T79">(</text:span><text:span text:style-name="T64">TMPRESULT</text:span><text:span text:style-name="T79">) </text:span><text:span text:style-name="T53">D</text:span><text:span text:style-name="T42"><text:line-break/><text:tab/></text:span><text:span text:style-name="T79">. </text:span><text:span text:style-name="T53">S </text:span><text:span text:style-name="T64">BINRESULT</text:span><text:span text:style-name="T79">=</text:span><text:span text:style-name="T53">$ZBITSET</text:span><text:span text:style-name="T79">(</text:span><text:span text:style-name="T64">BINRESULT</text:span><text:span text:style-name="T79">,</text:span><text:span text:style-name="T64">I</text:span><text:span text:style-name="T79">,</text:span><text:span text:style-name="T53">$E</text:span><text:span text:style-name="T79">(</text:span><text:span text:style-name="T64">TMPRESULT</text:span><text:span text:style-name="T79">,</text:span><text:span text:style-name="T64">I</text:span><text:span text:style-name="T79">))</text:span><text:span text:style-name="T42"><text:line-break/><text:tab/></text:span><text:span text:style-name="T53">Q </text:span><text:span text:style-name="T64">BINRESULT</text:span><text:span text:style-name="T42"><text:line-break/> <text:line-break/></text:span><text:span text:style-name="T87">BIN2HEX</text:span><text:span text:style-name="T79">(BIN) </text:span><text:span text:style-name="T99">; Convert a binary formatted bit string to hexadecimal.</text:span><text:span text:style-name="T42"><text:line-break/><text:tab/></text:span><text:span text:style-name="T53">Q $$</text:span><text:span text:style-name="T87">DEC2HEX</text:span><text:span text:style-name="T79">(</text:span><text:span text:style-name="T53">$$</text:span><text:span text:style-name="T87">BIN2DEC</text:span><text:span text:style-name="T79">(</text:span><text:span text:style-name="T64">BIN</text:span><text:span text:style-name="T79">))</text:span><text:span text:style-name="T42"><text:line-break/> <text:line-break/></text:span><text:span text:style-name="T87">DEC2HEX</text:span><text:span text:style-name="T79">(DEC) </text:span><text:span text:style-name="T99">; Convert a single decimal value to hexadecimal.</text:span><text:span text:style-name="T42"><text:line-break/><text:tab/></text:span><text:span text:style-name="T53">I </text:span><text:span text:style-name="T64">DEC</text:span><text:span text:style-name="T79">&lt;16 </text:span><text:span text:style-name="T53">Q $$</text:span><text:span text:style-name="T87">SDEC2HEX</text:span><text:span text:style-name="T79">(</text:span><text:span text:style-name="T64">DEC</text:span><text:span text:style-name="T79">)</text:span><text:span text:style-name="T42"><text:line-break/><text:tab/></text:span><text:span text:style-name="T53">N </text:span><text:span text:style-name="T64">HEXVALUE</text:span><text:span text:style-name="T79">,</text:span><text:span text:style-name="T64">TMPMOD</text:span><text:span text:style-name="T79">,</text:span><text:span text:style-name="T64">HEXRESULT </text:span><text:span text:style-name="T53">S </text:span><text:span text:style-name="T64">HEXRESULT</text:span><text:span text:style-name="T79">=</text:span><text:span text:style-name="T99">""</text:span><text:span text:style-name="T42"><text:line-break/></text:span><text:span text:style-name="T42"><text:tab/></text:span><text:span text:style-name="T53">F <text:s/>D <text:s/>Q</text:span><text:span text:style-name="T79">:</text:span><text:span text:style-name="T64">DEC</text:span><text:span text:style-name="T79">&lt;16</text:span><text:span text:style-name="T42"><text:line-break/><text:tab/></text:span><text:span text:style-name="T79">. </text:span><text:span text:style-name="T53">S </text:span><text:span text:style-name="T64">TMPMOD</text:span><text:span text:style-name="T79">=</text:span><text:span text:style-name="T64">DEC</text:span><text:span text:style-name="T79">#16,</text:span><text:span text:style-name="T64">HEXRESULT</text:span><text:span text:style-name="T79">=</text:span><text:span text:style-name="T64">HEXRESULT</text:span><text:span text:style-name="T79">_</text:span><text:span text:style-name="T53">$$</text:span><text:span text:style-name="T87">SDEC2HEX</text:span><text:span text:style-name="T79">(</text:span><text:span text:style-name="T64">TMPMOD</text:span><text:span text:style-name="T79">),</text:span><text:span text:style-name="T64">DEC</text:span><text:span text:style-name="T79">=</text:span><text:span text:style-name="T64">DEC</text:span><text:span text:style-name="T79">\16</text:span><text:span text:style-name="T42"><text:line-break/></text:span><text:span text:style-name="T42"><text:tab/></text:span><text:span text:style-name="T79">. </text:span><text:span text:style-name="T53">I </text:span><text:span text:style-name="T64">DEC</text:span><text:span text:style-name="T79">&lt;16 </text:span><text:span text:style-name="T53">S </text:span><text:span text:style-name="T64">HEXRESULT</text:span><text:span text:style-name="T79">=</text:span><text:span text:style-name="T64">HEXRESULT</text:span><text:span text:style-name="T79">_</text:span><text:span text:style-name="T53">$$</text:span><text:span text:style-name="T87">SDEC2HEX</text:span><text:span text:style-name="T79">(</text:span><text:span text:style-name="T64">DEC</text:span><text:span text:style-name="T79">)</text:span><text:span text:style-name="T42"><text:line-break/><text:tab/></text:span><text:span text:style-name="T53">I $LENGTH</text:span><text:span text:style-name="T79">(</text:span><text:span text:style-name="T64">HEXRESULT</text:span><text:span text:style-name="T79">)#2 </text:span><text:span text:style-name="T53">S </text:span><text:span text:style-name="T64">HEXRESULT</text:span><text:span text:style-name="T79">=</text:span><text:span text:style-name="T64">HEXRESULT</text:span><text:span text:style-name="T79">_</text:span><text:span text:style-name="T99">"0"</text:span><text:span text:style-name="T42"><text:line-break/><text:tab/></text:span><text:span text:style-name="T53">Q $REVERSE</text:span><text:span text:style-name="T79">(</text:span><text:span text:style-name="T64">HEXRESULT</text:span><text:span text:style-name="T79">)</text:span><text:span text:style-name="T42"><text:line-break/> <text:line-break/></text:span><text:span text:style-name="T87">SDEC2HEX</text:span><text:span text:style-name="T79">(DEC) </text:span><text:span text:style-name="T99">; Helper sub-routine for DEC2HEX.</text:span><text:span text:style-name="T42"><text:line-break/><text:tab/></text:span><text:span text:style-name="T53">Q<text:tab/>$SELECT</text:span><text:span text:style-name="T79">(</text:span><text:span text:style-name="T64">DEC</text:span><text:span text:style-name="T79">=10:</text:span><text:span text:style-name="T99">"a"</text:span><text:span text:style-name="T79">,</text:span><text:span text:style-name="T64">DEC</text:span><text:span text:style-name="T79">=11:</text:span><text:span text:style-name="T99">"b"</text:span><text:span text:style-name="T79">,</text:span><text:span text:style-name="T64">DEC</text:span><text:span text:style-name="T79">=12:</text:span><text:span text:style-name="T99">"c"</text:span><text:span text:style-name="T79">,</text:span><text:span text:style-name="T64">DEC</text:span><text:span text:style-name="T79">=13:</text:span><text:span text:style-name="T99">"d"</text:span><text:span text:style-name="T79">,</text:span><text:span text:style-name="T64">DEC</text:span><text:span text:style-name="T79">=14:</text:span><text:span text:style-name="T99">"e"</text:span><text:span text:style-name="T79">,</text:span><text:span text:style-name="T64">DEC</text:span><text:span text:style-name="T79">=15:</text:span><text:span text:style-name="T99">"f"</text:span><text:span text:style-name="T79">,</text:span><text:span text:style-name="T64">DEC</text:span><text:span text:style-name="T79">&lt;16&amp;</text:span><text:span text:style-name="T64">DEC</text:span><text:span text:style-name="T79">&gt;-1:</text:span><text:span text:style-name="T64">DEC</text:span><text:span text:style-name="T79">,1:-1)</text:span><text:span text:style-name="T42"><text:line-break/> <text:line-break/></text:span><text:span text:style-name="T87">DEC2BIN</text:span><text:span text:style-name="T79">(DEC) </text:span><text:span text:style-name="T99">; Convert a single decimal value to binary.</text:span><text:span text:style-name="T42"><text:line-break/></text:span><text:span text:style-name="T42"><text:tab/></text:span><text:span text:style-name="T53">Q $$</text:span><text:span text:style-name="T87">HEX2BIN</text:span><text:span text:style-name="T79">(</text:span><text:span text:style-name="T53">$$</text:span><text:span text:style-name="T87">DEC2HEX</text:span><text:span text:style-name="T79">(</text:span><text:span text:style-name="T64">DEC</text:span><text:span text:style-name="T79">))</text:span><text:span text:style-name="T42"><text:line-break/> <text:line-break/></text:span><text:soft-page-break/><text:span text:style-name="T87">BIN2DEC</text:span><text:span text:style-name="T79">(BIN) </text:span><text:span text:style-name="T99">; Convert a binary formatted bit string to a decimal value.</text:span><text:span text:style-name="T42"><text:line-break/><text:tab/></text:span><text:span text:style-name="T53">N </text:span><text:span text:style-name="T64">BITLEN</text:span><text:span text:style-name="T79">,</text:span><text:span text:style-name="T64">RESULT </text:span><text:span text:style-name="T53">S </text:span><text:span text:style-name="T64">BITLEN</text:span><text:span text:style-name="T79">=</text:span><text:span text:style-name="T53">$ZBITLEN</text:span><text:span text:style-name="T79">(</text:span><text:span text:style-name="T64">BIN</text:span><text:span text:style-name="T79">)-1,</text:span><text:span text:style-name="T64">RESULT</text:span><text:span text:style-name="T79">=0</text:span><text:span text:style-name="T42"><text:line-break/></text:span><text:span text:style-name="T42"><text:tab/></text:span><text:span text:style-name="T53">N </text:span><text:span text:style-name="T64">I </text:span><text:span text:style-name="T53">F </text:span><text:span text:style-name="T64">I</text:span><text:span text:style-name="T79">=1:1:</text:span><text:span text:style-name="T53">$ZBITLEN</text:span><text:span text:style-name="T79">(</text:span><text:span text:style-name="T64">BIN</text:span><text:span text:style-name="T79">) </text:span><text:span text:style-name="T53">D</text:span><text:span text:style-name="T42"><text:line-break/><text:tab/></text:span><text:span text:style-name="T79">. </text:span><text:span text:style-name="T53">I $ZBITGET</text:span><text:span text:style-name="T79">(</text:span><text:span text:style-name="T64">BIN</text:span><text:span text:style-name="T79">,</text:span><text:span text:style-name="T64">I</text:span><text:span text:style-name="T79">) </text:span><text:span text:style-name="T53">S </text:span><text:span text:style-name="T64">RESULT</text:span><text:span text:style-name="T79">=</text:span><text:span text:style-name="T64">RESULT</text:span><text:span text:style-name="T79">+(2**</text:span><text:span text:style-name="T64">BITLEN</text:span><text:span text:style-name="T79">)</text:span><text:span text:style-name="T42"><text:line-break/><text:tab/></text:span><text:span text:style-name="T79">. </text:span><text:span text:style-name="T53">S </text:span><text:span text:style-name="T64">BITLEN</text:span><text:span text:style-name="T79">=</text:span><text:span text:style-name="T64">BITLEN</text:span><text:span text:style-name="T79">-1</text:span><text:span text:style-name="T42"><text:line-break/><text:tab/></text:span><text:span text:style-name="T53">Q </text:span><text:span text:style-name="T64">RESULT</text:span><text:span text:style-name="T42"><text:line-break/> <text:line-break/></text:span><text:span text:style-name="T87">SHR</text:span><text:span text:style-name="T79">(WORD,NUM) </text:span><text:span text:style-name="T99">; Shift right operation.</text:span><text:span text:style-name="T42"><text:line-break/><text:tab/></text:span><text:span text:style-name="T53">N </text:span><text:span text:style-name="T64">BINRESULT </text:span><text:span text:style-name="T53">S </text:span><text:span text:style-name="T64">BINRESULT</text:span><text:span text:style-name="T79">=</text:span><text:span text:style-name="T53">$ZBITSTR</text:span><text:span text:style-name="T79">(</text:span><text:span text:style-name="T53">$ZBITLEN</text:span><text:span text:style-name="T79">(</text:span><text:span text:style-name="T64">WORD</text:span><text:span text:style-name="T79">),0)</text:span><text:span text:style-name="T42"><text:line-break/><text:tab/></text:span><text:span text:style-name="T53">N </text:span><text:span text:style-name="T64">I </text:span><text:span text:style-name="T53">F </text:span><text:span text:style-name="T64">I</text:span><text:span text:style-name="T79">=1:1:</text:span><text:span text:style-name="T53">$ZBITLEN</text:span><text:span text:style-name="T79">(</text:span><text:span text:style-name="T64">WORD</text:span><text:span text:style-name="T79">)-</text:span><text:span text:style-name="T64">NUM </text:span><text:span text:style-name="T53">D</text:span><text:span text:style-name="T42"><text:line-break/><text:tab/></text:span><text:span text:style-name="T79">. </text:span><text:span text:style-name="T53">S </text:span><text:span text:style-name="T64">BINRESULT</text:span><text:span text:style-name="T79">=</text:span><text:span text:style-name="T53">$ZBITSET</text:span><text:span text:style-name="T79">(</text:span><text:span text:style-name="T64">BINRESULT</text:span><text:span text:style-name="T79">,</text:span><text:span text:style-name="T64">I</text:span><text:span text:style-name="T79">+</text:span><text:span text:style-name="T64">NUM</text:span><text:span text:style-name="T79">,</text:span><text:span text:style-name="T53">$ZBITGET</text:span><text:span text:style-name="T79">(</text:span><text:span text:style-name="T64">WORD</text:span><text:span text:style-name="T79">,</text:span><text:span text:style-name="T64">I</text:span><text:span text:style-name="T79">))</text:span><text:span text:style-name="T42"><text:line-break/></text:span><text:span text:style-name="T42"><text:tab/></text:span><text:span text:style-name="T53">Q </text:span><text:span text:style-name="T64">BINRESULT</text:span><text:span text:style-name="T42"><text:line-break/></text:span><text:span text:style-name="T87">ROTR</text:span><text:span text:style-name="T79">(WORD,NUM) </text:span><text:span text:style-name="T99">; Circular bit shift right operation.</text:span><text:span text:style-name="T42"><text:line-break/></text:span><text:span text:style-name="T42"><text:tab/></text:span><text:span text:style-name="T53">N </text:span><text:span text:style-name="T64">BINRESULT</text:span><text:span text:style-name="T42"><text:line-break/><text:tab/></text:span><text:span text:style-name="T53">N </text:span><text:span text:style-name="T64">I </text:span><text:span text:style-name="T53">F </text:span><text:span text:style-name="T64">I</text:span><text:span text:style-name="T79">=1:1:</text:span><text:span text:style-name="T64">NUM </text:span><text:span text:style-name="T53">D</text:span><text:span text:style-name="T42"><text:line-break/><text:tab/></text:span><text:span text:style-name="T79">. </text:span><text:span text:style-name="T53">S </text:span><text:span text:style-name="T64">BINRESULT</text:span><text:span text:style-name="T79">=</text:span><text:span text:style-name="T53">$$</text:span><text:span text:style-name="T87">SHR</text:span><text:span text:style-name="T79">(</text:span><text:span text:style-name="T64">WORD</text:span><text:span text:style-name="T79">,1)</text:span><text:span text:style-name="T42"><text:line-break/></text:span><text:span text:style-name="T42"><text:tab/></text:span><text:span text:style-name="T79">. </text:span><text:span text:style-name="T53">S </text:span><text:span text:style-name="T64">BINRESULT</text:span><text:span text:style-name="T79">=</text:span><text:span text:style-name="T53">$ZBITSET</text:span><text:span text:style-name="T79">(</text:span><text:span text:style-name="T64">BINRESULT</text:span><text:span text:style-name="T79">,1,</text:span><text:span text:style-name="T53">$ZBITGET</text:span><text:span text:style-name="T79">(</text:span><text:span text:style-name="T64">WORD</text:span><text:span text:style-name="T79">,</text:span><text:span text:style-name="T53">$ZBITLEN</text:span><text:span text:style-name="T79">(</text:span><text:span text:style-name="T64">WORD</text:span><text:span text:style-name="T79">)))</text:span><text:span text:style-name="T42"><text:line-break/><text:tab/></text:span><text:span text:style-name="T79">. </text:span><text:span text:style-name="T53">S </text:span><text:span text:style-name="T64">WORD</text:span><text:span text:style-name="T79">=</text:span><text:span text:style-name="T64">BINRESULT</text:span><text:span text:style-name="T42"><text:line-break/><text:tab/></text:span><text:span text:style-name="T53">Q </text:span><text:span text:style-name="T64">BINRESULT</text:span><text:span text:style-name="T42"><text:line-break/> <text:line-break/></text:span><text:span text:style-name="T87">SHL</text:span><text:span text:style-name="T79">(WORD,NUM) </text:span><text:span text:style-name="T99">; Shift left operation.</text:span><text:span text:style-name="T42"><text:line-break/><text:tab/></text:span><text:span text:style-name="T53">N </text:span><text:span text:style-name="T64">BINRESULT </text:span><text:span text:style-name="T53">S </text:span><text:span text:style-name="T64">BINRESULT</text:span><text:span text:style-name="T79">=</text:span><text:span text:style-name="T53">$ZBITSTR</text:span><text:span text:style-name="T79">(</text:span><text:span text:style-name="T53">$ZBITLEN</text:span><text:span text:style-name="T79">(</text:span><text:span text:style-name="T64">WORD</text:span><text:span text:style-name="T79">),0)</text:span><text:span text:style-name="T42"><text:line-break/><text:tab/></text:span><text:span text:style-name="T53">N </text:span><text:span text:style-name="T64">I </text:span><text:span text:style-name="T53">F </text:span><text:span text:style-name="T64">I</text:span><text:span text:style-name="T79">=1:1:</text:span><text:span text:style-name="T53">$ZBITLEN</text:span><text:span text:style-name="T79">(</text:span><text:span text:style-name="T64">WORD</text:span><text:span text:style-name="T79">)-</text:span><text:span text:style-name="T64">NUM </text:span><text:span text:style-name="T53">D</text:span><text:span text:style-name="T42"><text:line-break/><text:tab/></text:span><text:span text:style-name="T79">. </text:span><text:span text:style-name="T53">S </text:span><text:span text:style-name="T64">BINRESULT</text:span><text:span text:style-name="T79">=</text:span><text:span text:style-name="T53">$ZBITSET</text:span><text:span text:style-name="T79">(</text:span><text:span text:style-name="T64">BINRESULT</text:span><text:span text:style-name="T79">,</text:span><text:span text:style-name="T64">I</text:span><text:span text:style-name="T79">,</text:span><text:span text:style-name="T53">$ZBITGET</text:span><text:span text:style-name="T79">(</text:span><text:span text:style-name="T64">WORD</text:span><text:span text:style-name="T79">,</text:span><text:span text:style-name="T64">I</text:span><text:span text:style-name="T79">+</text:span><text:span text:style-name="T64">NUM</text:span><text:span text:style-name="T79">))</text:span><text:span text:style-name="T42"><text:line-break/><text:tab/></text:span><text:span text:style-name="T53">Q </text:span><text:span text:style-name="T64">BINRESULT</text:span><text:span text:style-name="T42"><text:line-break/> <text:line-break/></text:span><text:span text:style-name="T87">ROTL</text:span><text:span text:style-name="T79">(WORD,NUM) </text:span><text:span text:style-name="T99">; Circular bit shift left operation.</text:span><text:span text:style-name="T42"><text:line-break/><text:tab/></text:span><text:span text:style-name="T53">N </text:span><text:span text:style-name="T64">BINRESULT</text:span><text:span text:style-name="T42"><text:line-break/><text:tab/></text:span><text:span text:style-name="T53">N </text:span><text:span text:style-name="T64">I </text:span><text:span text:style-name="T53">F </text:span><text:span text:style-name="T64">I</text:span><text:span text:style-name="T79">=1:1:</text:span><text:span text:style-name="T64">NUM </text:span><text:span text:style-name="T53">D</text:span><text:span text:style-name="T42"><text:line-break/><text:tab/></text:span><text:span text:style-name="T79">. </text:span><text:span text:style-name="T53">S </text:span><text:span text:style-name="T64">BINRESULT</text:span><text:span text:style-name="T79">=</text:span><text:span text:style-name="T53">$$</text:span><text:span text:style-name="T87">SHL</text:span><text:span text:style-name="T79">(</text:span><text:span text:style-name="T64">WORD</text:span><text:span text:style-name="T79">,1)</text:span><text:span text:style-name="T42"><text:line-break/><text:tab/></text:span><text:span text:style-name="T79">. </text:span><text:span text:style-name="T53">S </text:span><text:span text:style-name="T64">BINRESULT</text:span><text:span text:style-name="T79">=</text:span><text:span text:style-name="T53">$ZBITSET</text:span><text:span text:style-name="T79">(</text:span><text:span text:style-name="T64">BINRESULT</text:span><text:span text:style-name="T79">,</text:span><text:span text:style-name="T53">$ZBITLEN</text:span><text:span text:style-name="T79">(</text:span><text:span text:style-name="T64">WORD</text:span><text:span text:style-name="T79">),</text:span><text:span text:style-name="T53">$ZBITGET</text:span><text:span text:style-name="T79">(</text:span><text:span text:style-name="T64">WORD</text:span><text:span text:style-name="T79">,1))</text:span><text:span text:style-name="T42"><text:line-break/><text:tab/></text:span><text:span text:style-name="T79">. </text:span><text:span text:style-name="T53">S </text:span><text:span text:style-name="T64">WORD</text:span><text:span text:style-name="T79">=</text:span><text:span text:style-name="T64">BINRESULT</text:span><text:span text:style-name="T42"><text:line-break/><text:tab/></text:span><text:span text:style-name="T53">Q </text:span><text:span text:style-name="T64">BINRESULT</text:span><text:span text:style-name="T42"><text:line-break/> <text:line-break/></text:span><text:span text:style-name="T87">COMPUTET</text:span><text:span text:style-name="T79">(T,A,B,C,D,E,W) </text:span><text:span text:style-name="T99">; Compute T. Used for t0, t1 ... t79</text:span><text:span text:style-name="T42"><text:line-break/><text:tab/></text:span><text:span text:style-name="T53">N </text:span><text:span text:style-name="T64">ROTL</text:span><text:span text:style-name="T79">,</text:span><text:span text:style-name="T64">F</text:span><text:span text:style-name="T79">,</text:span><text:span text:style-name="T64">RESULT</text:span><text:span text:style-name="T42"><text:line-break/><text:tab/></text:span><text:span text:style-name="T53">S </text:span><text:span text:style-name="T64">ROTL</text:span><text:span text:style-name="T79">=</text:span><text:span text:style-name="T53">$$</text:span><text:span text:style-name="T87">ROTL</text:span><text:span text:style-name="T79">(</text:span><text:span text:style-name="T64">A</text:span><text:span text:style-name="T79">,5),</text:span><text:span text:style-name="T64">F</text:span><text:span text:style-name="T79">=</text:span><text:span text:style-name="T53">$$</text:span><text:span text:style-name="T87">COMPUTEF</text:span><text:span text:style-name="T79">(</text:span><text:span text:style-name="T64">T</text:span><text:span text:style-name="T79">,</text:span><text:span text:style-name="T64">B</text:span><text:span text:style-name="T79">,</text:span><text:span text:style-name="T64">C</text:span><text:span text:style-name="T79">,</text:span><text:span text:style-name="T64">D</text:span><text:span text:style-name="T79">)</text:span><text:span text:style-name="T42"><text:line-break/><text:tab/></text:span><text:span text:style-name="T53">N </text:span><text:span text:style-name="T64">ROTLDEC</text:span><text:span text:style-name="T79">,</text:span><text:span text:style-name="T64">FDEC</text:span><text:span text:style-name="T79">,</text:span><text:span text:style-name="T64">EDEC</text:span><text:span text:style-name="T79">,</text:span><text:span text:style-name="T64">KDEC</text:span><text:span text:style-name="T79">,</text:span><text:span text:style-name="T64">WDEC</text:span><text:span text:style-name="T79">,</text:span><text:span text:style-name="T64">DECRESULT</text:span><text:span text:style-name="T42"><text:line-break/><text:tab/></text:span><text:span text:style-name="T53">S </text:span><text:span text:style-name="T64">ROTLDEC</text:span><text:span text:style-name="T79">=</text:span><text:span text:style-name="T53">$$</text:span><text:span text:style-name="T87">BIN2DEC</text:span><text:span text:style-name="T79">(</text:span><text:span text:style-name="T64">ROTL</text:span><text:span text:style-name="T79">),</text:span><text:span text:style-name="T64">FDEC</text:span><text:span text:style-name="T79">=</text:span><text:span text:style-name="T53">$$</text:span><text:span text:style-name="T87">BIN2DEC</text:span><text:span text:style-name="T79">(</text:span><text:span text:style-name="T64">F</text:span><text:span text:style-name="T79">),</text:span><text:span text:style-name="T64">EDEC</text:span><text:span text:style-name="T79">=</text:span><text:span text:style-name="T53">$$</text:span><text:span text:style-name="T87">BIN2DEC</text:span><text:span text:style-name="T79">(</text:span><text:span text:style-name="T64">E</text:span><text:span text:style-name="T79">)</text:span><text:span text:style-name="T42"><text:line-break/><text:tab/></text:span><text:span text:style-name="T53">S </text:span><text:span text:style-name="T64">KDEC</text:span><text:span text:style-name="T79">=</text:span><text:span text:style-name="T53">$$</text:span><text:span text:style-name="T87">BIN2DEC</text:span><text:span text:style-name="T79">(</text:span><text:span text:style-name="T53">$$</text:span><text:span text:style-name="T87">COMPUTEK</text:span><text:span text:style-name="T79">(</text:span><text:span text:style-name="T64">T</text:span><text:span text:style-name="T79">)),</text:span><text:span text:style-name="T64">WDEC</text:span><text:span text:style-name="T79">=</text:span><text:span text:style-name="T53">$$</text:span><text:span text:style-name="T87">BIN2DEC</text:span><text:span text:style-name="T79">(</text:span><text:span text:style-name="T64">W</text:span><text:span text:style-name="T79">)</text:span><text:span text:style-name="T42"><text:line-break/></text:span><text:span text:style-name="T42"><text:tab/></text:span><text:span text:style-name="T53">S </text:span><text:span text:style-name="T64">DECRESULT</text:span><text:span text:style-name="T79">=</text:span><text:span text:style-name="T64">ROTLDEC</text:span><text:span text:style-name="T79">+</text:span><text:span text:style-name="T64">FDEC</text:span><text:span text:style-name="T79">+</text:span><text:span text:style-name="T64">EDEC</text:span><text:span text:style-name="T79">+</text:span><text:span text:style-name="T64">KDEC</text:span><text:span text:style-name="T79">+</text:span><text:span text:style-name="T64">WDEC</text:span><text:span text:style-name="T42"><text:line-break/><text:tab/></text:span><text:span text:style-name="T53">F <text:s/>D <text:s/>Q</text:span><text:span text:style-name="T79">:</text:span><text:span text:style-name="T64">DECRESULT</text:span><text:span text:style-name="T79">&lt;(2**32)</text:span><text:span text:style-name="T42"><text:line-break/></text:span><text:span text:style-name="T42"><text:tab/></text:span><text:span text:style-name="T79">. </text:span><text:span text:style-name="T53">I </text:span><text:span text:style-name="T64">DECRESULT</text:span><text:span text:style-name="T79">&gt;(2**32) </text:span><text:span text:style-name="T53">S </text:span><text:span text:style-name="T64">DECRESULT</text:span><text:span text:style-name="T79">=</text:span><text:span text:style-name="T64">DECRESULT</text:span><text:span text:style-name="T79">-((2**32))</text:span><text:span text:style-name="T42"><text:line-break/><text:tab/></text:span><text:span text:style-name="T53">S </text:span><text:span text:style-name="T64">DECRESULT</text:span><text:span text:style-name="T79">=</text:span><text:span text:style-name="T53">$$</text:span><text:span text:style-name="T87">DEC2BIN</text:span><text:span text:style-name="T79">(</text:span><text:span text:style-name="T64">DECRESULT</text:span><text:span text:style-name="T79">)</text:span><text:span text:style-name="T42"><text:line-break/><text:tab/></text:span><text:span text:style-name="T53">I $ZBITLEN</text:span><text:span text:style-name="T79">(</text:span><text:span text:style-name="T64">DECRESULT</text:span><text:span text:style-name="T79">)&lt;32 </text:span><text:span text:style-name="T53">D</text:span><text:span text:style-name="T42"><text:line-break/><text:tab/></text:span><text:span text:style-name="T79">. </text:span><text:span text:style-name="T53">N </text:span><text:span text:style-name="T64">TMPBIN </text:span><text:span text:style-name="T53">S </text:span><text:span text:style-name="T64">TMPBIN</text:span><text:span text:style-name="T79">=</text:span><text:span text:style-name="T53">$ZBITSTR</text:span><text:span text:style-name="T79">(32,0)</text:span><text:span text:style-name="T42"><text:line-break/><text:tab/></text:span><text:span text:style-name="T79">. </text:span><text:span text:style-name="T53">N </text:span><text:span text:style-name="T64">I</text:span><text:span text:style-name="T79">,</text:span><text:span text:style-name="T64">J </text:span><text:span text:style-name="T53">S </text:span><text:span text:style-name="T64">J</text:span><text:span text:style-name="T79">=</text:span><text:span text:style-name="T53">$ZBITLEN</text:span><text:span text:style-name="T79">(</text:span><text:span text:style-name="T64">DECRESULT</text:span><text:span text:style-name="T79">) </text:span><text:span text:style-name="T53">F </text:span><text:span text:style-name="T64">I</text:span><text:span text:style-name="T79">=32:-1:32-</text:span><text:span text:style-name="T64">J</text:span><text:span text:style-name="T79">+1 </text:span><text:span text:style-name="T53">D</text:span><text:span text:style-name="T42"><text:line-break/><text:tab/></text:span><text:span text:style-name="T79">. . </text:span><text:span text:style-name="T53">S </text:span><text:span text:style-name="T64">TMPBIN</text:span><text:span text:style-name="T79">=</text:span><text:span text:style-name="T53">$ZBITSET</text:span><text:span text:style-name="T79">(</text:span><text:span text:style-name="T64">TMPBIN</text:span><text:span text:style-name="T79">,</text:span><text:span text:style-name="T64">I</text:span><text:span text:style-name="T79">,</text:span><text:span text:style-name="T53">$ZBITGET</text:span><text:span text:style-name="T79">(</text:span><text:span text:style-name="T64">DECRESULT</text:span><text:span text:style-name="T79">,</text:span><text:span text:style-name="T64">J</text:span><text:span text:style-name="T79">)),</text:span><text:span text:style-name="T64">J</text:span><text:span text:style-name="T79">=</text:span><text:span text:style-name="T64">J</text:span><text:span text:style-name="T79">-1</text:span><text:span text:style-name="T42"><text:line-break/><text:tab/></text:span><text:span text:style-name="T79">. </text:span><text:span text:style-name="T53">S </text:span><text:span text:style-name="T64">DECRESULT</text:span><text:span text:style-name="T79">=</text:span><text:span text:style-name="T64">TMPBIN</text:span><text:span text:style-name="T42"><text:line-break/><text:tab/></text:span><text:span text:style-name="T53">Q </text:span><text:span text:style-name="T64">DECRESULT</text:span><text:span text:style-name="T42"><text:line-break/> <text:line-break/></text:span><text:span text:style-name="T87">COMPUTEF</text:span><text:span text:style-name="T79">(T,X,Y,Z) </text:span><text:span text:style-name="T99">; Compute F. Used for f0, f1 ... f79</text:span><text:span text:style-name="T42"><text:line-break/><text:tab/></text:span><text:span text:style-name="T53">I </text:span><text:span text:style-name="T79">(</text:span><text:span text:style-name="T64">T</text:span><text:span text:style-name="T79">&gt;-1)&amp;(</text:span><text:span text:style-name="T64">T</text:span><text:span text:style-name="T79">&lt;20) </text:span><text:span text:style-name="T53">Q $ZBITXOR</text:span><text:span text:style-name="T79">(</text:span><text:span text:style-name="T53">$ZBITAND</text:span><text:span text:style-name="T79">(</text:span><text:span text:style-name="T64">X</text:span><text:span text:style-name="T79">,</text:span><text:span text:style-name="T64">Y</text:span><text:span text:style-name="T79">),</text:span><text:span text:style-name="T53">$ZBITAND</text:span><text:span text:style-name="T79">(</text:span><text:span text:style-name="T53">$ZBITNOT</text:span><text:span text:style-name="T79">(</text:span><text:span text:style-name="T64">X</text:span><text:span text:style-name="T79">),</text:span><text:span text:style-name="T64">Z</text:span><text:span text:style-name="T79">))</text:span><text:span text:style-name="T42"><text:line-break/></text:span><text:span text:style-name="T42"><text:tab/></text:span><text:span text:style-name="T53">I </text:span><text:span text:style-name="T79">(</text:span><text:span text:style-name="T64">T</text:span><text:span text:style-name="T79">&gt;19)&amp;(</text:span><text:span text:style-name="T64">T</text:span><text:span text:style-name="T79">&lt;40) </text:span><text:span text:style-name="T53">Q $ZBITXOR</text:span><text:span text:style-name="T79">(</text:span><text:span text:style-name="T64">X</text:span><text:span text:style-name="T79">,</text:span><text:span text:style-name="T53">$ZBITXOR</text:span><text:span text:style-name="T79">(</text:span><text:span text:style-name="T64">Y</text:span><text:span text:style-name="T79">,</text:span><text:span text:style-name="T64">Z</text:span><text:span text:style-name="T79">))</text:span><text:span text:style-name="T42"><text:line-break/><text:tab/></text:span><text:span text:style-name="T53">I </text:span><text:span text:style-name="T79">(</text:span><text:span text:style-name="T64">T</text:span><text:span text:style-name="T79">&gt;39)&amp;(</text:span><text:span text:style-name="T64">T</text:span><text:span text:style-name="T79">&lt;60) </text:span><text:span text:style-name="T53">Q $ZBITXOR</text:span><text:span text:style-name="T79">(</text:span><text:span text:style-name="T53">$ZBITAND</text:span><text:span text:style-name="T79">(</text:span><text:span text:style-name="T64">X</text:span><text:span text:style-name="T79">,</text:span><text:span text:style-name="T64">Y</text:span><text:span text:style-name="T79">),</text:span><text:span text:style-name="T53">$ZBITXOR</text:span><text:span text:style-name="T79">(</text:span><text:span text:style-name="T53">$ZBITAND</text:span><text:span text:style-name="T79">(</text:span><text:span text:style-name="T64">X</text:span><text:span text:style-name="T79">,</text:span><text:span text:style-name="T64">Z</text:span><text:span text:style-name="T79">),</text:span><text:soft-page-break/><text:span text:style-name="T53">$ZBITAND</text:span><text:span text:style-name="T79">(</text:span><text:span text:style-name="T64">Y</text:span><text:span text:style-name="T79">,</text:span><text:span text:style-name="T64">Z</text:span><text:span text:style-name="T79">)))</text:span><text:span text:style-name="T42"><text:line-break/><text:tab/></text:span><text:span text:style-name="T53">I </text:span><text:span text:style-name="T79">(</text:span><text:span text:style-name="T64">T</text:span><text:span text:style-name="T79">&gt;59)&amp;(</text:span><text:span text:style-name="T64">T</text:span><text:span text:style-name="T79">&lt;80) </text:span><text:span text:style-name="T53">Q $ZBITXOR</text:span><text:span text:style-name="T79">(</text:span><text:span text:style-name="T64">X</text:span><text:span text:style-name="T79">,</text:span><text:span text:style-name="T53">$ZBITXOR</text:span><text:span text:style-name="T79">(</text:span><text:span text:style-name="T64">Y</text:span><text:span text:style-name="T79">,</text:span><text:span text:style-name="T64">Z</text:span><text:span text:style-name="T79">))</text:span><text:span text:style-name="T42"><text:line-break/></text:span><text:span text:style-name="T42"><text:tab/></text:span><text:span text:style-name="T53">Q </text:span><text:span text:style-name="T79">-1</text:span><text:span text:style-name="T42"><text:line-break/> <text:line-break/></text:span><text:span text:style-name="T87">COMPUTEK</text:span><text:span text:style-name="T79">(T) </text:span><text:span text:style-name="T99">; Compute K. Constant value to be used for iteration t of the hash computation.</text:span><text:span text:style-name="T42"><text:line-break/><text:tab/></text:span><text:span text:style-name="T53">I </text:span><text:span text:style-name="T79">(</text:span><text:span text:style-name="T64">T</text:span><text:span text:style-name="T79">&gt;-1)&amp;(</text:span><text:span text:style-name="T64">T</text:span><text:span text:style-name="T79">&lt;20) </text:span><text:span text:style-name="T53">Q $$</text:span><text:span text:style-name="T87">HEX2BIN</text:span><text:span text:style-name="T79">(</text:span><text:span text:style-name="T99">"5a827999"</text:span><text:span text:style-name="T79">)</text:span><text:span text:style-name="T42"><text:line-break/><text:tab/></text:span><text:span text:style-name="T53">I </text:span><text:span text:style-name="T79">(</text:span><text:span text:style-name="T64">T</text:span><text:span text:style-name="T79">&gt;19)&amp;(</text:span><text:span text:style-name="T64">T</text:span><text:span text:style-name="T79">&lt;40) </text:span><text:span text:style-name="T53">Q $$</text:span><text:span text:style-name="T87">HEX2BIN</text:span><text:span text:style-name="T79">(</text:span><text:span text:style-name="T99">"6ed9eba1"</text:span><text:span text:style-name="T79">)</text:span><text:span text:style-name="T42"><text:line-break/><text:tab/></text:span><text:span text:style-name="T53">I </text:span><text:span text:style-name="T79">(</text:span><text:span text:style-name="T64">T</text:span><text:span text:style-name="T79">&gt;39)&amp;(</text:span><text:span text:style-name="T64">T</text:span><text:span text:style-name="T79">&lt;60) </text:span><text:span text:style-name="T53">Q $$</text:span><text:span text:style-name="T87">HEX2BIN</text:span><text:span text:style-name="T79">(</text:span><text:span text:style-name="T99">"8f1bbcdc"</text:span><text:span text:style-name="T79">)</text:span><text:span text:style-name="T42"><text:line-break/><text:tab/></text:span><text:span text:style-name="T53">I </text:span><text:span text:style-name="T79">(</text:span><text:span text:style-name="T64">T</text:span><text:span text:style-name="T79">&gt;59)&amp;(</text:span><text:span text:style-name="T64">T</text:span><text:span text:style-name="T79">&lt;80) </text:span><text:span text:style-name="T53">Q $$</text:span><text:span text:style-name="T87">HEX2BIN</text:span><text:span text:style-name="T79">(</text:span><text:span text:style-name="T99">"ca62c1d6"</text:span><text:span text:style-name="T79">)</text:span><text:span text:style-name="T42"><text:line-break/><text:tab/></text:span><text:span text:style-name="T53">Q </text:span><text:span text:style-name="T79">-1</text:span><text:span text:style-name="T42"><text:line-break/></text:span><text:span text:style-name="T42"> <text:line-break/></text:span><text:span text:style-name="T87">COMPUTEW</text:span><text:span text:style-name="T79">(T) </text:span><text:span text:style-name="T99">; The T-th W-bit word of the message schedule.</text:span><text:span text:style-name="T42"><text:line-break/></text:span><text:span text:style-name="T42"><text:tab/></text:span><text:span text:style-name="T53">I </text:span><text:span text:style-name="T79">(</text:span><text:span text:style-name="T64">T</text:span><text:span text:style-name="T79">&gt;-1)&amp;(</text:span><text:span text:style-name="T64">T</text:span><text:span text:style-name="T79">&lt;16) </text:span><text:span text:style-name="T53">Q </text:span><text:span text:style-name="T64">W</text:span><text:span text:style-name="T79">(</text:span><text:span text:style-name="T64">T</text:span><text:span text:style-name="T79">)</text:span><text:span text:style-name="T42"><text:line-break/><text:tab/></text:span><text:span text:style-name="T53">I </text:span><text:span text:style-name="T79">(</text:span><text:span text:style-name="T64">T</text:span><text:span text:style-name="T79">&gt;15)&amp;(</text:span><text:span text:style-name="T64">T</text:span><text:span text:style-name="T79">&lt;80) </text:span><text:span text:style-name="T53">S </text:span><text:span text:style-name="T64">W</text:span><text:span text:style-name="T79">(</text:span><text:span text:style-name="T64">T</text:span><text:span text:style-name="T79">)=</text:span><text:span text:style-name="T53">$$</text:span><text:span text:style-name="T87">ROTL</text:span><text:span text:style-name="T79">(</text:span><text:span text:style-name="T53">$ZBITXOR</text:span><text:span text:style-name="T79">(</text:span><text:span text:style-name="T64">W</text:span><text:span text:style-name="T79">(</text:span><text:span text:style-name="T64">T</text:span><text:span text:style-name="T79">-3),</text:span><text:span text:style-name="T53">$ZBITXOR</text:span><text:span text:style-name="T79">(</text:span><text:span text:style-name="T64">W</text:span><text:span text:style-name="T79">(</text:span><text:span text:style-name="T64">T</text:span><text:span text:style-name="T79">-8),</text:span><text:span text:style-name="T53">$ZBITXOR</text:span><text:span text:style-name="T79">(</text:span><text:span text:style-name="T64">W</text:span><text:span text:style-name="T79">(</text:span><text:span text:style-name="T64">T</text:span><text:span text:style-name="T79">-14),</text:span><text:span text:style-name="T64">W</text:span><text:span text:style-name="T79">(</text:span><text:span text:style-name="T64">T</text:span><text:span text:style-name="T79">-16)))),1)</text:span><text:span text:style-name="T42"><text:line-break/></text:span><text:span text:style-name="T42"><text:tab/></text:span><text:span text:style-name="T53">Q </text:span><text:span text:style-name="T64">W</text:span><text:span text:style-name="T79">(</text:span><text:span text:style-name="T64">T</text:span><text:span text:style-name="T79">)</text:span><text:span text:style-name="T42"><text:line-break/> <text:line-break/></text:span><text:span text:style-name="T87">BINPLUSBIN</text:span><text:span text:style-name="T79">(B1,B2) </text:span><text:span text:style-name="T99">; Binary addition.</text:span><text:span text:style-name="T42"><text:line-break/><text:tab/></text:span><text:span text:style-name="T53">N </text:span><text:span text:style-name="T64">D1</text:span><text:span text:style-name="T79">,</text:span><text:span text:style-name="T64">D2</text:span><text:span text:style-name="T79">,</text:span><text:span text:style-name="T64">DSUM </text:span><text:span text:style-name="T53">S </text:span><text:span text:style-name="T64">D1</text:span><text:span text:style-name="T79">=</text:span><text:span text:style-name="T53">$$</text:span><text:span text:style-name="T87">BIN2DEC</text:span><text:span text:style-name="T79">(</text:span><text:span text:style-name="T64">B1</text:span><text:span text:style-name="T79">),</text:span><text:span text:style-name="T64">D2</text:span><text:span text:style-name="T79">=</text:span><text:span text:style-name="T53">$$</text:span><text:span text:style-name="T87">BIN2DEC</text:span><text:span text:style-name="T79">(</text:span><text:span text:style-name="T64">B2</text:span><text:span text:style-name="T79">),</text:span><text:span text:style-name="T64">DSUM</text:span><text:span text:style-name="T79">=</text:span><text:span text:style-name="T64">D1</text:span><text:span text:style-name="T79">+</text:span><text:span text:style-name="T64">D2</text:span><text:span text:style-name="T42"><text:line-break/><text:tab/></text:span><text:span text:style-name="T53">F <text:s/>D <text:s/>Q</text:span><text:span text:style-name="T79">:</text:span><text:span text:style-name="T64">DSUM</text:span><text:span text:style-name="T79">&lt;(2**32)</text:span><text:span text:style-name="T42"><text:line-break/><text:tab/></text:span><text:span text:style-name="T79">. </text:span><text:span text:style-name="T53">I </text:span><text:span text:style-name="T64">DSUM</text:span><text:span text:style-name="T79">&gt;(2**32) </text:span><text:span text:style-name="T53">S </text:span><text:span text:style-name="T64">DSUM</text:span><text:span text:style-name="T79">=</text:span><text:span text:style-name="T64">DSUM</text:span><text:span text:style-name="T79">-(2**32)</text:span><text:span text:style-name="T42"><text:line-break/><text:tab/></text:span><text:span text:style-name="T53">Q $$</text:span><text:span text:style-name="T87">DEC2BIN</text:span><text:span text:style-name="T79">(</text:span><text:span text:style-name="T64">DSUM</text:span><text:span text:style-name="T79">)</text:span><text:span text:style-name="T42"><text:line-break/> <text:line-break/></text:span><text:span text:style-name="T87">MUNIT </text:span><text:span text:style-name="T99">; MUMPS Unit Test</text:span><text:span text:style-name="T42"><text:line-break/><text:tab/></text:span><text:span text:style-name="T53">N </text:span><text:span text:style-name="T64">CMD</text:span><text:span text:style-name="T79">,</text:span><text:span text:style-name="T64">RESP</text:span><text:span text:style-name="T79">,</text:span><text:span text:style-name="T64">EXRESP</text:span><text:span text:style-name="T42"><text:line-break/><text:tab/></text:span><text:span text:style-name="T99">; Test #1</text:span><text:span text:style-name="T42"><text:line-break/><text:tab/></text:span><text:span text:style-name="T53">W </text:span><text:span text:style-name="T79">!!,</text:span><text:span text:style-name="T99">"Test #1"</text:span><text:span text:style-name="T42"><text:line-break/><text:tab/></text:span><text:span text:style-name="T53">D </text:span><text:span text:style-name="T87">UNITTEST</text:span><text:span text:style-name="T79">(</text:span><text:span text:style-name="T99">"abc"</text:span><text:span text:style-name="T79">,</text:span><text:span text:style-name="T99">"a9993e364706816aba3e25717850c26c9cd0d89d"</text:span><text:span text:style-name="T79">)</text:span><text:span text:style-name="T42"><text:line-break/><text:tab/></text:span><text:span text:style-name="T99">; Test #2</text:span><text:span text:style-name="T42"><text:line-break/><text:tab/></text:span><text:span text:style-name="T53">W </text:span><text:span text:style-name="T79">!!,</text:span><text:span text:style-name="T99">"Test #2"</text:span><text:span text:style-name="T42"><text:line-break/><text:tab/></text:span><text:span text:style-name="T53">D </text:span><text:span text:style-name="T87">UNITTEST</text:span><text:span text:style-name="T79">(</text:span><text:span text:style-name="T99">"abcdbcdecdefdefgefghfghighijhijkijkljklmklmnlmnomnopnopq"</text:span><text:span text:style-name="T79">,</text:span><text:span text:style-name="T99">"84983e441c3bd26ebaae4aa1f95129e5e54670f1"</text:span><text:span text:style-name="T79">)</text:span><text:span text:style-name="T42"><text:line-break/><text:tab/></text:span><text:span text:style-name="T99">; Test #3</text:span><text:span text:style-name="T42"><text:line-break/><text:tab/></text:span><text:span text:style-name="T53">W </text:span><text:span text:style-name="T79">!!,</text:span><text:span text:style-name="T99">"Test #3"</text:span><text:span text:style-name="T42"><text:line-break/><text:tab/></text:span><text:span text:style-name="T53">D </text:span><text:span text:style-name="T87">UNITTEST</text:span><text:span text:style-name="T79">(</text:span><text:span text:style-name="T99">"abcdbcdecdefdefgefghfghighijhijkijkljklmklmnlmnomnopnopq12345678"</text:span><text:span text:style-name="T79">,</text:span><text:span text:style-name="T99">"9ef5c682d93914e77a5d345abb957436445a6fb6"</text:span><text:span text:style-name="T79">)</text:span><text:span text:style-name="T42"><text:line-break/><text:tab/></text:span><text:span text:style-name="T53">Q</text:span><text:span text:style-name="T42"><text:line-break/></text:span><text:span text:style-name="T42"> <text:line-break/></text:span><text:span text:style-name="T87">UNITTEST</text:span><text:span text:style-name="T79">(MESSAGE,EV) </text:span><text:span text:style-name="T99">; The message to test and the expected value.</text:span><text:span text:style-name="T42"><text:line-break/></text:span><text:span text:style-name="T42"><text:tab/></text:span><text:span text:style-name="T53">N </text:span><text:span text:style-name="T64">AV </text:span><text:span text:style-name="T53">S </text:span><text:span text:style-name="T64">AV</text:span><text:span text:style-name="T79">=</text:span><text:span text:style-name="T53">$$</text:span><text:span text:style-name="T87">DIGEST</text:span><text:span text:style-name="T79">(</text:span><text:span text:style-name="T64">MESSAGE</text:span><text:span text:style-name="T79">)</text:span><text:span text:style-name="T42"><text:line-break/><text:tab/></text:span><text:span text:style-name="T53">W </text:span><text:span text:style-name="T79">!,</text:span><text:span text:style-name="T99">"Testing SHA1 -&gt; "</text:span><text:span text:style-name="T79">_</text:span><text:span text:style-name="T64">MESSAGE</text:span><text:span text:style-name="T42"><text:line-break/><text:tab/></text:span><text:span text:style-name="T53">W </text:span><text:span text:style-name="T79">!,</text:span><text:span text:style-name="T99">"Actual Value -&gt; "</text:span><text:span text:style-name="T79">_</text:span><text:span text:style-name="T64">AV</text:span><text:span text:style-name="T42"><text:line-break/><text:tab/></text:span><text:span text:style-name="T53">W </text:span><text:span text:style-name="T79">!,</text:span><text:span text:style-name="T99">"Expected Value -&gt; "</text:span><text:span text:style-name="T79">_</text:span><text:span text:style-name="T64">EV</text:span><text:span text:style-name="T42"><text:line-break/><text:tab/></text:span><text:span text:style-name="T53">W </text:span><text:span text:style-name="T79">!,</text:span><text:span text:style-name="T99">"Test Result -&gt; "</text:span><text:span text:style-name="T79">_</text:span><text:span text:style-name="T53">$SELECT</text:span><text:span text:style-name="T79">(</text:span><text:span text:style-name="T64">AV</text:span><text:span text:style-name="T79">=</text:span><text:span text:style-name="T64">EV</text:span><text:span text:style-name="T79">:</text:span><text:span text:style-name="T99">"PASS! ;]"</text:span><text:span text:style-name="T79">,</text:span><text:span text:style-name="T64">AV</text:span><text:span text:style-name="T79">'=</text:span><text:span text:style-name="T64">EV</text:span><text:span text:style-name="T79">:</text:span><text:span text:style-name="T99">"FAIL! :["</text:span><text:span text:style-name="T79">)</text:span><text:span text:style-name="T42"><text:line-break/><text:tab/></text:span><text:span text:style-name="T53">Q</text:span></text:p>
      <text:p text:style-name="P7"/>
      <text:p text:style-name="P14"/>
      <text:p text:style-name="P10"/>
      <text:h text:style-name="P156" text:outline-level="2"><text:bookmark-start text:name="__RefHeading__6846_421095727"/><text:soft-page-break/>XUSHSH <text:tab/><text:tab/><text:span text:style-name="T114">Chris Uyehara</text:span><text:bookmark-end text:name="__RefHeading__6846_421095727"/></text:h>
      <text:p text:style-name="P8"/>
      <text:p text:style-name="P8"><text:span text:style-name="T177">XUSHSH </text:span><text:span text:style-name="T159">;CKU/HAWAII - PASSWORD ENCRYPTION ;11/01/07 15:09 ; </text:span><text:line-break/> <text:span text:style-name="T159">;;8.0;KERNEL;;Jul 10, 1995</text:span><text:line-break/> <text:span text:style-name="T159">;; This is the public domain version of the VA Kernel.</text:span><text:line-break/> <text:span text:style-name="T159">;; Use this routine for your own encryption algorithm</text:span><text:line-break/> <text:span text:style-name="T159">;; Input in X</text:span><text:line-break/> <text:span text:style-name="T159">;; Output in X</text:span><text:line-break/> <text:span text:style-name="T159">;; 11/01/07 - Routine currently uses SHA-512 HASH.</text:span><text:line-break/> <text:span text:style-name="T159">;; SHA-512 Description: http://en.wikipedia.org/wiki/SHA_hash_functions</text:span><text:line-break/> <text:span text:style-name="T159">;;</text:span><text:line-break/> <text:span text:style-name="T159">;; Copyright 2007 Chris Uyehara.</text:span><text:line-break/> <text:span text:style-name="T159">;;</text:span><text:line-break/> <text:span text:style-name="T159">;; This program is free software: you can redistribute it and/or modify</text:span><text:line-break/> <text:span text:style-name="T159">;; it under the terms of the GNU General Public License as published by</text:span><text:line-break/> <text:span text:style-name="T159">;; the Free Software Foundation, either version 3 of the License, or</text:span><text:line-break/> <text:span text:style-name="T159">;; (at your option) any later version.</text:span><text:line-break/> <text:span text:style-name="T159">;;</text:span><text:line-break/> <text:span text:style-name="T159">;; This program is distributed in the hope that it will be useful,</text:span><text:line-break/> <text:span text:style-name="T159">;; but WITHOUT ANY WARRANTY; without even the implied warranty of</text:span><text:line-break/> <text:span text:style-name="T159">;; MERCHANTABILITY or FITNESS FOR A PARTICULAR PURPOSE. See the</text:span><text:line-break/> <text:span text:style-name="T159">;; GNU General Public License for more details.</text:span><text:line-break/> <text:span text:style-name="T159">;;</text:span><text:line-break/> <text:span text:style-name="T159">;; You should have received a copy of the GNU General Public License</text:span><text:line-break/> <text:span text:style-name="T159">;; along with this program. If not, see &lt;http://www.gnu.org/licenses/&gt;.</text:span><text:line-break/> <text:span text:style-name="T159">;;</text:span><text:line-break/><text:span text:style-name="T177">A</text:span><text:line-break/><text:tab/><text:span text:style-name="T147">N </text:span><text:span text:style-name="T138">EXT </text:span><text:span text:style-name="T147">S </text:span><text:span text:style-name="T138">EXT</text:span><text:span text:style-name="T153">=0 </text:span><text:span text:style-name="T147">G </text:span><text:span text:style-name="T177">NONEXT</text:span><text:line-break/><text:span text:style-name="T177">EN</text:span><text:span text:style-name="T153">(X)</text:span><text:line-break/><text:span text:style-name="T177">NONEXT</text:span><text:line-break/><text:tab/><text:span text:style-name="T147">N </text:span><text:span text:style-name="T138">Y</text:span><text:span text:style-name="T153">,</text:span><text:span text:style-name="T138">Z </text:span><text:span text:style-name="T147">S </text:span><text:span text:style-name="T138">Y</text:span><text:span text:style-name="T153">=</text:span><text:span text:style-name="T159">"" </text:span><text:line-break/> <text:s text:c="7"/><text:span text:style-name="T209">ZSYSTEM </text:span><text:span text:style-name="T159">"umask 177 ; echo -n """</text:span><text:span text:style-name="T153">_</text:span><text:span text:style-name="T138">X</text:span><text:span text:style-name="T153">_</text:span><text:span text:style-name="T159">""" | openssl dgst -sha512 &amp;&gt; /tmp/login_"</text:span><text:span text:style-name="T153">_</text:span><text:span text:style-name="T147">$J</text:span><text:span text:style-name="T153">_</text:span><text:span text:style-name="T159">".hash"</text:span><text:line-break/><text:line-break/> <text:s text:c="7"/><text:span text:style-name="T147">N </text:span><text:span text:style-name="T138">LOGINTMP </text:span><text:span text:style-name="T147">S </text:span><text:span text:style-name="T138">LOGINTMP</text:span><text:span text:style-name="T153">=</text:span><text:span text:style-name="T159">"/tmp/login_"</text:span><text:span text:style-name="T153">_</text:span><text:span text:style-name="T147">$J</text:span><text:span text:style-name="T153">_</text:span><text:span text:style-name="T159">".hash"</text:span><text:line-break/> <text:s text:c="7"/><text:span text:style-name="T147">O </text:span><text:span text:style-name="T138">LOGINTMP</text:span><text:span text:style-name="T153">:(</text:span><text:span text:style-name="T138">REWIND</text:span><text:span text:style-name="T153">:</text:span><text:span text:style-name="T138">EXCEPTION</text:span><text:span text:style-name="T153">=</text:span><text:span text:style-name="T159">"Q"</text:span><text:span text:style-name="T153">)</text:span><text:line-break/> <text:s text:c="7"/><text:span text:style-name="T147">U </text:span><text:span text:style-name="T138">LOGINTMP</text:span><text:span text:style-name="T153">:(</text:span><text:span text:style-name="T138">EXCEPTION</text:span><text:span text:style-name="T153">=</text:span><text:span text:style-name="T159">"G EOF"</text:span><text:span text:style-name="T153">)</text:span><text:line-break/> <text:s text:c="7"/><text:span text:style-name="T147">F <text:s/>U </text:span><text:span text:style-name="T138">LOGINTMP </text:span><text:span text:style-name="T147">R </text:span><text:span text:style-name="T138">Z </text:span><text:span text:style-name="T147">S </text:span><text:span text:style-name="T138">Y</text:span><text:span text:style-name="T153">=</text:span><text:span text:style-name="T138">Y</text:span><text:span text:style-name="T153">_</text:span><text:span text:style-name="T138">Z</text:span><text:line-break/> <text:s text:c="7"/><text:span text:style-name="T147">Q</text:span><text:line-break/><text:line-break/><text:span text:style-name="T177">EOF</text:span><text:line-break/> <text:s text:c="7"/><text:span text:style-name="T147">I </text:span><text:span text:style-name="T153">'</text:span><text:span text:style-name="T147">$ZEOF </text:span><text:span text:style-name="T209">ZM </text:span><text:span text:style-name="T153">+</text:span><text:span text:style-name="T147">$ZS</text:span><text:line-break/> <text:s text:c="7"/><text:span text:style-name="T147">C </text:span><text:span text:style-name="T138">LOGINTMP</text:span><text:span text:style-name="T153">:(</text:span><text:span text:style-name="T138">DELETE</text:span><text:span text:style-name="T153">)</text:span><text:line-break/><text:tab/><text:span text:style-name="T147">I $D</text:span><text:span text:style-name="T153">(</text:span><text:span text:style-name="T138">EXT</text:span><text:span text:style-name="T153">)&amp;(</text:span><text:span text:style-name="T138">EXT</text:span><text:span text:style-name="T153">=0) </text:span><text:span text:style-name="T147">S </text:span><text:span text:style-name="T138">X</text:span><text:span text:style-name="T153">=</text:span><text:span text:style-name="T138">Y </text:span><text:span text:style-name="T147">Q</text:span><text:line-break/> <text:s text:c="7"/><text:span text:style-name="T147">Q </text:span><text:span text:style-name="T138">Y</text:span><text:line-break/><text:line-break/><text:span text:style-name="T177">UPDATE</text:span><text:line-break/><text:tab/><text:span text:style-name="T147">N </text:span><text:span text:style-name="T138">I</text:span><text:span text:style-name="T153">,</text:span><text:span text:style-name="T138">Q </text:span><text:span text:style-name="T147">S </text:span><text:span text:style-name="T138">I</text:span><text:span text:style-name="T153">=0</text:span><text:line-break/><text:tab/><text:span text:style-name="T147">I $D</text:span><text:span text:style-name="T153">(^VA(200,</text:span><text:span text:style-name="T159">"XUSHSH"</text:span><text:span text:style-name="T153">)) </text:span><text:span text:style-name="T147">W </text:span><text:span text:style-name="T153">!,</text:span><text:span text:style-name="T159">" * * YOU HAVE ALREADY INSTALLED THIS ENHANCEMENT!! * * " </text:span><text:span text:style-name="T147">Q</text:span><text:line-break/><text:tab/><text:line-break/><text:tab/><text:span text:style-name="T147">W </text:span><text:span text:style-name="T153">!,</text:span><text:span text:style-name="T159">" * * * * * * * * * * * * * * * * * * * * * * * * * * * * * *"</text:span><text:line-break/><text:tab/><text:span text:style-name="T147">W </text:span><text:span text:style-name="T153">!,</text:span><text:span text:style-name="T159">" WARNING: ONCE THE UPDATE HAS COMPLETED YOU **CANNOT** "</text:span><text:line-break/><text:soft-page-break/><text:tab/><text:span text:style-name="T147">W </text:span><text:span text:style-name="T153">!,</text:span><text:span text:style-name="T159">" UNINSTALL or ROLLBACK UNLESS YOU HAVE BACKED UP YOUR DATA "</text:span><text:line-break/><text:tab/><text:span text:style-name="T147">W </text:span><text:span text:style-name="T153">!,</text:span><text:span text:style-name="T159">" * * * * * * * * * * * * * * * * * * * * * * * * * * * * * *"</text:span><text:line-break/><text:tab/><text:span text:style-name="T147">W </text:span><text:span text:style-name="T153">!!,</text:span><text:span text:style-name="T159">" DO YOU WANT TO CONTINUE?? YES or NO?? NO// " </text:span><text:span text:style-name="T147">R </text:span><text:span text:style-name="T138">Q</text:span><text:line-break/><text:tab/><text:span text:style-name="T147">I </text:span><text:span text:style-name="T138">Q</text:span><text:span text:style-name="T153">'=</text:span><text:span text:style-name="T159">"YES" </text:span><text:span text:style-name="T147">Q</text:span><text:line-break/><text:line-break/><text:tab/><text:span text:style-name="T147">F <text:s/>S </text:span><text:span text:style-name="T138">I</text:span><text:span text:style-name="T153">=</text:span><text:span text:style-name="T147">$ORDER</text:span><text:span text:style-name="T153">(^VA(200,</text:span><text:span text:style-name="T138">I</text:span><text:span text:style-name="T153">)) </text:span><text:span text:style-name="T147">QUIT</text:span><text:span text:style-name="T153">:+</text:span><text:span text:style-name="T138">I</text:span><text:span text:style-name="T153">=0 </text:span><text:span text:style-name="T147">D</text:span><text:line-break/><text:tab/><text:span text:style-name="T153">. </text:span><text:span text:style-name="T147">N </text:span><text:span text:style-name="T138">X </text:span><text:span text:style-name="T147">I $G</text:span><text:span text:style-name="T153">(^VA(200,</text:span><text:span text:style-name="T138">I</text:span><text:span text:style-name="T153">,0))'=</text:span><text:span text:style-name="T159">"" </text:span><text:span text:style-name="T147">S </text:span><text:span text:style-name="T138">X</text:span><text:span text:style-name="T153">(</text:span><text:span text:style-name="T159">"A"</text:span><text:span text:style-name="T153">)=</text:span><text:span text:style-name="T147">$P</text:span><text:span text:style-name="T153">(^VA(200,</text:span><text:span text:style-name="T138">I</text:span><text:span text:style-name="T153">,0),</text:span><text:span text:style-name="T159">"^"</text:span><text:span text:style-name="T153">,3)</text:span><text:line-break/><text:tab/><text:span text:style-name="T153">. </text:span><text:span text:style-name="T147">I $G</text:span><text:span text:style-name="T153">(^VA(200,</text:span><text:span text:style-name="T138">I</text:span><text:span text:style-name="T153">,.1))'=</text:span><text:span text:style-name="T159">"" </text:span><text:span text:style-name="T147">S </text:span><text:span text:style-name="T138">X</text:span><text:span text:style-name="T153">(</text:span><text:span text:style-name="T159">"V"</text:span><text:span text:style-name="T153">)=</text:span><text:span text:style-name="T147">$P</text:span><text:span text:style-name="T153">(^VA(200,</text:span><text:span text:style-name="T138">I</text:span><text:span text:style-name="T153">,.1),</text:span><text:span text:style-name="T159">"^"</text:span><text:span text:style-name="T153">,2)</text:span><text:line-break/><text:tab/><text:span text:style-name="T153">. </text:span><text:span text:style-name="T147">I </text:span><text:span text:style-name="T138">X</text:span><text:span text:style-name="T153">(</text:span><text:span text:style-name="T159">"A"</text:span><text:span text:style-name="T153">)=</text:span><text:span text:style-name="T159">""</text:span><text:span text:style-name="T153">!(</text:span><text:span text:style-name="T138">X</text:span><text:span text:style-name="T153">(</text:span><text:span text:style-name="T159">"A"</text:span><text:span text:style-name="T153">)=</text:span><text:span text:style-name="T159">";"</text:span><text:span text:style-name="T153">) </text:span><text:span text:style-name="T147">Q</text:span><text:line-break/><text:tab/><text:span text:style-name="T153">. </text:span><text:span text:style-name="T147">N </text:span><text:span text:style-name="T138">Y </text:span><text:span text:style-name="T147">S </text:span><text:span text:style-name="T138">Y</text:span><text:span text:style-name="T153">(</text:span><text:span text:style-name="T159">"A"</text:span><text:span text:style-name="T153">)=</text:span><text:span text:style-name="T147">$$</text:span><text:span text:style-name="T177">EN</text:span><text:span text:style-name="T153">(</text:span><text:span text:style-name="T138">X</text:span><text:span text:style-name="T153">(</text:span><text:span text:style-name="T159">"A"</text:span><text:span text:style-name="T153">)) </text:span><text:line-break/><text:tab/><text:span text:style-name="T153">. </text:span><text:span text:style-name="T147">S </text:span><text:span text:style-name="T138">Y</text:span><text:span text:style-name="T153">(</text:span><text:span text:style-name="T159">"V"</text:span><text:span text:style-name="T153">)=</text:span><text:span text:style-name="T147">$$</text:span><text:span text:style-name="T177">EN</text:span><text:span text:style-name="T153">(</text:span><text:span text:style-name="T138">X</text:span><text:span text:style-name="T153">(</text:span><text:span text:style-name="T159">"V"</text:span><text:span text:style-name="T153">))</text:span><text:line-break/><text:tab/><text:span text:style-name="T153">. </text:span><text:span text:style-name="T147">S $P</text:span><text:span text:style-name="T153">(^VA(200,</text:span><text:span text:style-name="T138">I</text:span><text:span text:style-name="T153">,0),</text:span><text:span text:style-name="T159">"^"</text:span><text:span text:style-name="T153">,3)=</text:span><text:span text:style-name="T138">Y</text:span><text:span text:style-name="T153">(</text:span><text:span text:style-name="T159">"A"</text:span><text:span text:style-name="T153">),</text:span><text:span text:style-name="T147">$P</text:span><text:span text:style-name="T153">(^VA(200,</text:span><text:span text:style-name="T138">I</text:span><text:span text:style-name="T153">,.1),</text:span><text:span text:style-name="T159">"^"</text:span><text:span text:style-name="T153">,2)=</text:span><text:span text:style-name="T138">Y</text:span><text:span text:style-name="T153">(</text:span><text:span text:style-name="T159">"V"</text:span><text:span text:style-name="T153">)</text:span><text:line-break/><text:tab/><text:span text:style-name="T153">. </text:span><text:span text:style-name="T147">S </text:span><text:span text:style-name="T138">X</text:span><text:span text:style-name="T153">(</text:span><text:span text:style-name="T159">"AXREF"</text:span><text:span text:style-name="T153">)=</text:span><text:span text:style-name="T147">$QS</text:span><text:span text:style-name="T153">(</text:span><text:span text:style-name="T147">$Q</text:span><text:span text:style-name="T153">(^VA(200,</text:span><text:span text:style-name="T159">"A"</text:span><text:span text:style-name="T153">,</text:span><text:span text:style-name="T138">X</text:span><text:span text:style-name="T153">(</text:span><text:span text:style-name="T159">"A"</text:span><text:span text:style-name="T153">))),4)</text:span><text:line-break/><text:tab/><text:span text:style-name="T153">. </text:span><text:span text:style-name="T147">K </text:span><text:span text:style-name="T153">^VA(200,</text:span><text:span text:style-name="T159">"A"</text:span><text:span text:style-name="T153">,</text:span><text:span text:style-name="T138">X</text:span><text:span text:style-name="T153">(</text:span><text:span text:style-name="T159">"A"</text:span><text:span text:style-name="T153">)) </text:span><text:span text:style-name="T147">S </text:span><text:span text:style-name="T153">^VA(200,</text:span><text:span text:style-name="T159">"A"</text:span><text:span text:style-name="T153">,</text:span><text:span text:style-name="T138">Y</text:span><text:span text:style-name="T153">(</text:span><text:span text:style-name="T159">"A"</text:span><text:span text:style-name="T153">),</text:span><text:span text:style-name="T138">X</text:span><text:span text:style-name="T153">(</text:span><text:span text:style-name="T159">"AXREF"</text:span><text:span text:style-name="T153">))=+</text:span><text:span text:style-name="T147">$H</text:span><text:line-break/><text:line-break/><text:tab/><text:span text:style-name="T147">W </text:span><text:span text:style-name="T153">!!,</text:span><text:span text:style-name="T159">" * * INSTALL COMPLETED SUCCESSFULLY!! * * "</text:span><text:span text:style-name="T153">,!!</text:span><text:line-break/><text:tab/><text:span text:style-name="T147">S </text:span><text:span text:style-name="T153">^VA(200,</text:span><text:span text:style-name="T159">"XUSHSH"</text:span><text:span text:style-name="T153">)=</text:span><text:span text:style-name="T159">"BETA"</text:span><text:line-break/><text:tab/><text:span text:style-name="T147">Q</text:span> </text:p>
      <text:p text:style-name="P8"/>
      <text:p text:style-name="P8"/>
      <text:h text:style-name="P153" text:outline-level="2"><text:bookmark-start text:name="__RefHeading__8186_1836788209"/>XUSHSH <text:tab/><text:tab/>FOIA<text:bookmark-end text:name="__RefHeading__8186_1836788209"/></text:h>
      <text:p text:style-name="Text_20_body"><text:span text:style-name="T179">XUSHSH </text:span><text:span text:style-name="T165">;SF-ISC/STAFF - PASSWORD ENCRYPTION ;3/23/89 15:09 ; </text:span><text:span text:style-name="T2"><text:line-break/> </text:span><text:span text:style-name="T165">;;8.0;KERNEL;;Jul 10, 1995</text:span><text:span text:style-name="T2"><text:line-break/> </text:span><text:span text:style-name="T165">;; This is the public domain version of the VA Kernel.</text:span><text:span text:style-name="T2"><text:line-break/> </text:span><text:span text:style-name="T165">;; Use this routine for your own encryption algorithm</text:span><text:span text:style-name="T2"><text:line-break/> </text:span><text:span text:style-name="T165">;; Input in X</text:span><text:span text:style-name="T2"><text:line-break/> </text:span><text:span text:style-name="T165">;; Output in X</text:span><text:span text:style-name="T2"><text:line-break/></text:span><text:span text:style-name="T179">A </text:span><text:span text:style-name="T149">Q</text:span><text:span text:style-name="T2"><text:line-break/></text:span><text:span text:style-name="T179">EN</text:span><text:span text:style-name="T155">(X) </text:span><text:span text:style-name="T149">Q </text:span><text:span text:style-name="T141">X</text:span><text:span text:style-name="T2"> </text:span></text:p>
      <text:p text:style-name="P95"/>
      <text:h text:style-name="P147" text:outline-level="2"><text:bookmark-start text:name="__RefHeading__8190_1836788209"/><text:span text:style-name="T217">XUSHSH </text:span><text:tab/><text:tab/>vxVistA<text:bookmark-end text:name="__RefHeading__8190_1836788209"/></text:h>
      <text:p text:style-name="P101">Note: I have just barely cracked open this interesting distribution.</text:p>
      <text:p text:style-name="P101">Most striking is its use of the DSS namespaced file </text:p>
      <text:p text:style-name="P103">^VFD(21614.1,0) = VFD SUPPORTED API^21614.1^14^14</text:p>
      <text:p text:style-name="P103">XUSHSH, listed below consists of a look-up and Xecute of a field in <text:span text:style-name="T163">"ONE-WAY HASH"</text:span> an entry in that file, details below. The result is an md5 hash of X. </text:p>
      <text:p text:style-name="P103"><text:span text:style-name="T114">After copying in and compliling </text:span>^VWHSH3<text:span text:style-name="T114"> (Cache version of </text:span>XUSHSH<text:span text:style-name="T114">) and running </text:span>BUILD^VWHSH0<text:span text:style-name="T114"> to create </text:span>^VA(200,”VWHSH”)<text:span text:style-name="T114"> We were able to simply change <text:s/></text:span><text:span text:style-name="T114"><text:s/>to </text:span><text:span text:style-name="T162">"PBKDF2 HASH"</text:span><text:span text:style-name="T120"> See below for the simple entry in file VFD SUPPORTED API </text:span></text:p>
      <text:p text:style-name="P103"><text:span text:style-name="T120">Although md5 is a very old hash it is a true hash unlike WorldVista, LEGACY and therefore the only practical way of switching from </text:span><text:span text:style-name="T168">"ONE-WAY HASH"</text:span><text:span text:style-name="T10"> aka md5 to PBKDF2, </text:span><text:span text:style-name="T120">or any of the others </text:span><text:soft-page-break/><text:span text:style-name="T120">offered by this package is to enter new AC/VC. This works just fine... and is another reason to distribute test/educational/set-up versions of a distribution with passwords set to NONE.</text:span></text:p>
      <text:p text:style-name="P102"/>
      <text:p text:style-name="P101"/>
      <text:p text:style-name="P100"/>
      <text:p text:style-name="P95"><text:span text:style-name="T177">XUSHSH </text:span><text:span text:style-name="T159">;SF-ISC/STAFF - PASSWORD ENCRYPTION ;3/23/89 15:09 ; 2/16/07 9:41am</text:span><text:line-break/><text:span text:style-name="T159">;; 8.0;KERNEL;;Jul 10, 1995</text:span><text:line-break/><text:span text:style-name="T159">;; DSS Version: 1.0</text:span><text:line-break/><text:span text:style-name="T159">;</text:span><text:line-break/><text:span text:style-name="T159">;; DSS/LM  entire routine modified to support MD5 encryption</text:span><text:line-break/><text:span text:style-name="T159">;</text:span><text:line-break/><text:span text:style-name="T177">A </text:span><text:span text:style-name="T159">;;</text:span><text:line-break/><text:span text:style-name="T147">S </text:span><text:span text:style-name="T138">X</text:span><text:span text:style-name="T153">=</text:span><text:span text:style-name="T147">$$</text:span><text:span text:style-name="T177">EN</text:span><text:span text:style-name="T153">(</text:span><text:span text:style-name="T138">X</text:span><text:span text:style-name="T153">)</text:span><text:line-break/><text:span text:style-name="T147">Q</text:span><text:line-break/><text:span text:style-name="T159">;</text:span><text:line-break/><text:span text:style-name="T177">EN</text:span><text:span text:style-name="T153">(X) </text:span><text:span text:style-name="T159">;;</text:span><text:line-break/><text:span text:style-name="T147">D </text:span><text:span text:style-name="T177">X</text:span><text:span text:style-name="T153">^VFDXTX(</text:span><text:span text:style-name="T159">"ONE-WAY HASH"</text:span><text:span text:style-name="T153">) </text:span><text:span text:style-name="T147">Q </text:span><text:span text:style-name="T138">X</text:span></text:p>
      <text:p text:style-name="Text_20_body"><text:span text:style-name="T165">;;;</text:span><text:span text:style-name="T141"> Change to <text:s/></text:span><text:span text:style-name="T150">D </text:span><text:span text:style-name="T180">X</text:span><text:span text:style-name="T156">^VFDXTX(</text:span><text:span text:style-name="T166">"PBKDF2 HASH"</text:span><text:span text:style-name="T156">) </text:span><text:span text:style-name="T150">Q </text:span><text:span text:style-name="T142">X </text:span><text:span text:style-name="T2"><text:line-break/></text:span><text:span text:style-name="T165">;</text:span><text:span text:style-name="T2"><text:line-break/></text:span><text:span text:style-name="T179">UC</text:span><text:span text:style-name="T155">(X) </text:span><text:span text:style-name="T165">;;</text:span><text:span text:style-name="T2"><text:line-break/></text:span><text:span text:style-name="T149">Q $$</text:span><text:span text:style-name="T179">UP</text:span><text:span text:style-name="T155">^XLFSTR(</text:span><text:span text:style-name="T141">X</text:span><text:span text:style-name="T155">)</text:span><text:span text:style-name="T2"><text:line-break/></text:span><text:span text:style-name="T165">;</text:span><text:span text:style-name="T2"> </text:span></text:p>
      <text:p text:style-name="P95"/>
      <text:p text:style-name="P95">^VFDXTX</text:p>
      <text:p text:style-name="P100">...</text:p>
      <text:p text:style-name="P99"><text:span text:style-name="T178">X</text:span><text:span text:style-name="T154">(VFDAPI) </text:span><text:span text:style-name="T163">; Xecute an implementation-specific or supported API</text:span><text:span text:style-name="T1"><text:line-break/></text:span><text:span text:style-name="T163">; VFDAPI - req - Supported API exact name</text:span><text:span text:style-name="T1"><text:line-break/></text:span><text:span text:style-name="T163">; </text:span><text:span text:style-name="T1"><text:line-break/></text:span><text:span text:style-name="T148">Q</text:span><text:span text:style-name="T154">:'</text:span><text:span text:style-name="T148">$L</text:span><text:span text:style-name="T154">(</text:span><text:span text:style-name="T148">$G</text:span><text:span text:style-name="T154">(</text:span><text:span text:style-name="T140">VFDAPI</text:span><text:span text:style-name="T154">)) </text:span><text:span text:style-name="T148">N</text:span><text:span text:style-name="T140">VFDSIEN</text:span><text:span text:style-name="T154">,</text:span><text:span text:style-name="T140">VFDX</text:span><text:span text:style-name="T1"><text:line-break/></text:span><text:span text:style-name="T148">S </text:span><text:span text:style-name="T140">VFDSIEN</text:span><text:span text:style-name="T154">=</text:span><text:span text:style-name="T148">$O</text:span><text:span text:style-name="T154">(^VFD(21614.1,</text:span><text:span text:style-name="T163">"B"</text:span><text:span text:style-name="T154">,</text:span><text:span text:style-name="T140">VFDAPI</text:span><text:span text:style-name="T154">,0)) </text:span><text:span text:style-name="T148">Q</text:span><text:span text:style-name="T154">:'</text:span><text:span text:style-name="T140">VFDSIEN</text:span><text:span text:style-name="T1"><text:line-break/></text:span><text:span text:style-name="T163">; check for implementation specific xecute first, then check for</text:span><text:span text:style-name="T1"><text:line-break/></text:span><text:span text:style-name="T163">; supported API default xecute</text:span><text:span text:style-name="T1"><text:line-break/></text:span><text:span text:style-name="T148">S </text:span><text:span text:style-name="T140">VFDX</text:span><text:span text:style-name="T154">=</text:span><text:span text:style-name="T148">$G</text:span><text:span text:style-name="T154">(^VFD(21614,</text:span><text:span text:style-name="T140">VFDSIEN</text:span><text:span text:style-name="T154">,1))</text:span><text:span text:style-name="T1"><text:line-break/></text:span><text:span text:style-name="T148">I </text:span><text:span text:style-name="T140">VFDX</text:span><text:span text:style-name="T154">=</text:span><text:span text:style-name="T163">"" </text:span><text:span text:style-name="T148">S </text:span><text:span text:style-name="T140">VFDX</text:span><text:span text:style-name="T154">=</text:span><text:span text:style-name="T148">$G</text:span><text:span text:style-name="T154">(^VFD(21614.1,</text:span><text:span text:style-name="T140">VFDSIEN</text:span><text:span text:style-name="T154">,2))</text:span><text:span text:style-name="T1"><text:line-break/></text:span><text:span text:style-name="T148">I </text:span><text:span text:style-name="T140">VFDX</text:span><text:span text:style-name="T154">'=</text:span><text:span text:style-name="T163">"" </text:span><text:span text:style-name="T148">X </text:span><text:span text:style-name="T140">VFDX</text:span><text:span text:style-name="T1"><text:line-break/></text:span><text:span text:style-name="T148">Q</text:span><text:line-break/><text:span text:style-name="T159">;</text:span> </text:p>
      <text:p text:style-name="P96">OUTPUT FROM WHAT FILE: VFD SUPPORTED API//</text:p>
      <text:p text:style-name="P96"><text:s/></text:p>
      <text:p text:style-name="P96">NAME: <text:span text:style-name="T162">ONE-WAY HASH</text:span> <text:s text:c="21"/>APPLICATION GROUP: KERNEL SECURITY</text:p>
      <text:p text:style-name="P96"><text:soft-page-break/><text:s text:c="2"/>DATE CREATED: JAN 12, 2009 <text:s text:c="11"/>RESPONSIBLE PERSON: LLOYD</text:p>
      <text:p text:style-name="P96">SUPPORTED VARIABLE: X <text:s text:c="18"/>ALWAYS DEFINED: YES</text:p>
      <text:p text:style-name="P96"><text:s text:c="2"/>BRIEF DESCRIPTION: Unencrypted string</text:p>
      <text:p text:style-name="P96"><text:s text:c="2"/>DEFAULT XECUTE:</text:p>
      <text:p text:style-name="P96"><text:s/><text:span text:style-name="T162">S X=$$UP^XLFSTR($$MAIN^XUMF5BYT($$HEX^XUMF5AU($$MD5R^XUMF5AU(X))))</text:span></text:p>
      <text:p text:style-name="P96"><text:s/>REMARKS: Set variable X equal to a hash of the unencrypted argument X.</text:p>
      <text:p text:style-name="P96"/>
      <text:p text:style-name="P96"><text:s/>NAME: <text:span text:style-name="T162">PBKDF2 HASH</text:span> <text:s text:c="22"/>APPLICATION GROUP: KERNEL SECURITY</text:p>
      <text:p text:style-name="P96"><text:s text:c="2"/>DATE CREATED: SEP 15, 2012 <text:s text:c="11"/>RESPONSIBLE PERSON: JLZ</text:p>
      <text:p text:style-name="P96">SUPPORTED VARIABLE: X <text:s text:c="18"/>ALWAYS DEFINED: YES</text:p>
      <text:p text:style-name="P96"><text:s text:c="2"/>BRIEF DESCRIPTION: Unencrypted string</text:p>
      <text:p text:style-name="P96"><text:s text:c="2"/>DEFAULT XECUTE: <text:span text:style-name="T162">S X=$$EN^VWHSH3(X)</text:span></text:p>
      <text:p text:style-name="P96"><text:s/>REMARKS: CALLS ^VWHSH3, Cache version of XUSHSH. Uses ^VA(200,"VWHSH") to set</text:p>
      <text:p text:style-name="P96"><text:s text:c="4"/>PYTHON and PARAMS variables prior to call to OS via PIPE.</text:p>
      <text:p text:style-name="P96"><text:s text:c="4"/>Returns PBKDF2 hash of X.</text:p>
      <text:p text:style-name="P96"/>
      <text:p text:style-name="P96"><text:s/>^VFD(21614.1,1,0)="ONE-WAY HASH^1^3090112^LLOYD"</text:p>
      <text:p text:style-name="P96">^VFD(21614.1,1,1,0)="^21614.11^1^1"</text:p>
      <text:p text:style-name="P96">^VFD(21614.1,1,1,1,0)="X^1^Unencrypted string"</text:p>
      <text:p text:style-name="P96">^VFD(21614.1,1,1,"B","X",1)=""</text:p>
      <text:p text:style-name="P96">^VFD(21614.1,1,2)=</text:p>
      <text:p text:style-name="P105">"S X=$$UP^XLFSTR($$MAIN^XUMF5BYT($$HEX^XUMF5AU($$MD5R^XUMF5AU(X))))"</text:p>
      <text:p text:style-name="P96">^VFD(21614.1,1,3,0)="^21614.13^1^1^3090820^^^"</text:p>
      <text:p text:style-name="P96">^VFD(21614.1,1,3,1,0)="Set variable X equal to a hash of the unencrypted argument X."</text:p>
      <text:p text:style-name="P96"/>
      <text:p text:style-name="P96"/>
      <text:h text:style-name="P144" text:outline-level="1"><text:bookmark-start text:name="__RefHeading__45244_2144027330"/>Appendix C<text:tab/><text:tab/>Example code<text:bookmark-end text:name="__RefHeading__45244_2144027330"/></text:h>
      <text:p text:style-name="P107">These are designed to work with a copy/paste maneuver into a terminal/console, etc.</text:p>
      <text:p text:style-name="P107"/>
      <text:p text:style-name="P107">Linux </text:p>
      <text:p text:style-name="P106">SET ^VA(200,"VWHSH")="SET VWCALL=""python /home/vista/bin/xushsh.py --input=""_X XECUTE ^VA(200,""VWHSH"",""LEGACY"")"</text:p>
      <text:p text:style-name="P106">SET ^VA(200,"VWHSH",0)="KILL VWCALL SET X=$$EN^VWHSHLEG(X)"</text:p>
      <text:p text:style-name="P106">SET ^VA(200,"VWHSH","LEGACY")="KILL VWCALL SET X=$$EN^VWHSHLEG(X)"</text:p>
      <text:p text:style-name="P106">SET ^VA(200,"VWHSH","NONE")="KILL VWCALL"</text:p>
      <text:p text:style-name="P106">SET ^VA(200,"VWHSH","PBKDF2")="SET VWCALL=VWCALL_"" --hash=pbkdf2"" XECUTE ^VA(200,""VWHSH"",""SALT"")"</text:p>
      <text:p text:style-name="P105"/>
      <text:p text:style-name="P104">Windows</text:p>
      <text:p text:style-name="P106">SET ^VA(200,"VWHSH")=”Set VWCALL="”C:\Python27\python C:\Python27\xushsh.py --input="""_X_""" -h pbkdf2"”</text:p>
      <text:p text:style-name="P106">SET ^VA(200,"VWHSH",0)=”Set PARAMS=$S($L($G(XUSER(1))):$P(XUSER(1),U,2),1:"”pbkdf2$9e02741daf$10000$24$sha512$”")”</text:p>
      <text:p text:style-name="P106">SET ^VA(200,"VWHSH","LEGACY") = Set PARAMS="null",X=$$EN^VWHSHLEG(X)</text:p>
      <text:p text:style-name="P106">SET ^VA(200,"VWHSH","NONE") = Set PARAMS="null"</text:p>
      <text:p text:style-name="P106">SET ^VA(200,"VWHSH","PBKDF2") = Set PARAMS="pbkdf2$9e02741daf$10000$24$sha512$"</text:p>
      <text:p text:style-name="P106">SET ^VA(200,"VWHSH","PBKPLUS") = Set PARAMS=$S($L($G(XUSER(1))):$P(XUSER(1),U,2),1:"pbkdf2$9e02741daf$10000$24$sha5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Helvetica" svg:font-family="Helvetica, arial, freesans, clean, sans-serif"/>
    <style:font-face style:name="Mangal1" svg:font-family="Mangal"/>
    <style:font-face style:name="OpenSymbol" svg:font-family="OpenSymbol"/>
    <style:font-face style:name="sans-serif" svg:font-family="sans-serif"/>
    <style:font-face style:name="Courier 10 Pitch" svg:font-family="'Courier 10 Pitch'" style:font-pitch="fixed"/>
    <style:font-face style:name="Dark Courier1" svg:font-family="'Dark Courier'" style:font-pitch="fixed"/>
    <style:font-face style:name="Courier New" svg:font-family="'Courier New'" style:font-family-generic="modern" style:font-pitch="fixed"/>
    <style:font-face style:name="Dark Courier" svg:font-family="'Dark Courie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style style:name="MT1" style:family="text">
      <style:text-properties style:font-name="Dark Courier"/>
    </style:style>
    <style:style style:name="MT2" style:family="text">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0.7874in" fo:margin-right="0.6098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Install Notes: Robust <text:span text:style-name="MT1">^XUSHSH </text:span><text:tab/><text:a xlink:type="simple" xlink:href="#Table of Contents1|region"><text:span text:style-name="MT2">PBKDF2</text:span></text:a><text:span text:style-name="MT2"> <text:s text:c="3"/></text:span><text:span text:style-name="MT2"><text:date style:data-style-name="N84" text:date-value="2012-10-18T21:50:56.75">2012-10-18</text:date></text:span><text:span text:style-name="MT2">@</text:span><text:span text:style-name="MT2"><text:time style:data-style-name="N41" text:time-value="2012-10-18T21:50:56.75">21:49:55</text:time></text:span><text:tab/><text:page-number text:select-page="current">28</text:page-number>/<text:page-count>30</text:page-count></text:p>
      </style:footer>
    </style:master-page>
    <style:master-page style:name="Endnote"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3T19:53:26</meta:creation-date>
    <meta:editing-duration>P4DT14H21M21S</meta:editing-duration>
    <meta:editing-cycles>30</meta:editing-cycles>
    <meta:generator>LibreOffice/3.5$Windows_x86 LibreOffice_project/e0fbe70-5879838-a0745b0-0cd1158-638b327</meta:generator>
    <meta:initial-creator>JohnLeo Zimmer</meta:initial-creator>
    <dc:date>2012-10-18T21:50:56.73</dc:date>
    <meta:print-date>2012-10-02T12:45:46.76</meta:print-date>
    <meta:document-statistic meta:table-count="1" meta:image-count="0" meta:object-count="0" meta:page-count="30" meta:paragraph-count="520" meta:word-count="7083" meta:character-count="51888" meta:non-whitespace-character-count="43400"/>
  </office:meta>
</office:document-meta>
</file>